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cbdbbb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cbdbbb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solid" draw:fill-color="#efa7cd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solid" draw:fill-color="#efa7cd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6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solid" draw:fill-color="#efa7cd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18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9" style:family="graphic" style:parent-style-name="standard">
      <style:graphic-properties draw:stroke="dash" draw:stroke-dash="Dash_20_2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127cm" fo:padding-bottom="0.127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solid" draw:fill-color="#cbdbbb" draw:textarea-horizontal-align="left" draw:textarea-vertical-align="top" draw:auto-grow-height="false" fo:padding-top="0.127cm" fo:padding-bottom="0.127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solid" draw:fill-color="#e5f2a4" draw:textarea-horizontal-align="left" draw:textarea-vertical-align="top" draw:auto-grow-height="false" fo:padding-top="0.127cm" fo:padding-bottom="0.127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solid" draw:fill-color="#efa7cd" draw:textarea-horizontal-align="left" draw:textarea-vertical-align="top" draw:auto-grow-height="false" fo:padding-top="0.127cm" fo:padding-bottom="0.127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solid" draw:fill-color="#cfe7f5" draw:textarea-horizontal-align="left" draw:textarea-vertical-align="top" draw:auto-grow-height="false" fo:padding-top="0.127cm" fo:padding-bottom="0.127cm" fo:padding-left="0.25cm" fo:padding-right="0.25cm" fo:wrap-option="wrap" draw:shadow-color="#808080"/>
    </style:style>
    <style:style style:name="gr31" style:family="graphic" style:parent-style-name="standard">
      <style:graphic-properties draw:stroke="solid" svg:stroke-width="0.10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" style:family="graphic">
      <style:graphic-properties style:protect="size"/>
    </style:style>
    <style:style style:name="gr3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cbdbbb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solid" draw:fill-color="#efa7cd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solid" draw:fill-color="#efa7cd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42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End_20_9" draw:marker-end-width="0.35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43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solid" draw:fill-color="#efa7cd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47" style:family="graphic" style:parent-style-name="standard">
      <style:graphic-properties draw:stroke="solid" svg:stroke-width="0.026cm" svg:stroke-color="#000000" draw:marker-start="msArrowEnd_20_9" draw:marker-start-width="0.35cm" draw:marker-start-center="false" draw:marker-end="_39_" draw:marker-end-width="0.35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cbdbbb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cbdbbb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cbdbbb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solid" draw:fill-color="#efa7cd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solid" draw:fill-color="#efa7cd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63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68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71" style:family="graphic" style:parent-style-name="standard">
      <style:graphic-properties draw:stroke="solid" svg:stroke-width="0.053cm" svg:stroke-color="#456b4a" draw:marker-start="_35_" draw:marker-start-width="0.21cm" draw:marker-start-center="false" draw:marker-end="msArrowEnd_20_9" draw:marker-end-width="0.35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72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solid" draw:fill-color="#efa7cd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74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81" style:family="graphic" style:parent-style-name="standard">
      <style:graphic-properties draw:stroke="solid" svg:stroke-width="0.053cm" svg:stroke-color="#456b4a" draw:marker-start="_39_" draw:marker-start-width="0.35cm" draw:marker-start-center="false" draw:marker-end="msArrowEnd_20_9" draw:marker-end-width="0.35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8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cbdbbb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cbdbbb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">
      <style:graphic-properties draw:stroke="none" draw:fill="solid" draw:fill-color="#efa7cd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85" style:family="graphic" style:parent-style-name="standard" style:list-style-name="L1">
      <style:graphic-properties draw:stroke="none" draw:fill="solid" draw:fill-color="#efa7cd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86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87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88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91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92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95" style:family="graphic" style:parent-style-name="standard">
      <style:graphic-properties draw:stroke="solid" svg:stroke-width="0.053cm" svg:stroke-color="#ff0000" draw:marker-start="_35_" draw:marker-start-width="0.21cm" draw:marker-start-center="false" draw:marker-end="msArrowEnd_20_9" draw:marker-end-width="0.35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96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97" style:family="graphic" style:parent-style-name="standard" style:list-style-name="L1">
      <style:graphic-properties draw:stroke="none" draw:fill="solid" draw:fill-color="#efa7cd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98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99" style:family="graphic" style:parent-style-name="standard">
      <style:graphic-properties draw:stroke="solid" svg:stroke-width="0.053cm" svg:stroke-color="#ff0000" draw:marker-start="msArrowEnd_20_9" draw:marker-start-width="0.35cm" draw:marker-start-center="false" draw:marker-end="_39_" draw:marker-end-width="0.35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00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0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cbdbbb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cbdbbb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none" draw:fill="solid" draw:fill-color="#efa7cd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solid" draw:fill-color="#efa7cd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110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11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12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14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15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16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e5f2a4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18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19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solid" draw:fill-color="#efa7cd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22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23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24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solid" svg:stroke-width="0.026cm" svg:stroke-color="#808080" draw:marker-end="msArrowEnd_20_5" draw:marker-end-width="0.21cm" draw:marker-end-center="false" draw:stroke-linejoin="miter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28" style:family="graphic" style:parent-style-name="standard">
      <style:graphic-properties draw:stroke="solid" svg:stroke-width="0.053cm" svg:stroke-color="#000000" draw:marker-end="msArrowEnd_20_9" draw:marker-end-width="0.35cm" draw:marker-end-center="false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2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fd653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solid" draw:fill-color="#92d050" draw:textarea-horizontal-align="justify" draw:textarea-vertical-align="top" draw:auto-grow-height="false" fo:padding-top="0.127cm" fo:padding-bottom="0.127cm" fo:padding-left="0.25cm" fo:padding-right="0.25cm" fo:wrap-option="wrap" draw:shadow-color="#808080"/>
    </style:style>
    <style:style style:name="gr131" style:family="graphic" style:parent-style-name="standard" style:list-style-name="L1">
      <style:graphic-properties draw:stroke="none" draw:fill="solid" draw:fill-color="#92d050" draw:textarea-horizontal-align="left" draw:textarea-vertical-align="top" draw:auto-grow-height="false" fo:padding-top="0.127cm" fo:padding-bottom="0.127cm" fo:padding-left="0.25cm" fo:padding-right="0.25cm" fo:wrap-option="wrap" draw:shadow-color="#808080"/>
    </style:style>
    <style:style style:name="gr132" style:family="graphic" style:parent-style-name="standard" style:list-style-name="L1">
      <style:graphic-properties draw:stroke="none" draw:fill="solid" draw:fill-color="#92d050" draw:textarea-horizontal-align="left" draw:textarea-vertical-align="top" draw:auto-grow-height="false" fo:padding-top="0.127cm" fo:padding-bottom="0.127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solid" draw:fill-color="#92d050" draw:textarea-horizontal-align="left" draw:textarea-vertical-align="top" draw:auto-grow-height="false" fo:padding-top="0.127cm" fo:padding-bottom="0.127cm" fo:padding-left="0.25cm" fo:padding-right="0.25cm" fo:wrap-option="wrap" draw:shadow-color="#808080"/>
    </style:style>
    <style:style style:name="gr134" style:family="graphic" style:parent-style-name="standard" style:list-style-name="L1">
      <style:graphic-properties draw:stroke="none" draw:fill="solid" draw:fill-color="#92d050" draw:textarea-horizontal-align="left" draw:textarea-vertical-align="top" draw:auto-grow-height="false" fo:padding-top="0.127cm" fo:padding-bottom="0.127cm" fo:padding-left="0.25cm" fo:padding-right="0.25cm" fo:wrap-option="wrap" draw:shadow-color="#808080"/>
    </style:style>
    <style:style style:name="gr135" style:family="graphic" style:parent-style-name="standard" style:list-style-name="L3">
      <style:graphic-properties draw:stroke="none" draw:fill="solid" draw:fill-color="#00cc99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136" style:family="graphic" style:parent-style-name="standard" style:list-style-name="L1">
      <style:graphic-properties draw:stroke="none" draw:fill="solid" draw:fill-color="#cbecde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137" style:family="graphic" style:parent-style-name="standard" style:list-style-name="L4">
      <style:graphic-properties draw:stroke="none" draw:fill="solid" draw:fill-color="#e7f6e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138" style:family="graphic" style:parent-style-name="standard" style:list-style-name="L1">
      <style:graphic-properties draw:stroke="none" draw:fill="solid" draw:fill-color="#cbecde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3">
      <style:graphic-properties draw:stroke="none" draw:fill="solid" draw:fill-color="#00cc99" draw:textarea-horizontal-align="justify" draw:textarea-vertical-align="top" draw:auto-grow-height="false" fo:padding-top="0.127cm" fo:padding-bottom="0.127cm" fo:padding-left="0.25cm" fo:padding-right="0.25cm" fo:wrap-option="wrap" draw:shadow-color="#808080"/>
    </style:style>
    <style:style style:name="gr140" style:family="graphic" style:parent-style-name="standard" style:list-style-name="L1">
      <style:graphic-properties draw:stroke="none" draw:fill="solid" draw:fill-color="#cbecde" draw:textarea-horizontal-align="justify" draw:textarea-vertical-align="top" draw:auto-grow-height="false" fo:padding-top="0.127cm" fo:padding-bottom="0.127cm" fo:padding-left="0.25cm" fo:padding-right="0.25cm" fo:wrap-option="wrap" draw:shadow-color="#808080"/>
    </style:style>
    <style:style style:name="gr141" style:family="graphic" style:parent-style-name="standard" style:list-style-name="L4">
      <style:graphic-properties draw:stroke="none" draw:fill="solid" draw:fill-color="#e7f6ef" draw:textarea-horizontal-align="justify" draw:textarea-vertical-align="top" draw:auto-grow-height="false" fo:padding-top="0.127cm" fo:padding-bottom="0.127cm" fo:padding-left="0.25cm" fo:padding-right="0.25cm" fo:wrap-option="wrap" draw:shadow-color="#808080"/>
    </style:style>
    <style:style style:name="gr142" style:family="graphic" style:parent-style-name="standard" style:list-style-name="L1">
      <style:graphic-properties draw:stroke="none" draw:fill="solid" draw:fill-color="#cbecde" draw:textarea-horizontal-align="justify" draw:textarea-vertical-align="top" draw:auto-grow-height="false" fo:padding-top="0.127cm" fo:padding-bottom="0.127cm" fo:padding-left="0.25cm" fo:padding-right="0.25cm" fo:wrap-option="wrap" draw:shadow-color="#808080"/>
    </style:style>
    <style:style style:name="gr143" style:family="graphic" style:parent-style-name="standard" style:list-style-name="L3">
      <style:graphic-properties draw:stroke="none" draw:fill="solid" draw:fill-color="#00cc99" draw:textarea-horizontal-align="justify" draw:textarea-vertical-align="top" draw:auto-grow-height="false" fo:padding-top="0.127cm" fo:padding-bottom="0.127cm" fo:padding-left="0.25cm" fo:padding-right="0.25cm" fo:wrap-option="wrap" draw:shadow-color="#808080"/>
    </style:style>
    <style:style style:name="gr144" style:family="graphic" style:parent-style-name="standard" style:list-style-name="L1">
      <style:graphic-properties draw:stroke="none" draw:fill="solid" draw:fill-color="#cbecde" draw:textarea-horizontal-align="justify" draw:textarea-vertical-align="top" draw:auto-grow-height="false" fo:padding-top="0.127cm" fo:padding-bottom="0.127cm" fo:padding-left="0.25cm" fo:padding-right="0.25cm" fo:wrap-option="wrap" draw:shadow-color="#808080"/>
    </style:style>
    <style:style style:name="gr145" style:family="graphic" style:parent-style-name="standard" style:list-style-name="L4">
      <style:graphic-properties draw:stroke="none" draw:fill="solid" draw:fill-color="#e7f6ef" draw:textarea-horizontal-align="justify" draw:textarea-vertical-align="top" draw:auto-grow-height="false" fo:padding-top="0.127cm" fo:padding-bottom="0.127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solid" draw:fill-color="#cbecde" draw:textarea-horizontal-align="justify" draw:textarea-vertical-align="top" draw:auto-grow-height="false" fo:padding-top="0.127cm" fo:padding-bottom="0.127cm" fo:padding-left="0.25cm" fo:padding-right="0.25cm" fo:wrap-option="wrap" draw:shadow-color="#808080"/>
    </style:style>
    <style:style style:name="gr147" style:family="graphic" style:parent-style-name="standard">
      <style:graphic-properties draw:stroke="solid" svg:stroke-width="0.026cm" svg:stroke-color="#000000" draw:stroke-linejoin="miter" svg:stroke-linecap="square" draw:fill="solid" draw:fill-color="#ffd653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48" style:family="graphic" style:parent-style-name="standard">
      <style:graphic-properties draw:stroke="dash" draw:stroke-dash="Dash_20_3" svg:stroke-width="0.053cm" svg:stroke-color="#000000" draw:marker-end="msArrowEnd_20_9" draw:marker-end-width="0.35cm" draw:marker-end-center="false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49" style:family="graphic" style:parent-style-name="standard">
      <style:graphic-properties draw:stroke="dash" draw:stroke-dash="Dash_20_3" svg:stroke-width="0.053cm" svg:stroke-color="#ff0000" draw:marker-end="msArrowEnd_20_9" draw:marker-end-width="0.35cm" draw:marker-end-center="false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50" style:family="graphic" style:parent-style-name="standard">
      <style:graphic-properties svg:stroke-color="#000000" draw:textarea-vertical-align="middle"/>
    </style:style>
    <style:style style:name="gr151" style:family="graphic" style:parent-style-name="objectwithoutfill">
      <style:graphic-properties draw:fill="none" draw:textarea-vertical-align="middle"/>
    </style:style>
    <style:style style:name="gr152" style:family="graphic" style:parent-style-name="standard">
      <style:graphic-properties draw:textarea-vertical-align="middle"/>
    </style:style>
    <style:style style:name="gr153" style:family="graphic" style:parent-style-name="standard">
      <style:graphic-properties draw:textarea-vertical-align="middle"/>
    </style:style>
    <style:style style:name="gr154" style:family="graphic" style:parent-style-name="standard">
      <style:graphic-properties draw:fill="solid" draw:fill-color="#ff0000" draw:textarea-vertical-align="middle"/>
    </style:style>
    <style:style style:name="gr155" style:family="graphic" style:parent-style-name="standard">
      <style:graphic-properties draw:marker-end="Arrow" draw:textarea-vertical-align="middle"/>
    </style:style>
    <style:style style:name="gr156" style:family="graphic" style:parent-style-name="objectwithoutfill">
      <style:graphic-properties draw:stroke="dash" draw:stroke-dash="Fine_20_Dashed_20__28_var_29_"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57" style:family="graphic" style:parent-style-name="standard">
      <style:graphic-properties draw:stroke="dash" draw:stroke-dash="Ultrafine_20_2_20_Dots_20_3_20_Dashes"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158" style:family="graphic" style:parent-style-name="standard">
      <style:graphic-properties draw:stroke="dash" draw:stroke-dash="Fine_20_Dashed_20__28_var_29_"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159" style:family="graphic" style:parent-style-name="objectwithoutfill">
      <style:graphic-properties svg:stroke-width="0.051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60" style:family="graphic" style:parent-style-name="standard">
      <style:graphic-properties draw:textarea-vertical-align="top"/>
    </style:style>
    <style:style style:name="gr161" style:family="graphic" style:parent-style-name="objectwithoutfill">
      <style:graphic-properties svg:stroke-width="0.051cm" svg:stroke-color="#0066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62" style:family="graphic" style:parent-style-name="objectwithoutfill">
      <style:graphic-properties svg:stroke-width="0.051cm" svg:stroke-color="#cc00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63" style:family="graphic" style:parent-style-name="objectwithoutfill">
      <style:graphic-properties svg:stroke-width="0.051cm" svg:stroke-color="#006600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4" style:family="graphic" style:parent-style-name="objectwithoutfill">
      <style:graphic-properties svg:stroke-width="0.051cm" svg:stroke-color="#cc0000" draw:marker-start-width="0.355cm" draw:marker-end="Arrow" draw:marker-end-width="0.355cm" draw:fill="none" draw:textarea-vertical-align="middle" fo:padding-top="0.15cm" fo:padding-bottom="0.15cm" fo:padding-left="0.275cm" fo:padding-right="0.275cm" draw:shadow-offset-x="0.203cm" draw:shadow-offset-y="0.203cm"/>
    </style:style>
    <style:style style:name="gr16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</style:style>
    <style:style style:name="gr16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1.274cm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4cm"/>
    </style:style>
    <style:style style:name="pr1" style:family="presentation" style:parent-style-name="Default-notes">
      <style:graphic-properties draw:fill-color="#ffffff" fo:min-height="11.616cm"/>
    </style:style>
    <style:style style:name="co1" style:family="table-column">
      <style:table-column-properties style:column-width="3.057cm" style:use-optimal-column-width="false"/>
    </style:style>
    <style:style style:name="co2" style:family="table-column">
      <style:table-column-properties style:column-width="2.2cm" style:use-optimal-column-width="false"/>
    </style:style>
    <style:style style:name="co3" style:family="table-column">
      <style:table-column-properties style:column-width="2.459cm" style:use-optimal-column-width="false"/>
    </style:style>
    <style:style style:name="co4" style:family="table-column">
      <style:table-column-properties style:column-width="1.941cm" style:use-optimal-column-width="false"/>
    </style:style>
    <style:style style:name="ro1" style:family="table-row">
      <style:table-row-properties style:row-height="0.535cm"/>
    </style:style>
    <style:style style:name="ro2" style:family="table-row">
      <style:table-row-properties style:row-height="0.582cm"/>
    </style:style>
    <style:style style:name="ro3" style:family="table-row">
      <style:table-row-properties style:row-height="1.713cm"/>
    </style:style>
    <style:style style:name="ro4" style:family="table-row">
      <style:table-row-properties style:row-height="0.746cm"/>
    </style:style>
    <style:style style:name="ro5" style:family="table-row">
      <style:table-row-properties style:row-height="0.497cm"/>
    </style:style>
    <style:style style:name="ro6" style:family="table-row">
      <style:table-row-properties style:row-height="0.45cm"/>
    </style:style>
    <style:style style:name="ce1" style:family="table-cell">
      <style:graphic-properties draw:fill="solid" draw:fill-color="#ffcccc" style:repeat="repeat" fo:padding-top="0.102cm" fo:padding-bottom="0.051cm" fo:padding-left="0.102cm" fo:padding-right="0.102cm"/>
      <style:paragraph-properties fo:text-align="center" fo:border="0.001cm solid #000000"/>
      <style:text-properties fo:color="#666666" fo:font-size="9pt" fo:font-weight="bold" style:font-size-asian="9pt" style:font-weight-asian="bold" style:font-size-complex="9pt" style:font-weight-complex="bold"/>
    </style:style>
    <style:style style:name="ce2" style:family="table-cell">
      <style:graphic-properties draw:fill="solid" draw:fill-color="#ffcccc" style:repeat="repeat" fo:padding-top="0.1cm" fo:padding-bottom="0.1cm" fo:padding-left="0.1cm" fo:padding-right="0.1cm"/>
      <style:paragraph-properties fo:text-align="center" fo:border-left="0.001cm solid #000000" fo:border-right="0.001cm solid #000000" fo:border-top="none" fo:border-bottom="0.001cm solid #000000"/>
      <style:text-properties fo:color="#666666" fo:font-size="9pt" fo:font-weight="bold" style:font-size-asian="9pt" style:font-weight-asian="bold" style:font-size-complex="9pt" style:font-weight-complex="bold"/>
    </style:style>
    <style:style style:name="ce3" style:family="table-cell">
      <style:graphic-properties draw:fill="solid" draw:fill-color="#ffcccc" style:repeat="repeat" fo:padding-top="0.1cm" fo:padding-bottom="0.1cm" fo:padding-left="0.1cm" fo:padding-right="0.1cm"/>
      <style:paragraph-properties fo:text-align="center" fo:border="0.001cm solid #000000"/>
      <style:text-properties fo:color="#666666" fo:font-size="9pt" fo:font-weight="bold" style:font-size-asian="9pt" style:font-weight-asian="bold" style:font-size-complex="9pt" style:font-weight-complex="bold"/>
    </style:style>
    <style:style style:name="P1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2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margin-top="0cm" fo:margin-bottom="0cm" fo:line-height="102%" fo:text-align="center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text-align="center" fo:text-indent="0cm" style:writing-mode="lr-tb"/>
    </style:style>
    <style:style style:name="P8" style:family="paragraph">
      <style:paragraph-properties fo:margin-left="0cm" fo:margin-right="0cm" fo:text-align="center" fo:text-indent="0cm" style:writing-mode="lr-tb" style:font-independent-line-spacing="true"/>
    </style:style>
    <style:style style:name="P9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margin-left="0cm" fo:margin-right="0cm" fo:text-align="center" fo:text-indent="0cm" style:writing-mode="lr-tb" style:font-independent-line-spacing="true"/>
      <style:text-properties fo:font-size="16pt" style:font-size-asian="16pt" style:font-size-complex="16pt"/>
    </style:style>
    <style:style style:name="P13" style:family="paragraph">
      <style:paragraph-properties fo:margin-left="0cm" fo:margin-right="0cm" fo:line-height="93%" fo:text-align="center" fo:text-indent="0cm" style:line-break="strict" style:writing-mode="lr-tb"/>
    </style:style>
    <style:style style:name="P14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5" style:family="paragraph">
      <style:paragraph-properties fo:margin-left="0cm" fo:margin-right="0cm" fo:text-indent="0cm" style:punctuation-wrap="hanging" style:line-break="strict" style:writing-mode="lr-tb"/>
    </style:style>
    <style:style style:name="P16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style:text-properties fo:font-size="15pt" fo:font-weight="bold" style:font-size-asian="15pt" style:font-weight-asian="bold" style:font-size-complex="15pt" style:font-weight-complex="bold"/>
    </style:style>
    <style:style style:name="P21" style:family="paragraph">
      <style:paragraph-properties fo:margin-left="0cm" fo:margin-right="0cm" fo:text-align="center" fo:text-indent="0cm" style:writing-mode="lr-tb" style:font-independent-line-spacing="true"/>
      <style:text-properties fo:color="#336600" fo:font-size="20pt" style:font-size-asian="20pt" style:font-size-complex="20pt"/>
    </style:style>
    <style:style style:name="P22" style:family="paragraph">
      <style:paragraph-properties fo:text-align="center"/>
      <style:text-properties fo:color="#ccffff" fo:font-size="15pt" fo:font-weight="bold" style:font-size-asian="15pt" style:font-weight-asian="bold" style:font-size-complex="15pt" style:font-weight-complex="bold"/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P2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center"/>
      <style:text-properties fo:font-size="15pt" style:font-size-asian="15pt" style:font-size-complex="15pt"/>
    </style:style>
    <style:style style:name="P26" style:family="paragraph">
      <style:text-properties fo:font-size="11pt" fo:font-weight="bold" style:font-size-asian="11pt" style:font-weight-asian="bold" style:font-size-complex="11pt" style:font-weight-complex="bold"/>
    </style:style>
    <style:style style:name="P27" style:family="paragraph">
      <style:paragraph-properties fo:text-align="center"/>
      <style:text-properties fo:font-size="9pt" fo:font-weight="bold" style:font-size-asian="15pt" style:font-weight-asian="bold" style:font-size-complex="15pt" style:font-weight-complex="bold"/>
    </style:style>
    <style:style style:name="P28" style:family="paragraph">
      <style:text-properties fo:font-size="9pt"/>
    </style:style>
    <style:style style:name="P29" style:family="paragraph">
      <style:paragraph-properties fo:text-align="center"/>
      <style:text-properties fo:color="#ccffff" fo:font-size="9pt" fo:font-weight="bold" style:font-size-asian="15pt" style:font-weight-asian="bold" style:font-size-complex="15pt" style:font-weight-complex="bold"/>
    </style:style>
    <style:style style:name="P30" style:family="paragraph">
      <style:text-properties fo:font-size="10pt" fo:font-weight="bold" style:font-size-asian="10pt" style:font-weight-asian="bold" style:font-size-complex="10pt" style:font-weight-complex="bold"/>
    </style:style>
    <style:style style:name="P31" style:family="paragraph">
      <style:text-properties fo:font-size="9pt" fo:font-weight="bold" style:font-size-asian="9pt" style:font-weight-asian="bold" style:font-size-complex="9pt" style:font-weight-complex="bold"/>
    </style:style>
    <style:style style:name="P32" style:family="paragraph">
      <style:text-properties fo:color="#cc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3" style:family="paragraph">
      <style:text-properties fo:color="#33663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4" style:family="paragraph">
      <style:paragraph-properties fo:text-align="start"/>
    </style:style>
    <style:style style:name="P35" style:family="paragraph">
      <style:paragraph-properties fo:text-align="center"/>
      <style:text-properties fo:font-size="22pt" style:font-size-asian="22pt" style:font-size-complex="22pt"/>
    </style:style>
    <style:style style:name="P36" style:family="paragraph">
      <style:paragraph-properties fo:margin-left="0cm" fo:margin-right="0cm" fo:text-align="center" fo:text-indent="0cm" style:writing-mode="lr-tb"/>
      <style:text-properties fo:font-size="16pt" style:font-size-asian="16pt" style:font-size-complex="16pt"/>
    </style:style>
    <style:style style:name="T1" style:family="text">
      <style:text-properties fo:color="#000000" fo:font-family="Calibri" style:font-family-generic="swiss" style:font-pitch="variable" fo:language="en" fo:country="US" style:language-asian="en" style:country-asian="US" style:language-complex="en" style:country-complex="US"/>
    </style:style>
    <style:style style:name="T2" style:family="text">
      <style:text-properties fo:color="#000000" fo:font-family="Calibri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color="#456b4a" fo:font-family="Calibri" style:font-family-generic="swiss" style:font-pitch="variable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" style:family="text">
      <style:text-properties fo:color="#111111" fo:font-family="Calibri" style:font-family-generic="swiss" style:font-pitch="variable" fo:font-size="13pt" fo:language="en" fo:country="US" style:font-size-asian="13pt" style:language-asian="en" style:country-asian="US" style:font-size-complex="13pt" style:language-complex="en" style:country-complex="US"/>
    </style:style>
    <style:style style:name="T5" style:family="text">
      <style:text-properties fo:color="#111111" fo:font-family="Calibri" style:font-family-generic="swiss" style:font-pitch="variable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6" style:family="text">
      <style:text-properties fo:color="#111111" fo:font-family="Calibri" style:font-family-generic="swiss" style:font-pitch="variable" fo:font-size="13pt" fo:language="en" fo:country="US" fo:font-weight="bold" style:font-size-asian="13pt" style:language-asian="en" style:country-asian="US" style:font-weight-asian="bold" style:font-size-complex="13pt" style:language-complex="en" style:country-complex="US" style:font-weight-complex="bold"/>
    </style:style>
    <style:style style:name="T7" style:family="text">
      <style:text-properties fo:color="#111111" fo:font-family="Calibri" style:font-family-generic="swiss" style:font-pitch="variable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8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9" style:family="text">
      <style:text-properties fo:color="#000000" fo:font-family="Calibri" style:font-family-generic="swiss" style:font-pitch="variable" fo:font-size="13pt" fo:language="en" fo:country="US" style:font-size-asian="13pt" style:language-asian="en" style:country-asian="US" style:font-size-complex="13pt" style:language-complex="en" style:country-complex="US"/>
    </style:style>
    <style:style style:name="T10" style:family="text">
      <style:text-properties fo:color="#c00000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" style:family="text">
      <style:text-properties fo:font-family="Calibri" style:font-family-generic="swiss" style:font-pitch="variable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2" style:family="text">
      <style:text-properties fo:color="#000000" fo:font-family="Calibri" style:font-family-generic="swiss" style:font-pitch="variable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3" style:family="text">
      <style:text-properties fo:color="#c00000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4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5" style:family="text">
      <style:text-properties fo:font-size="11pt" fo:language="en" fo:country="US" fo:font-style="italic" fo:font-weight="bold" style:font-size-asian="11pt" style:language-asian="en" style:country-asian="US" style:font-style-asian="italic" style:font-weight-asian="bold" style:font-size-complex="11pt" style:language-complex="en" style:country-complex="US" style:font-style-complex="italic" style:font-weight-complex="bold"/>
    </style:style>
    <style:style style:name="T16" style:family="text">
      <style:text-properties fo:font-size="9pt" fo:language="en" fo:country="US" fo:font-style="italic" fo:font-weight="bold" style:font-size-asian="9pt" style:language-asian="en" style:country-asian="US" style:font-style-asian="italic" style:font-weight-asian="bold" style:font-size-complex="9pt" style:language-complex="en" style:country-complex="US" style:font-style-complex="italic" style:font-weight-complex="bold"/>
    </style:style>
    <style:style style:name="T17" style:family="text">
      <style:text-properties fo:color="#ffffff" fo:font-family="Calibri" style:font-family-generic="swiss" style:font-pitch="variable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8" style:family="text">
      <style:text-properties fo:color="#000000" fo:font-family="Calibri" style:font-family-generic="swiss" style:font-pitch="variable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9" style:family="text">
      <style:text-properties fo:color="#000000" fo:font-family="Calibri" style:font-family-generic="swiss" style:font-pitch="variable" fo:font-size="11pt" fo:language="en" fo:country="US" fo:font-style="italic" fo:font-weight="bold" style:font-size-asian="11pt" style:language-asian="en" style:country-asian="US" style:font-style-asian="italic" style:font-weight-asian="bold" style:font-size-complex="11pt" style:language-complex="en" style:country-complex="US" style:font-style-complex="italic" style:font-weight-complex="bold"/>
    </style:style>
    <style:style style:name="T20" style:family="text">
      <style:text-properties fo:color="#000000" fo:font-family="Calibri" style:font-family-generic="swiss" style:font-pitch="variable" fo:font-size="12pt" fo:language="en" fo:country="US" fo:font-style="italic" fo:font-weight="bold" style:font-size-asian="12pt" style:language-asian="en" style:country-asian="US" style:font-style-asian="italic" style:font-weight-asian="bold" style:font-size-complex="12pt" style:language-complex="en" style:country-complex="US" style:font-style-complex="italic" style:font-weight-complex="bold"/>
    </style:style>
    <style:style style:name="T21" style:family="text">
      <style:text-properties fo:color="#ffffff" fo:font-family="Calibri" style:font-family-generic="swiss" style:font-pitch="variable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2" style:family="text">
      <style:text-properties fo:color="#ff0000" fo:font-family="Calibri" style:font-family-generic="swiss" style:font-pitch="variable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3" style:family="text">
      <style:text-properties fo:color="#ff0000" fo:font-size="9pt" fo:language="en" fo:country="US" fo:font-style="italic" fo:font-weight="bold" style:font-size-asian="9pt" style:language-asian="en" style:country-asian="US" style:font-style-asian="italic" style:font-weight-asian="bold" style:font-size-complex="9pt" style:language-complex="en" style:country-complex="US" style:font-style-complex="italic" style:font-weight-complex="bold"/>
    </style:style>
    <style:style style:name="T24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5" style:family="text">
      <style:text-properties fo:font-size="15pt" fo:font-weight="bold" style:font-size-asian="15pt" style:font-weight-asian="bold" style:font-size-complex="15pt" style:font-weight-complex="bold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336600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9" style:family="text">
      <style:text-properties fo:font-size="9pt" fo:font-weight="bold" style:font-size-asian="9pt" style:font-weight-asian="bold" style:font-size-complex="9pt" style:font-weight-complex="bold"/>
    </style:style>
    <style:style style:name="T30" style:family="text">
      <style:text-properties fo:color="#666666" fo:font-size="9pt" fo:font-weight="bold" style:font-size-asian="9pt" style:font-weight-asian="bold" style:font-size-complex="9pt" style:font-weight-complex="bold"/>
    </style:style>
    <style:style style:name="T31" style:family="text">
      <style:text-properties fo:font-size="11pt" fo:font-weight="bold" style:font-size-asian="11pt" style:font-weight-asian="bold" style:font-size-complex="11pt" style:font-weight-complex="bold"/>
    </style:style>
    <style:style style:name="T32" style:family="text">
      <style:text-properties fo:font-size="9pt" fo:font-weight="bold" style:font-size-asian="15pt" style:font-weight-asian="bold" style:font-size-complex="15pt" style:font-weight-complex="bold"/>
    </style:style>
    <style:style style:name="T33" style:family="text">
      <style:text-properties fo:font-size="9pt" fo:font-weight="bold" style:font-size-asian="10pt" style:font-weight-asian="bold" style:font-size-complex="10pt" style:font-weight-complex="bold"/>
    </style:style>
    <style:style style:name="T34" style:family="text">
      <style:text-properties fo:font-size="9pt" fo:font-weight="bold" style:font-size-asian="12pt" style:font-weight-asian="bold" style:font-size-complex="12pt" style:font-weight-complex="bold"/>
    </style:style>
    <style:style style:name="T35" style:family="text">
      <style:text-properties fo:color="#336600" fo:font-size="13pt" fo:language="en" fo:country="US" fo:font-weight="bold" style:font-size-asian="13pt" style:language-asian="en" style:country-asian="US" style:font-weight-asian="bold" style:font-size-complex="13pt" style:language-complex="en" style:country-complex="US" style:font-weight-complex="bold"/>
    </style:style>
    <style:style style:name="T36" style:family="text">
      <style:text-properties fo:font-size="9pt"/>
    </style:style>
    <style:style style:name="T37" style:family="text">
      <style:text-properties fo:color="#cc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8" style:family="text">
      <style:text-properties fo:color="#33663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7pt" fo:font-weight="bold" style:font-size-asian="18pt" style:font-weight-asian="bold" style:font-size-complex="18pt" style:font-weight-complex="bold"/>
    </style:style>
    <style:style style:name="T42" style:family="text">
      <style:text-properties fo:color="#666666" fo:font-size="7pt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c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draw:custom-shape draw:name="Oval 10" draw:style-name="gr1" draw:text-style-name="P1" draw:layer="layout" svg:width="9.424cm" svg:height="5.816cm" svg:x="19.68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2" draw:text-style-name="P1" draw:layer="layout" svg:width="12.766cm" svg:height="10.107cm" svg:x="6.584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Table 6">
          <draw:custom-shape draw:style-name="gr3" draw:text-style-name="P3" draw:layer="layout" svg:width="5.212cm" svg:height="1.985cm" svg:x="5.292cm" svg:y="15.663cm">
            <text:list text:style-name="L1">
              <text:list-header>
                <text:p text:style-name="P2"><text:span text:style-name="T1">Data Files </text:span></text:p>
                <text:p text:style-name="P2"><text:span text:style-name="T2">(*.snirf, *.nirs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5.292cm" svg:y1="15.663cm" svg:x2="5.292cm" svg:y2="17.648cm">
            <text:p/>
          </draw:line>
          <draw:line draw:style-name="gr4" draw:text-style-name="P4" draw:layer="layout" svg:x1="10.504cm" svg:y1="15.663cm" svg:x2="10.504cm" svg:y2="17.648cm">
            <text:p/>
          </draw:line>
          <draw:line draw:style-name="gr4" draw:text-style-name="P4" draw:layer="layout" svg:x1="5.292cm" svg:y1="15.663cm" svg:x2="10.504cm" svg:y2="15.663cm">
            <text:p/>
          </draw:line>
          <draw:line draw:style-name="gr4" draw:text-style-name="P4" draw:layer="layout" svg:x1="5.292cm" svg:y1="17.648cm" svg:x2="10.504cm" svg:y2="17.648cm">
            <text:p/>
          </draw:line>
        </draw:g>
        <draw:g draw:name="Table 8">
          <draw:custom-shape draw:style-name="gr5" draw:text-style-name="P3" draw:layer="layout" svg:width="5.084cm" svg:height="2.972cm" svg:x="22.909cm" svg:y="15.663cm">
            <text:list text:style-name="L1">
              <text:list-header>
                <text:p text:style-name="P2"><text:span text:style-name="T1">User supplied Algorithms: <text:s/>*.m Function Fil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22.909cm" svg:y1="15.663cm" svg:x2="22.909cm" svg:y2="18.635cm">
            <text:p/>
          </draw:line>
          <draw:line draw:style-name="gr4" draw:text-style-name="P4" draw:layer="layout" svg:x1="27.993cm" svg:y1="15.663cm" svg:x2="27.993cm" svg:y2="18.635cm">
            <text:p/>
          </draw:line>
          <draw:line draw:style-name="gr4" draw:text-style-name="P4" draw:layer="layout" svg:x1="22.909cm" svg:y1="15.663cm" svg:x2="27.993cm" svg:y2="15.663cm">
            <text:p/>
          </draw:line>
          <draw:line draw:style-name="gr4" draw:text-style-name="P4" draw:layer="layout" svg:x1="22.909cm" svg:y1="18.635cm" svg:x2="27.993cm" svg:y2="18.635cm">
            <text:p/>
          </draw:line>
        </draw:g>
        <draw:custom-shape draw:name="Oval 60" draw:style-name="gr6" draw:text-style-name="P6" draw:layer="layout" svg:width="8.268cm" svg:height="3.475cm" svg:x="25.4cm" svg:y="5.715cm">
          <text:list text:style-name="L1">
            <text:list-header>
              <text:p text:style-name="P5"><text:span text:style-name="T3">ProcStreamEditGUI</text:span></text:p>
              <text:p text:style-name="P5"><text:span text:style-name="T4">Display and edit Input Argument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7" draw:text-style-name="P6" draw:layer="layout" svg:width="6.319cm" svg:height="2.805cm" svg:x="2.571cm" svg:y="1.905cm">
          <text:list text:style-name="L1">
            <text:list-header>
              <text:p text:style-name="P5"><text:span text:style-name="T3">StimEditGUI</text:span></text:p>
              <text:p text:style-name="P5"><text:span text:style-name="T4">Display and edit stimulus condi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8" draw:text-style-name="P6" draw:layer="layout" svg:width="6.182cm" svg:height="3.475cm" svg:x="0.137cm" svg:y="9.441cm">
          <text:list text:style-name="L1">
            <text:list-header>
              <text:p text:style-name="P5"><text:span text:style-name="T5"/></text:p>
              <text:p text:style-name="P5"><text:span text:style-name="T3">PlotProbe</text:span></text:p>
              <text:p text:style-name="P5"><text:span text:style-name="T4">Display HRF for all channels <text:s/>in <text:s/>flat probe space</text:span></text:p>
              <text:p text:style-name="P5"><text:span text:style-name="T4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9" draw:text-style-name="P6" draw:layer="layout" svg:width="9.088cm" svg:height="3.201cm" svg:x="19.897cm" svg:y="2.302cm">
          <text:list text:style-name="L1">
            <text:list-header>
              <text:p text:style-name="P5"><text:span text:style-name="T3">ProcStreamOptionGUI</text:span></text:p>
              <text:p text:style-name="P5"><text:span text:style-name="T4">Display and edit Input Op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10" draw:text-style-name="P6" draw:layer="layout" svg:width="3.206cm" svg:height="1.79cm" svg:x="7.801cm" svg:y="11.545cm">
          <text:list text:style-name="L1">
            <text:list-header>
              <text:p text:style-name="P5"><text:span text:style-name="T6">Load Acquired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11" draw:text-style-name="P6" draw:layer="layout" svg:width="3.599cm" svg:height="1.949cm" svg:x="20.571cm" svg:y="10.583cm">
          <text:list text:style-name="L1">
            <text:list-header>
              <text:p text:style-name="P5"><text:span text:style-name="T6">Load user function file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12" draw:text-style-name="P6" draw:layer="layout" svg:width="7.377cm" svg:height="3.157cm" svg:x="10.826cm" svg:y="1.482cm">
          <text:list text:style-name="L1">
            <text:list-header>
              <text:p text:style-name="P5"><text:span text:style-name="T3">Homer3 MainGUI</text:span></text:p>
              <text:p text:style-name="P5"><text:span text:style-name="T7">Display data, compute processing stream, display results 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13" draw:text-style-name="P6" draw:layer="layout" svg:width="3.81cm" svg:height="1.896cm" svg:x="24.765cm" svg:y="10.46cm">
          <text:list text:style-name="L1">
            <text:list-header>
              <text:p text:style-name="P5"><text:span text:style-name="T6">Find/Read users func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14" draw:text-style-name="P6" draw:layer="layout" svg:width="3.277cm" svg:height="1.146cm" svg:x="8.043cm" svg:y="7.197cm">
          <text:list text:style-name="L1">
            <text:list-header>
              <text:p text:style-name="P5"><text:span text:style-name="T6">Edit Stim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" draw:style-name="gr15" draw:text-style-name="P8" draw:layer="layout" svg:width="22.86cm" svg:height="1.277cm" svg:x="6.985cm" svg:y="0cm">
          <text:list text:style-name="L1">
            <text:list-header>
              <text:p text:style-name="P7"><text:span text:style-name="T8">Design Over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0" draw:style-name="gr16" draw:text-style-name="P6" draw:layer="layout" svg:width="4.679cm" svg:height="1.244cm" svg:x="13.948cm" svg:y="11.218cm">
          <text:list text:style-name="L1">
            <text:list-header>
              <text:p text:style-name="P5"><text:span text:style-name="T6">Save Proc Stream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Table 34">
          <draw:custom-shape draw:style-name="gr17" draw:text-style-name="P3" draw:layer="layout" svg:width="7.903cm" svg:height="1.897cm" svg:x="11.853cm" svg:y="16.095cm">
            <text:list text:style-name="L1">
              <text:list-header>
                <text:p text:style-name="P2"><text:span text:style-name="T1">Derived/Processed Data </text:span></text:p>
                <text:p text:style-name="P2"><text:span text:style-name="T9">(groupResults.mat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1.853cm" svg:y1="16.095cm" svg:x2="11.853cm" svg:y2="17.992cm">
            <text:p/>
          </draw:line>
          <draw:line draw:style-name="gr4" draw:text-style-name="P4" draw:layer="layout" svg:x1="19.756cm" svg:y1="16.095cm" svg:x2="19.756cm" svg:y2="17.992cm">
            <text:p/>
          </draw:line>
          <draw:line draw:style-name="gr4" draw:text-style-name="P4" draw:layer="layout" svg:x1="11.853cm" svg:y1="16.095cm" svg:x2="19.756cm" svg:y2="16.095cm">
            <text:p/>
          </draw:line>
          <draw:line draw:style-name="gr4" draw:text-style-name="P4" draw:layer="layout" svg:x1="11.853cm" svg:y1="17.992cm" svg:x2="19.756cm" svg:y2="17.992cm">
            <text:p/>
          </draw:line>
        </draw:g>
        <draw:custom-shape draw:name="Oval 60" draw:style-name="gr18" draw:text-style-name="P6" draw:layer="layout" svg:width="4.493cm" svg:height="1.606cm" svg:x="22.909cm" svg:y="12.532cm">
          <text:list text:style-name="L1">
            <text:list-header>
              <text:p text:style-name="P5"><text:span text:style-name="T6">Add/Edit user functi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2" draw:style-name="gr19" draw:text-style-name="P4" draw:layer="layout" svg:x1="0.212cm" svg:y1="15.24cm" svg:x2="33.708cm" svg:y2="15.24cm">
          <text:p/>
        </draw:line>
        <draw:custom-shape draw:name="Oval 60" draw:style-name="gr20" draw:text-style-name="P6" draw:layer="layout" svg:width="3.386cm" svg:height="1.57cm" svg:x="11.007cm" svg:y="12.4cm">
          <text:list text:style-name="L1">
            <text:list-header>
              <text:p text:style-name="P5"><text:span text:style-name="T6">Save Acquired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21" draw:text-style-name="P6" draw:layer="layout" svg:width="4.414cm" svg:height="1.416cm" svg:x="10.191cm" svg:y="10.314cm">
          <text:list text:style-name="L1">
            <text:list-header>
              <text:p text:style-name="P5"><text:span text:style-name="T6">Load Proc Stream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22" draw:text-style-name="P6" draw:layer="layout" svg:width="5.301cm" svg:height="1.547cm" svg:x="7.611cm" svg:y="8.767cm">
          <text:list text:style-name="L1">
            <text:list-header>
              <text:p text:style-name="P5"><text:span text:style-name="T6">Edit Proc Stream Func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9" draw:style-name="gr23" draw:text-style-name="P8" draw:layer="layout" svg:width="6.015cm" svg:height="1.108cm" svg:x="9.313cm" svg:y="5.746cm">
          <text:list text:style-name="L2">
            <text:list-header>
              <text:p text:style-name="P7"><text:span text:style-name="T10">DataT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7" draw:style-name="gr24" draw:text-style-name="P8" draw:layer="layout" svg:width="6.014cm" svg:height="1.108cm" svg:x="21.489cm" svg:y="9.269cm">
          <text:list text:style-name="L2">
            <text:list-header>
              <text:p text:style-name="P7"><text:span text:style-name="T10">FuncRegist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0" draw:style-name="gr25" draw:text-style-name="P6" draw:layer="layout" svg:width="4.516cm" svg:height="1.314cm" svg:x="12.841cm" svg:y="7.62cm">
          <text:list text:style-name="L1">
            <text:list-header>
              <text:p text:style-name="P5"><text:span text:style-name="T6">Calc Proc Stream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Table 46">
          <draw:custom-shape draw:style-name="gr26" draw:text-style-name="P10" draw:layer="layout" svg:width="3.687cm" svg:height="0.763cm" svg:x="30.18cm" svg:y="0cm">
            <text:list text:style-name="L1">
              <text:list-header>
                <text:p text:style-name="P9"><text:span text:style-name="T11">Legen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7" draw:text-style-name="P10" draw:layer="layout" svg:width="3.687cm" svg:height="1.398cm" svg:x="30.18cm" svg:y="0.763cm">
            <text:list text:style-name="L1">
              <text:list-header>
                <text:p text:style-name="P9"><text:span text:style-name="T12">Data class object loading/storing <text:s/>data from fil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8" draw:text-style-name="P10" draw:layer="layout" svg:width="3.687cm" svg:height="0.635cm" svg:x="30.18cm" svg:y="2.161cm">
            <text:list text:style-name="L1">
              <text:list-header>
                <text:p text:style-name="P9"><text:span text:style-name="T12">GUI <text:s/>objec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9" draw:text-style-name="P10" draw:layer="layout" svg:width="3.687cm" svg:height="0.635cm" svg:x="30.18cm" svg:y="2.796cm">
            <text:list text:style-name="L1">
              <text:list-header>
                <text:p text:style-name="P9"><text:span text:style-name="T12">Data fi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0" draw:text-style-name="P10" draw:layer="layout" svg:width="3.687cm" svg:height="0.635cm" svg:x="30.18cm" svg:y="3.431cm">
            <text:list text:style-name="L1">
              <text:list-header>
                <text:p text:style-name="P9"><text:span text:style-name="T12">Class metho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1" draw:text-style-name="P4" draw:layer="layout" svg:x1="30.18cm" svg:y1="0.763cm" svg:x2="33.867cm" svg:y2="0.763cm">
            <text:p/>
          </draw:line>
          <draw:line draw:style-name="gr32" draw:text-style-name="P4" draw:layer="layout" svg:x1="30.18cm" svg:y1="2.161cm" svg:x2="33.867cm" svg:y2="2.161cm">
            <text:p/>
          </draw:line>
          <draw:line draw:style-name="gr32" draw:text-style-name="P4" draw:layer="layout" svg:x1="30.18cm" svg:y1="2.796cm" svg:x2="33.867cm" svg:y2="2.796cm">
            <text:p/>
          </draw:line>
          <draw:line draw:style-name="gr32" draw:text-style-name="P4" draw:layer="layout" svg:x1="30.18cm" svg:y1="3.431cm" svg:x2="33.867cm" svg:y2="3.431cm">
            <text:p/>
          </draw:line>
          <draw:line draw:style-name="gr4" draw:text-style-name="P4" draw:layer="layout" svg:x1="30.18cm" svg:y1="0cm" svg:x2="30.18cm" svg:y2="4.066cm">
            <text:p/>
          </draw:line>
          <draw:line draw:style-name="gr4" draw:text-style-name="P4" draw:layer="layout" svg:x1="33.867cm" svg:y1="0cm" svg:x2="33.867cm" svg:y2="4.066cm">
            <text:p/>
          </draw:line>
          <draw:line draw:style-name="gr4" draw:text-style-name="P4" draw:layer="layout" svg:x1="30.18cm" svg:y1="0cm" svg:x2="33.867cm" svg:y2="0cm">
            <text:p/>
          </draw:line>
          <draw:line draw:style-name="gr4" draw:text-style-name="P4" draw:layer="layout" svg:x1="30.18cm" svg:y1="4.066cm" svg:x2="33.867cm" svg:y2="4.066cm">
            <text:p/>
          </draw:line>
        </draw:g>
        <presentation:notes draw:style-name="dp2">
          <draw:page-thumbnail draw:style-name="gr33" draw:layer="layout" svg:width="17.203cm" svg:height="9.68cm" svg:x="1.132cm" svg:y="1.962cm" draw:page-number="1" presentation:class="page"/>
          <draw:frame presentation:style-name="pr1" draw:layer="layout" svg:width="15.575cm" svg:height="11.616cm" svg:x="1.948cm" svg:y="12.263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custom-shape draw:name="Oval 10" draw:style-name="gr34" draw:text-style-name="P1" draw:layer="layout" svg:width="9.424cm" svg:height="5.816cm" svg:x="19.68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Table 6">
          <draw:custom-shape draw:style-name="gr35" draw:text-style-name="P3" draw:layer="layout" svg:width="5.212cm" svg:height="1.985cm" svg:x="5.292cm" svg:y="15.663cm">
            <text:list text:style-name="L1">
              <text:list-header>
                <text:p text:style-name="P2"><text:span text:style-name="T1">Data Files </text:span></text:p>
                <text:p text:style-name="P2"><text:span text:style-name="T2">(*.snirf, *.nirs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5.292cm" svg:y1="15.663cm" svg:x2="5.292cm" svg:y2="17.648cm">
            <text:p/>
          </draw:line>
          <draw:line draw:style-name="gr4" draw:text-style-name="P4" draw:layer="layout" svg:x1="10.504cm" svg:y1="15.663cm" svg:x2="10.504cm" svg:y2="17.648cm">
            <text:p/>
          </draw:line>
          <draw:line draw:style-name="gr4" draw:text-style-name="P4" draw:layer="layout" svg:x1="5.292cm" svg:y1="15.663cm" svg:x2="10.504cm" svg:y2="15.663cm">
            <text:p/>
          </draw:line>
          <draw:line draw:style-name="gr4" draw:text-style-name="P4" draw:layer="layout" svg:x1="5.292cm" svg:y1="17.648cm" svg:x2="10.504cm" svg:y2="17.648cm">
            <text:p/>
          </draw:line>
        </draw:g>
        <draw:g draw:name="Table 8">
          <draw:custom-shape draw:style-name="gr36" draw:text-style-name="P3" draw:layer="layout" svg:width="5.084cm" svg:height="2.972cm" svg:x="22.909cm" svg:y="15.663cm">
            <text:list text:style-name="L1">
              <text:list-header>
                <text:p text:style-name="P2"><text:span text:style-name="T1">User supplied Algorithms: <text:s/>*.m Function Fil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22.909cm" svg:y1="15.663cm" svg:x2="22.909cm" svg:y2="18.635cm">
            <text:p/>
          </draw:line>
          <draw:line draw:style-name="gr4" draw:text-style-name="P4" draw:layer="layout" svg:x1="27.993cm" svg:y1="15.663cm" svg:x2="27.993cm" svg:y2="18.635cm">
            <text:p/>
          </draw:line>
          <draw:line draw:style-name="gr4" draw:text-style-name="P4" draw:layer="layout" svg:x1="22.909cm" svg:y1="15.663cm" svg:x2="27.993cm" svg:y2="15.663cm">
            <text:p/>
          </draw:line>
          <draw:line draw:style-name="gr4" draw:text-style-name="P4" draw:layer="layout" svg:x1="22.909cm" svg:y1="18.635cm" svg:x2="27.993cm" svg:y2="18.635cm">
            <text:p/>
          </draw:line>
        </draw:g>
        <draw:custom-shape draw:name="Oval 60" draw:style-name="gr37" draw:text-style-name="P6" draw:layer="layout" svg:width="8.268cm" svg:height="3.475cm" svg:x="25.4cm" svg:y="5.715cm">
          <text:list text:style-name="L1">
            <text:list-header>
              <text:p text:style-name="P5"><text:span text:style-name="T3">ProcStreamEditGUI</text:span></text:p>
              <text:p text:style-name="P5"><text:span text:style-name="T4">Display and edit Input Argument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38" draw:text-style-name="P6" draw:layer="layout" svg:width="6.319cm" svg:height="2.805cm" svg:x="2.571cm" svg:y="1.905cm">
          <text:list text:style-name="L1">
            <text:list-header>
              <text:p text:style-name="P5"><text:span text:style-name="T3">StimEditGUI</text:span></text:p>
              <text:p text:style-name="P5"><text:span text:style-name="T4">Display and edit stimulus condi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39" draw:text-style-name="P6" draw:layer="layout" svg:width="6.182cm" svg:height="3.475cm" svg:x="0.137cm" svg:y="9.441cm">
          <text:list text:style-name="L1">
            <text:list-header>
              <text:p text:style-name="P5"><text:span text:style-name="T5"/></text:p>
              <text:p text:style-name="P5"><text:span text:style-name="T3">PlotProbe</text:span></text:p>
              <text:p text:style-name="P5"><text:span text:style-name="T4">Display HRF for all channels <text:s/>in <text:s/>flat probe space</text:span></text:p>
              <text:p text:style-name="P5"><text:span text:style-name="T4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40" draw:text-style-name="P6" draw:layer="layout" svg:width="9.088cm" svg:height="3.201cm" svg:x="19.897cm" svg:y="2.302cm">
          <text:list text:style-name="L1">
            <text:list-header>
              <text:p text:style-name="P5"><text:span text:style-name="T3">ProcStreamOptionGUI</text:span></text:p>
              <text:p text:style-name="P5"><text:span text:style-name="T4">Display and edit Input Op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41" draw:text-style-name="P6" draw:layer="layout" svg:width="3.599cm" svg:height="1.301cm" svg:x="20.571cm" svg:y="10.967cm">
          <text:list text:style-name="L1">
            <text:list-header>
              <text:p text:style-name="P5"><text:span text:style-name="T6">Load File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26" draw:style-name="gr42" draw:text-style-name="P11" draw:layer="layout" svg:width="1.804cm" svg:height="4.44cm" svg:x="22.679cm" svg:y="11.655cm">
          <text:p/>
          <draw:enhanced-geometry svg:viewBox="0 0 99660 1089498" draw:glue-points="2147483646 21766207 295637362 15352944 2147483646 5830237 2147483646 0" draw:type="non-primitive" draw:enhanced-path="M 99660 1089498 C 56696 995464 13732 901430 2383 768485 -8966 635540 23460 419911 31566 291830 39672 163749 45347 81874 51022 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Oval 60" draw:style-name="gr43" draw:text-style-name="P6" draw:layer="layout" svg:width="7.377cm" svg:height="3.157cm" svg:x="10.826cm" svg:y="1.482cm">
          <text:list text:style-name="L1">
            <text:list-header>
              <text:p text:style-name="P5"><text:span text:style-name="T3">Homer3 MainGUI</text:span></text:p>
              <text:p text:style-name="P5"><text:span text:style-name="T7">Display data, compute processing stream, display results 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44" draw:text-style-name="P6" draw:layer="layout" svg:width="2.69cm" svg:height="1.605cm" svg:x="24.805cm" svg:y="10.751cm">
          <text:list text:style-name="L1">
            <text:list-header>
              <text:p text:style-name="P5"><text:span text:style-name="T6">Find</text:span></text:p>
              <text:p text:style-name="P5"><text:span text:style-name="T6">Rea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" draw:style-name="gr15" draw:text-style-name="P8" draw:layer="layout" svg:width="22.648cm" svg:height="1.277cm" svg:x="7.832cm" svg:y="0.198cm">
          <text:list text:style-name="L1">
            <text:list-header>
              <text:p text:style-name="P7"><text:span text:style-name="T8">Design Overview – Loading and Saving Data to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Table 34">
          <draw:custom-shape draw:style-name="gr45" draw:text-style-name="P3" draw:layer="layout" svg:width="7.903cm" svg:height="1.897cm" svg:x="11.853cm" svg:y="16.095cm">
            <text:list text:style-name="L1">
              <text:list-header>
                <text:p text:style-name="P2"><text:span text:style-name="T1">Derived/Processed Data </text:span></text:p>
                <text:p text:style-name="P2"><text:span text:style-name="T9">(groupResults.mat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1.853cm" svg:y1="16.095cm" svg:x2="11.853cm" svg:y2="17.992cm">
            <text:p/>
          </draw:line>
          <draw:line draw:style-name="gr4" draw:text-style-name="P4" draw:layer="layout" svg:x1="19.756cm" svg:y1="16.095cm" svg:x2="19.756cm" svg:y2="17.992cm">
            <text:p/>
          </draw:line>
          <draw:line draw:style-name="gr4" draw:text-style-name="P4" draw:layer="layout" svg:x1="11.853cm" svg:y1="16.095cm" svg:x2="19.756cm" svg:y2="16.095cm">
            <text:p/>
          </draw:line>
          <draw:line draw:style-name="gr4" draw:text-style-name="P4" draw:layer="layout" svg:x1="11.853cm" svg:y1="17.992cm" svg:x2="19.756cm" svg:y2="17.992cm">
            <text:p/>
          </draw:line>
        </draw:g>
        <draw:custom-shape draw:name="Oval 60" draw:style-name="gr46" draw:text-style-name="P6" draw:layer="layout" svg:width="4.286cm" svg:height="1.606cm" svg:x="23.566cm" svg:y="12.532cm">
          <text:list text:style-name="L1">
            <text:list-header>
              <text:p text:style-name="P5"><text:span text:style-name="T6">Add/Edit user functi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26" draw:style-name="gr47" draw:text-style-name="P11" draw:layer="layout" svg:width="0.577cm" svg:height="2.593cm" svg:x="26.376cm" svg:y="13.423cm">
          <text:p/>
          <draw:enhanced-geometry svg:viewBox="0 0 99660 1089498" draw:mirror-horizontal="true" draw:glue-points="457743553 3191070 10945650 2250844 144984202 854752 234347386 0" draw:type="non-primitive" draw:enhanced-path="M 99660 1089498 C 56696 995464 13732 901430 2383 768485 -8966 635540 23460 419911 31566 291830 39672 163749 45347 81874 51022 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line draw:name="Straight Connector 2" draw:style-name="gr19" draw:text-style-name="P4" draw:layer="layout" svg:x1="0.212cm" svg:y1="15.452cm" svg:x2="33.708cm" svg:y2="15.452cm">
          <text:p/>
        </draw:line>
        <draw:custom-shape draw:name="TextBox 47" draw:style-name="gr48" draw:text-style-name="P12" draw:layer="layout" svg:width="7.874cm" svg:height="0.937cm" svg:x="20.32cm" svg:y="9.221cm">
          <text:list text:style-name="L2">
            <text:list-header>
              <text:p text:style-name="P7"><text:span text:style-name="T13">FuncRegistryCla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7" draw:style-name="gr49" draw:text-style-name="P1" draw:layer="layout" svg:width="12.766cm" svg:height="10.107cm" svg:x="6.584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50" draw:text-style-name="P6" draw:layer="layout" svg:width="3.206cm" svg:height="1.79cm" svg:x="7.801cm" svg:y="11.545cm">
          <text:list text:style-name="L1">
            <text:list-header>
              <text:p text:style-name="P5"><text:span text:style-name="T6">Load Acquired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51" draw:text-style-name="P6" draw:layer="layout" svg:width="3.277cm" svg:height="1.146cm" svg:x="8.043cm" svg:y="7.197cm">
          <text:list text:style-name="L1">
            <text:list-header>
              <text:p text:style-name="P5"><text:span text:style-name="T6">Edit Stim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52" draw:text-style-name="P6" draw:layer="layout" svg:width="4.679cm" svg:height="1.244cm" svg:x="13.948cm" svg:y="11.218cm">
          <text:list text:style-name="L1">
            <text:list-header>
              <text:p text:style-name="P5"><text:span text:style-name="T6">Save Proc Stream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53" draw:text-style-name="P6" draw:layer="layout" svg:width="4.414cm" svg:height="1.416cm" svg:x="10.191cm" svg:y="10.314cm">
          <text:list text:style-name="L1">
            <text:list-header>
              <text:p text:style-name="P5"><text:span text:style-name="T6">Load Proc Stream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54" draw:text-style-name="P6" draw:layer="layout" svg:width="5.301cm" svg:height="1.547cm" svg:x="7.611cm" svg:y="8.767cm">
          <text:list text:style-name="L1">
            <text:list-header>
              <text:p text:style-name="P5"><text:span text:style-name="T6">Edit Proc Stream Func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9" draw:style-name="gr55" draw:text-style-name="P12" draw:layer="layout" svg:width="6.015cm" svg:height="0.937cm" svg:x="10.313cm" svg:y="5.546cm">
          <text:list text:style-name="L2">
            <text:list-header>
              <text:p text:style-name="P7"><text:span text:style-name="T13">DataTreeCla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0" draw:style-name="gr56" draw:text-style-name="P6" draw:layer="layout" svg:width="4.516cm" svg:height="1.314cm" svg:x="12.841cm" svg:y="7.62cm">
          <text:list text:style-name="L1">
            <text:list-header>
              <text:p text:style-name="P5"><text:span text:style-name="T6">Calc Proc Stream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24" draw:style-name="gr42" draw:text-style-name="P11" draw:layer="layout" svg:width="1.137cm" svg:height="3.607cm" svg:x="7.541cm" svg:y="12.277cm">
          <text:p/>
          <draw:enhanced-geometry svg:viewBox="0 0 99660 1089498" draw:glue-points="2147483646 1085370 60424695 765573 800377040 290726 1293682777 0" draw:type="non-primitive" draw:enhanced-path="M 99660 1089498 C 56696 995464 13732 901430 2383 768485 -8966 635540 23460 419911 31566 291830 39672 163749 45347 81874 51022 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Freeform 23" draw:style-name="gr42" draw:text-style-name="P11" draw:layer="layout" svg:width="1.226cm" svg:height="4.22cm" svg:x="16.109cm" svg:y="12.316cm">
          <text:p/>
          <draw:enhanced-geometry svg:viewBox="0 0 259564 1114697" draw:glue-points="116814 0 19584 1702619 457153 2178344 724547 3204925 724547 3204925" draw:type="non-primitive" draw:enhanced-path="M 41850 0 C 14273 232954 -13304 465909 7016 592183 27336 718457 121679 670560 163770 757646 205861 844732 259564 1114697 259564 1114697 N">
            <draw:equation draw:name="f0" draw:formula=""/>
            <draw:equation draw:name="f1" draw:formula=""/>
            <draw:equation draw:name="f2" draw:formula="atan2(,-1)/(pi/180)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Freeform 23" draw:style-name="gr47" draw:text-style-name="P11" draw:layer="layout" svg:width="1.663cm" svg:height="5.437cm" svg:x="12.476cm" svg:y="10.958cm">
          <text:p/>
          <draw:enhanced-geometry svg:viewBox="0 0 259564 1114697" draw:mirror-horizontal="true" draw:glue-points="428612 0 71847 4653561 1677373 5953805 2658481 8759630 2658481 8759630" draw:type="non-primitive" draw:enhanced-path="M 41850 0 C 14273 232954 -13304 465909 7016 592183 27336 718457 121679 670560 163770 757646 205861 844732 259564 1114697 259564 1114697 N">
            <draw:equation draw:name="f0" draw:formula=""/>
            <draw:equation draw:name="f1" draw:formula=""/>
            <draw:equation draw:name="f2" draw:formula="atan2(,-1)/(pi/180)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Oval 60" draw:style-name="gr57" draw:text-style-name="P6" draw:layer="layout" svg:width="3.386cm" svg:height="1.57cm" svg:x="11.007cm" svg:y="12.4cm">
          <text:list text:style-name="L1">
            <text:list-header>
              <text:p text:style-name="P5"><text:span text:style-name="T6">Save Acquired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23" draw:style-name="gr42" draw:text-style-name="P11" draw:layer="layout" svg:width="2.116cm" svg:height="3.58cm" svg:x="9.737cm" svg:y="12.956cm">
          <text:p/>
          <draw:enhanced-geometry svg:viewBox="0 0 259564 1114697" draw:mirror-horizontal="true" draw:glue-points="2573128 0 431330 695564 10069703 889911 15959597 1309293 15959597 1309293" draw:type="non-primitive" draw:enhanced-path="M 41850 0 C 14273 232954 -13304 465909 7016 592183 27336 718457 121679 670560 163770 757646 205861 844732 259564 1114697 259564 1114697 N">
            <draw:equation draw:name="f0" draw:formula=""/>
            <draw:equation draw:name="f1" draw:formula=""/>
            <draw:equation draw:name="f2" draw:formula="atan2(,-1)/(pi/180)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presentation:notes draw:style-name="dp2">
          <draw:page-thumbnail draw:style-name="gr33" draw:layer="layout" svg:width="17.203cm" svg:height="9.68cm" svg:x="1.132cm" svg:y="1.962cm" draw:page-number="2" presentation:class="page"/>
          <draw:frame presentation:style-name="pr1" draw:layer="layout" svg:width="15.575cm" svg:height="11.616cm" svg:x="1.948cm" svg:y="12.263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custom-shape draw:name="Oval 10" draw:style-name="gr58" draw:text-style-name="P1" draw:layer="layout" svg:width="9.424cm" svg:height="5.816cm" svg:x="19.68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59" draw:text-style-name="P1" draw:layer="layout" svg:width="12.766cm" svg:height="10.107cm" svg:x="6.584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Table 6">
          <draw:custom-shape draw:style-name="gr60" draw:text-style-name="P3" draw:layer="layout" svg:width="5.212cm" svg:height="1.985cm" svg:x="5.292cm" svg:y="15.663cm">
            <text:list text:style-name="L1">
              <text:list-header>
                <text:p text:style-name="P2"><text:span text:style-name="T1">Data Files </text:span></text:p>
                <text:p text:style-name="P2"><text:span text:style-name="T2">(*.snirf, *.nirs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5.292cm" svg:y1="15.663cm" svg:x2="5.292cm" svg:y2="17.648cm">
            <text:p/>
          </draw:line>
          <draw:line draw:style-name="gr4" draw:text-style-name="P4" draw:layer="layout" svg:x1="10.504cm" svg:y1="15.663cm" svg:x2="10.504cm" svg:y2="17.648cm">
            <text:p/>
          </draw:line>
          <draw:line draw:style-name="gr4" draw:text-style-name="P4" draw:layer="layout" svg:x1="5.292cm" svg:y1="15.663cm" svg:x2="10.504cm" svg:y2="15.663cm">
            <text:p/>
          </draw:line>
          <draw:line draw:style-name="gr4" draw:text-style-name="P4" draw:layer="layout" svg:x1="5.292cm" svg:y1="17.648cm" svg:x2="10.504cm" svg:y2="17.648cm">
            <text:p/>
          </draw:line>
        </draw:g>
        <draw:g draw:name="Table 8">
          <draw:custom-shape draw:style-name="gr61" draw:text-style-name="P3" draw:layer="layout" svg:width="5.084cm" svg:height="2.972cm" svg:x="22.909cm" svg:y="15.663cm">
            <text:list text:style-name="L1">
              <text:list-header>
                <text:p text:style-name="P2"><text:span text:style-name="T1">User supplied Algorithms: <text:s/>*.m Function Fil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22.909cm" svg:y1="15.663cm" svg:x2="22.909cm" svg:y2="18.635cm">
            <text:p/>
          </draw:line>
          <draw:line draw:style-name="gr4" draw:text-style-name="P4" draw:layer="layout" svg:x1="27.993cm" svg:y1="15.663cm" svg:x2="27.993cm" svg:y2="18.635cm">
            <text:p/>
          </draw:line>
          <draw:line draw:style-name="gr4" draw:text-style-name="P4" draw:layer="layout" svg:x1="22.909cm" svg:y1="15.663cm" svg:x2="27.993cm" svg:y2="15.663cm">
            <text:p/>
          </draw:line>
          <draw:line draw:style-name="gr4" draw:text-style-name="P4" draw:layer="layout" svg:x1="22.909cm" svg:y1="18.635cm" svg:x2="27.993cm" svg:y2="18.635cm">
            <text:p/>
          </draw:line>
        </draw:g>
        <draw:custom-shape draw:name="Oval 60" draw:style-name="gr62" draw:text-style-name="P6" draw:layer="layout" svg:width="8.268cm" svg:height="3.475cm" svg:x="25.4cm" svg:y="5.715cm">
          <text:list text:style-name="L1">
            <text:list-header>
              <text:p text:style-name="P5"><text:span text:style-name="T3">ProcStreamEditGUI</text:span></text:p>
              <text:p text:style-name="P5"><text:span text:style-name="T4">Display and edit Input Argument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63" draw:text-style-name="P6" draw:layer="layout" svg:width="6.319cm" svg:height="2.805cm" svg:x="2.571cm" svg:y="1.905cm">
          <text:list text:style-name="L1">
            <text:list-header>
              <text:p text:style-name="P5"><text:span text:style-name="T3">StimEditGUI</text:span></text:p>
              <text:p text:style-name="P5"><text:span text:style-name="T4">Display and edit stimulus condi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64" draw:text-style-name="P6" draw:layer="layout" svg:width="6.182cm" svg:height="3.475cm" svg:x="0.137cm" svg:y="9.441cm">
          <text:list text:style-name="L1">
            <text:list-header>
              <text:p text:style-name="P5"><text:span text:style-name="T5"/></text:p>
              <text:p text:style-name="P5"><text:span text:style-name="T3">PlotProbe</text:span></text:p>
              <text:p text:style-name="P5"><text:span text:style-name="T4">Display HRF for all channels <text:s/>in <text:s/>flat probe space</text:span></text:p>
              <text:p text:style-name="P5"><text:span text:style-name="T4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65" draw:text-style-name="P6" draw:layer="layout" svg:width="9.088cm" svg:height="3.201cm" svg:x="19.897cm" svg:y="2.302cm">
          <text:list text:style-name="L1">
            <text:list-header>
              <text:p text:style-name="P5"><text:span text:style-name="T3">ProcStreamOptionGUI</text:span></text:p>
              <text:p text:style-name="P5"><text:span text:style-name="T4">Display and edit Input Op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66" draw:text-style-name="P6" draw:layer="layout" svg:width="3.206cm" svg:height="1.552cm" svg:x="7.801cm" svg:y="11.783cm">
          <text:list text:style-name="L1">
            <text:list-header>
              <text:p text:style-name="P5"><text:span text:style-name="T6">Load Acquired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67" draw:text-style-name="P6" draw:layer="layout" svg:width="3.599cm" svg:height="1.301cm" svg:x="20.571cm" svg:y="10.967cm">
          <text:list text:style-name="L1">
            <text:list-header>
              <text:p text:style-name="P5"><text:span text:style-name="T6">Load File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68" draw:text-style-name="P6" draw:layer="layout" svg:width="7.377cm" svg:height="3.157cm" svg:x="10.826cm" svg:y="1.482cm">
          <text:list text:style-name="L1">
            <text:list-header>
              <text:p text:style-name="P5"><text:span text:style-name="T3">Homer3 (MainGUI)</text:span></text:p>
              <text:p text:style-name="P5"><text:span text:style-name="T7">Display data, compute processing stream, display results 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69" draw:text-style-name="P6" draw:layer="layout" svg:width="2.69cm" svg:height="1.605cm" svg:x="24.805cm" svg:y="10.751cm">
          <text:list text:style-name="L1">
            <text:list-header>
              <text:p text:style-name="P5"><text:span text:style-name="T6">Find</text:span></text:p>
              <text:p text:style-name="P5"><text:span text:style-name="T6">Rea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70" draw:text-style-name="P6" draw:layer="layout" svg:width="3.277cm" svg:height="1.147cm" svg:x="8.043cm" svg:y="6.985cm">
          <text:list text:style-name="L1">
            <text:list-header>
              <text:p text:style-name="P5"><text:span text:style-name="T6">Edit Stim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44" draw:style-name="gr71" draw:text-style-name="P11" draw:layer="layout" svg:width="4.268cm" svg:height="3.122cm" svg:x="26.882cm" svg:y="8.608cm">
          <text:p/>
          <draw:enhanced-geometry svg:viewBox="0 0 1634247 840524" draw:glue-points="0 2349653 58468 2349653 78514 1650354 81298 447555 93550 0" draw:type="non-primitive" draw:enhanced-path="M 0 817123 C 396402 837389 792804 857655 1021404 817123 1250004 776591 1305128 684179 1371600 573932 1438072 463685 1376464 251298 1420238 155643 1464012 59988 1549129 29994 1634247 0 N">
            <draw:equation draw:name="f0" draw:formula="30691-12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</draw:enhanced-geometry>
        </draw:custom-shape>
        <draw:custom-shape draw:name="TextBox 1" draw:style-name="gr15" draw:text-style-name="P8" draw:layer="layout" svg:width="23.706cm" svg:height="1.108cm" svg:x="5.927cm" svg:y="0.198cm">
          <text:list text:style-name="L1">
            <text:list-header>
              <text:p text:style-name="P7"><text:span text:style-name="T14">Design Overview – Loading data from Data Classes to GUI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0" draw:style-name="gr72" draw:text-style-name="P6" draw:layer="layout" svg:width="4.803cm" svg:height="1.244cm" svg:x="14.027cm" svg:y="11.218cm">
          <text:list text:style-name="L1">
            <text:list-header>
              <text:p text:style-name="P5"><text:span text:style-name="T6">Save Proc Stream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Table 34">
          <draw:custom-shape draw:style-name="gr73" draw:text-style-name="P3" draw:layer="layout" svg:width="7.903cm" svg:height="1.897cm" svg:x="11.853cm" svg:y="16.095cm">
            <text:list text:style-name="L1">
              <text:list-header>
                <text:p text:style-name="P2"><text:span text:style-name="T1">Derived/Processed Data </text:span></text:p>
                <text:p text:style-name="P2"><text:span text:style-name="T9">(groupResults.mat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1.853cm" svg:y1="16.095cm" svg:x2="11.853cm" svg:y2="17.992cm">
            <text:p/>
          </draw:line>
          <draw:line draw:style-name="gr4" draw:text-style-name="P4" draw:layer="layout" svg:x1="19.756cm" svg:y1="16.095cm" svg:x2="19.756cm" svg:y2="17.992cm">
            <text:p/>
          </draw:line>
          <draw:line draw:style-name="gr4" draw:text-style-name="P4" draw:layer="layout" svg:x1="11.853cm" svg:y1="16.095cm" svg:x2="19.756cm" svg:y2="16.095cm">
            <text:p/>
          </draw:line>
          <draw:line draw:style-name="gr4" draw:text-style-name="P4" draw:layer="layout" svg:x1="11.853cm" svg:y1="17.992cm" svg:x2="19.756cm" svg:y2="17.992cm">
            <text:p/>
          </draw:line>
        </draw:g>
        <draw:custom-shape draw:name="Oval 60" draw:style-name="gr74" draw:text-style-name="P6" draw:layer="layout" svg:width="3.232cm" svg:height="1.606cm" svg:x="24.17cm" svg:y="12.532cm">
          <text:list text:style-name="L1">
            <text:list-header>
              <text:p text:style-name="P5"><text:span text:style-name="T6">Add/Edi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2" draw:style-name="gr19" draw:text-style-name="P4" draw:layer="layout" svg:x1="0.212cm" svg:y1="15.452cm" svg:x2="33.708cm" svg:y2="15.452cm">
          <text:p/>
        </draw:line>
        <draw:custom-shape draw:name="Oval 60" draw:style-name="gr75" draw:text-style-name="P6" draw:layer="layout" svg:width="3.14cm" svg:height="1.57cm" svg:x="11.042cm" svg:y="12.188cm">
          <text:list text:style-name="L1">
            <text:list-header>
              <text:p text:style-name="P5"><text:span text:style-name="T6">Save Acquired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76" draw:text-style-name="P6" draw:layer="layout" svg:width="4.767cm" svg:height="1.416cm" svg:x="10.05cm" svg:y="10.314cm">
          <text:list text:style-name="L1">
            <text:list-header>
              <text:p text:style-name="P5"><text:span text:style-name="T6">Load Proc Stream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77" draw:text-style-name="P6" draw:layer="layout" svg:width="5.419cm" svg:height="1.781cm" svg:x="7.197cm" svg:y="8.467cm">
          <text:list text:style-name="L1">
            <text:list-header>
              <text:p text:style-name="P5"><text:span text:style-name="T6">Edit Proc StreamFunc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70" draw:style-name="gr71" draw:text-style-name="P11" draw:layer="layout" svg:width="2.492cm" svg:height="7.077cm" svg:x="13.78cm" svg:y="4.022cm">
          <text:p/>
          <draw:enhanced-geometry svg:viewBox="0 0 905700 2091446" draw:glue-points="0 5946298 835000 3401835 731798 912685 713036 0" draw:type="non-primitive" draw:enhanced-path="M 0 2091446 C 369650 1791510 739301 1491574 865761 1196502 992221 901430 779833 520429 758757 321012 737681 121595 738491 60797 739302 0 N">
            <draw:equation draw:name="f0" draw:formula="-5706-31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Freeform 57" draw:style-name="gr71" draw:text-style-name="P11" draw:layer="layout" svg:width="12.669cm" svg:height="3.161cm" svg:x="14.08cm" svg:y="8.057cm">
          <text:p/>
          <draw:enhanced-geometry svg:viewBox="0 0 4562272 1020377" draw:glue-points="0 1581759 1921986 616670 3533350 375396 4339031 43649 4552586 13486" draw:type="non-primitive" draw:enhanced-path="M 0 1020377 C 667965 773943 1335931 527509 1926076 397807 2516221 268105 3137170 303773 3540868 242165 3944566 180557 4178029 67067 4348263 28156 4518497 -10755 4540384 -1027 4562272 8701 N">
            <draw:equation draw:name="f0" draw:formula="-28199-15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</draw:enhanced-geometry>
        </draw:custom-shape>
        <draw:custom-shape draw:name="Freeform 47" draw:style-name="gr71" draw:text-style-name="P11" draw:layer="layout" svg:width="8.066cm" svg:height="6.301cm" svg:x="14.027cm" svg:y="4.71cm">
          <text:p/>
          <draw:enhanced-geometry svg:viewBox="0 0 2519464 2266544" draw:glue-points="0 2281965 4177260 1380932 6871293 587631 7839935 0" draw:type="non-primitive" draw:enhanced-path="M 0 2266544 C 487193 1959312 974387 1652081 1342417 1371600 1710447 1091119 2012005 812259 2208179 583659 2404353 355059 2461908 177529 2519464 0 N">
            <draw:equation draw:name="f0" draw:formula="-27216-34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*27379/"/>
            <draw:equation draw:name="f8" draw:formula=""/>
            <draw:equation draw:name="f9" draw:formula=""/>
          </draw:enhanced-geometry>
        </draw:custom-shape>
        <draw:custom-shape draw:name="TextBox 9" draw:style-name="gr78" draw:text-style-name="P8" draw:layer="layout" svg:width="6.015cm" svg:height="1.108cm" svg:x="9.313cm" svg:y="5.746cm">
          <text:list text:style-name="L2">
            <text:list-header>
              <text:p text:style-name="P7"><text:span text:style-name="T10">DataT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7" draw:style-name="gr79" draw:text-style-name="P8" draw:layer="layout" svg:width="6.014cm" svg:height="1.108cm" svg:x="21.489cm" svg:y="9.269cm">
          <text:list text:style-name="L2">
            <text:list-header>
              <text:p text:style-name="P7"><text:span text:style-name="T10">FuncRegist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0" draw:style-name="gr80" draw:text-style-name="P6" draw:layer="layout" svg:width="5.341cm" svg:height="1.314cm" svg:x="11.994cm" svg:y="7.62cm">
          <text:list text:style-name="L1">
            <text:list-header>
              <text:p text:style-name="P5"><text:span text:style-name="T6">Calc Proc Stream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53" draw:style-name="gr71" draw:text-style-name="P11" draw:layer="layout" svg:width="4.679cm" svg:height="0.578cm" svg:x="5.825cm" svg:y="11.346cm">
          <text:p/>
          <draw:enhanced-geometry svg:viewBox="0 0 1079770 168112" draw:glue-points="71978005 0 27883358 174857 0 92572" draw:type="non-primitive" draw:enhanced-path="M 1079770 0 C 839010 75389 598251 150779 418289 165370 238327 179961 119163 133755 0 87549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22013-1"/>
          </draw:enhanced-geometry>
        </draw:custom-shape>
        <draw:custom-shape draw:name="Freeform 60" draw:style-name="gr81" draw:text-style-name="P11" draw:layer="layout" svg:width="6.015cm" svg:height="6.425cm" svg:x="4.423cm" svg:y="4.498cm">
          <text:p/>
          <draw:enhanced-geometry svg:viewBox="0 0 2453909 2110902" draw:glue-points="1527001 4875382 504000 4201367 68166 1190763 7634 0" draw:type="non-primitive" draw:enhanced-path="M 2453909 2110902 C 1827286 2097932 1200663 2084962 809935 1819073 419207 1553184 242488 818745 109543 515566 -23402 212387 -5568 106193 12267 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presentation:notes draw:style-name="dp2">
          <draw:page-thumbnail draw:style-name="gr33" draw:layer="layout" svg:width="17.203cm" svg:height="9.68cm" svg:x="1.132cm" svg:y="1.962cm" draw:page-number="3" presentation:class="page"/>
          <draw:frame presentation:style-name="pr1" draw:layer="layout" svg:width="15.575cm" svg:height="11.616cm" svg:x="1.948cm" svg:y="12.263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custom-shape draw:name="Oval 10" draw:style-name="gr82" draw:text-style-name="P1" draw:layer="layout" svg:width="9.424cm" svg:height="5.816cm" svg:x="19.68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83" draw:text-style-name="P1" draw:layer="layout" svg:width="12.766cm" svg:height="10.107cm" svg:x="6.584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Table 6">
          <draw:custom-shape draw:style-name="gr84" draw:text-style-name="P3" draw:layer="layout" svg:width="5.212cm" svg:height="1.985cm" svg:x="5.292cm" svg:y="15.663cm">
            <text:list text:style-name="L1">
              <text:list-header>
                <text:p text:style-name="P2"><text:span text:style-name="T1">Data Files </text:span></text:p>
                <text:p text:style-name="P2"><text:span text:style-name="T2">(*.snirf, *.nirs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5.292cm" svg:y1="15.663cm" svg:x2="5.292cm" svg:y2="17.648cm">
            <text:p/>
          </draw:line>
          <draw:line draw:style-name="gr4" draw:text-style-name="P4" draw:layer="layout" svg:x1="10.504cm" svg:y1="15.663cm" svg:x2="10.504cm" svg:y2="17.648cm">
            <text:p/>
          </draw:line>
          <draw:line draw:style-name="gr4" draw:text-style-name="P4" draw:layer="layout" svg:x1="5.292cm" svg:y1="15.663cm" svg:x2="10.504cm" svg:y2="15.663cm">
            <text:p/>
          </draw:line>
          <draw:line draw:style-name="gr4" draw:text-style-name="P4" draw:layer="layout" svg:x1="5.292cm" svg:y1="17.648cm" svg:x2="10.504cm" svg:y2="17.648cm">
            <text:p/>
          </draw:line>
        </draw:g>
        <draw:g draw:name="Table 8">
          <draw:custom-shape draw:style-name="gr85" draw:text-style-name="P3" draw:layer="layout" svg:width="5.084cm" svg:height="2.972cm" svg:x="22.909cm" svg:y="15.663cm">
            <text:list text:style-name="L1">
              <text:list-header>
                <text:p text:style-name="P2"><text:span text:style-name="T1">User supplied Algorithms: <text:s/>*.m Function Fil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22.909cm" svg:y1="15.663cm" svg:x2="22.909cm" svg:y2="18.635cm">
            <text:p/>
          </draw:line>
          <draw:line draw:style-name="gr4" draw:text-style-name="P4" draw:layer="layout" svg:x1="27.993cm" svg:y1="15.663cm" svg:x2="27.993cm" svg:y2="18.635cm">
            <text:p/>
          </draw:line>
          <draw:line draw:style-name="gr4" draw:text-style-name="P4" draw:layer="layout" svg:x1="22.909cm" svg:y1="15.663cm" svg:x2="27.993cm" svg:y2="15.663cm">
            <text:p/>
          </draw:line>
          <draw:line draw:style-name="gr4" draw:text-style-name="P4" draw:layer="layout" svg:x1="22.909cm" svg:y1="18.635cm" svg:x2="27.993cm" svg:y2="18.635cm">
            <text:p/>
          </draw:line>
        </draw:g>
        <draw:custom-shape draw:name="Oval 60" draw:style-name="gr86" draw:text-style-name="P6" draw:layer="layout" svg:width="8.268cm" svg:height="3.475cm" svg:x="25.4cm" svg:y="5.715cm">
          <text:list text:style-name="L1">
            <text:list-header>
              <text:p text:style-name="P5"><text:span text:style-name="T3">ProcStreamEditGUI</text:span></text:p>
              <text:p text:style-name="P5"><text:span text:style-name="T4">Display and edit Input Argument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87" draw:text-style-name="P6" draw:layer="layout" svg:width="6.319cm" svg:height="2.805cm" svg:x="2.571cm" svg:y="1.905cm">
          <text:list text:style-name="L1">
            <text:list-header>
              <text:p text:style-name="P5"><text:span text:style-name="T3">StimEditGUI</text:span></text:p>
              <text:p text:style-name="P5"><text:span text:style-name="T4">Display and edit stimulus condi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88" draw:text-style-name="P6" draw:layer="layout" svg:width="6.182cm" svg:height="3.475cm" svg:x="0.137cm" svg:y="9.441cm">
          <text:list text:style-name="L1">
            <text:list-header>
              <text:p text:style-name="P5"><text:span text:style-name="T5"/></text:p>
              <text:p text:style-name="P5"><text:span text:style-name="T3">PlotProbe</text:span></text:p>
              <text:p text:style-name="P5"><text:span text:style-name="T4">Display HRF for all channels <text:s/>in <text:s/>flat probe space</text:span></text:p>
              <text:p text:style-name="P5"><text:span text:style-name="T4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89" draw:text-style-name="P6" draw:layer="layout" svg:width="9.088cm" svg:height="3.201cm" svg:x="19.897cm" svg:y="2.302cm">
          <text:list text:style-name="L1">
            <text:list-header>
              <text:p text:style-name="P5"><text:span text:style-name="T3">ProcStreamOptionGUI</text:span></text:p>
              <text:p text:style-name="P5"><text:span text:style-name="T4">Display and edit Input Op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90" draw:text-style-name="P6" draw:layer="layout" svg:width="3.206cm" svg:height="1.552cm" svg:x="7.801cm" svg:y="11.783cm">
          <text:list text:style-name="L1">
            <text:list-header>
              <text:p text:style-name="P5"><text:span text:style-name="T6">Load Acquired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91" draw:text-style-name="P6" draw:layer="layout" svg:width="3.599cm" svg:height="1.301cm" svg:x="20.571cm" svg:y="10.967cm">
          <text:list text:style-name="L1">
            <text:list-header>
              <text:p text:style-name="P5"><text:span text:style-name="T6">Load File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92" draw:text-style-name="P6" draw:layer="layout" svg:width="7.377cm" svg:height="3.157cm" svg:x="10.826cm" svg:y="1.482cm">
          <text:list text:style-name="L1">
            <text:list-header>
              <text:p text:style-name="P5"><text:span text:style-name="T3">Homer3 (MainGUI)</text:span></text:p>
              <text:p text:style-name="P5"><text:span text:style-name="T7">Display data, compute processing stream, display results 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93" draw:text-style-name="P6" draw:layer="layout" svg:width="2.69cm" svg:height="1.605cm" svg:x="24.805cm" svg:y="10.751cm">
          <text:list text:style-name="L1">
            <text:list-header>
              <text:p text:style-name="P5"><text:span text:style-name="T6">Find</text:span></text:p>
              <text:p text:style-name="P5"><text:span text:style-name="T6">Rea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94" draw:text-style-name="P6" draw:layer="layout" svg:width="3.277cm" svg:height="1.146cm" svg:x="8.043cm" svg:y="7.197cm">
          <text:list text:style-name="L1">
            <text:list-header>
              <text:p text:style-name="P5"><text:span text:style-name="T6">Edit Stim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59" draw:style-name="gr95" draw:text-style-name="P11" draw:layer="layout" svg:width="2.981cm" svg:height="3.541cm" svg:x="5.825cm" svg:y="4.392cm">
          <text:p/>
          <draw:enhanced-geometry svg:viewBox="0 0 1468877 1663429" draw:glue-points="0 0 25353 340515 87006 515291" draw:type="non-primitive" draw:enhanced-path="M 0 0 C 91602 410993 183204 821987 428017 1099225 672830 1376463 1070853 1519946 1468877 1663429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16,)"/>
            <draw:equation draw:name="f6" draw:formula=""/>
          </draw:enhanced-geometry>
        </draw:custom-shape>
        <draw:custom-shape draw:name="TextBox 1" draw:style-name="gr15" draw:text-style-name="P8" draw:layer="layout" svg:width="22.86cm" svg:height="1.108cm" svg:x="6.985cm" svg:y="0.198cm">
          <text:list text:style-name="L1">
            <text:list-header>
              <text:p text:style-name="P7"><text:span text:style-name="T14">Design Overview – GUIs editing data in data class 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0" draw:style-name="gr96" draw:text-style-name="P6" draw:layer="layout" svg:width="5.283cm" svg:height="1.244cm" svg:x="13.547cm" svg:y="11.218cm">
          <text:list text:style-name="L1">
            <text:list-header>
              <text:p text:style-name="P5"><text:span text:style-name="T6">Save Proc Stream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Table 34">
          <draw:custom-shape draw:style-name="gr97" draw:text-style-name="P3" draw:layer="layout" svg:width="7.903cm" svg:height="1.897cm" svg:x="11.853cm" svg:y="16.095cm">
            <text:list text:style-name="L1">
              <text:list-header>
                <text:p text:style-name="P2"><text:span text:style-name="T1">Derived/Processed Data </text:span></text:p>
                <text:p text:style-name="P2"><text:span text:style-name="T9">(groupResults.mat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1.853cm" svg:y1="16.095cm" svg:x2="11.853cm" svg:y2="17.992cm">
            <text:p/>
          </draw:line>
          <draw:line draw:style-name="gr4" draw:text-style-name="P4" draw:layer="layout" svg:x1="19.756cm" svg:y1="16.095cm" svg:x2="19.756cm" svg:y2="17.992cm">
            <text:p/>
          </draw:line>
          <draw:line draw:style-name="gr4" draw:text-style-name="P4" draw:layer="layout" svg:x1="11.853cm" svg:y1="16.095cm" svg:x2="19.756cm" svg:y2="16.095cm">
            <text:p/>
          </draw:line>
          <draw:line draw:style-name="gr4" draw:text-style-name="P4" draw:layer="layout" svg:x1="11.853cm" svg:y1="17.992cm" svg:x2="19.756cm" svg:y2="17.992cm">
            <text:p/>
          </draw:line>
        </draw:g>
        <draw:custom-shape draw:name="Oval 60" draw:style-name="gr98" draw:text-style-name="P6" draw:layer="layout" svg:width="3.232cm" svg:height="1.606cm" svg:x="24.17cm" svg:y="12.532cm">
          <text:list text:style-name="L1">
            <text:list-header>
              <text:p text:style-name="P5"><text:span text:style-name="T6">Add/Edi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44" draw:style-name="gr99" draw:text-style-name="P11" draw:layer="layout" svg:width="4.948cm" svg:height="5.151cm" svg:x="26.802cm" svg:y="8.343cm">
          <text:p/>
          <draw:enhanced-geometry svg:viewBox="0 0 1634247 840524" draw:glue-points="0 17858686 118262 17858686 158809 12543619 164442 3401673 189221 0" draw:type="non-primitive" draw:enhanced-path="M 0 817123 C 396402 837389 792804 857655 1021404 817123 1250004 776591 1305128 684179 1371600 573932 1438072 463685 1376464 251298 1420238 155643 1464012 59988 1549129 29994 1634247 0 N">
            <draw:equation draw:name="f0" draw:formula="30691-12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</draw:enhanced-geometry>
        </draw:custom-shape>
        <draw:line draw:name="Straight Connector 2" draw:style-name="gr19" draw:text-style-name="P4" draw:layer="layout" svg:x1="0.212cm" svg:y1="15.452cm" svg:x2="33.708cm" svg:y2="15.452cm">
          <text:p/>
        </draw:line>
        <draw:custom-shape draw:name="Oval 60" draw:style-name="gr100" draw:text-style-name="P6" draw:layer="layout" svg:width="3.387cm" svg:height="1.57cm" svg:x="10.795cm" svg:y="12.188cm">
          <text:list text:style-name="L1">
            <text:list-header>
              <text:p text:style-name="P5"><text:span text:style-name="T6">Save Acquired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101" draw:text-style-name="P6" draw:layer="layout" svg:width="5.292cm" svg:height="1.416cm" svg:x="9.525cm" svg:y="10.314cm">
          <text:list text:style-name="L1">
            <text:list-header>
              <text:p text:style-name="P5"><text:span text:style-name="T6">Load Proc Stream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102" draw:text-style-name="P6" draw:layer="layout" svg:width="5.274cm" svg:height="1.847cm" svg:x="7.611cm" svg:y="8.467cm">
          <text:list text:style-name="L1">
            <text:list-header>
              <text:p text:style-name="P5"><text:span text:style-name="T6">Edit Proc Stream Func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64" draw:style-name="gr95" draw:text-style-name="P11" draw:layer="layout" svg:width="9.336cm" svg:height="5.252cm" svg:x="12.175cm" svg:y="4.392cm">
          <text:p/>
          <draw:enhanced-geometry svg:viewBox="0 0 3249038 1857983" draw:glue-points="2971572 0 1717107 858925 1058733 1840560 0 2130588" draw:type="non-primitive" draw:enhanced-path="M 3249038 0 C 2737525 240759 2226013 481518 1877438 749029 1528863 1016540 1470497 1420238 1157591 1605064 844685 1789890 422342 1823936 0 1857983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22975-28"/>
          </draw:enhanced-geometry>
        </draw:custom-shape>
        <draw:custom-shape draw:name="Freeform 66" draw:style-name="gr95" draw:text-style-name="P11" draw:layer="layout" svg:width="15.032cm" svg:height="2.439cm" svg:x="11.933cm" svg:y="7.58cm">
          <text:p/>
          <draw:enhanced-geometry svg:viewBox="0 0 4902740 836578" draw:glue-points="7919978 0 5877127 162818 3001420 790839 0 1000179" draw:type="non-primitive" draw:enhanced-path="M 4902740 0 C 4524172 12970 4145604 25940 3638145 136187 3130685 246434 2464340 544748 1857983 661480 1251626 778212 625813 807395 0 836578 N">
            <draw:equation draw:name="f0" draw:formula=""/>
            <draw:equation draw:name="f1" draw:formula=""/>
            <draw:equation draw:name="f2" draw:formula=""/>
            <draw:equation draw:name="f3" draw:formula="(cos(*(pi/180))*(55-10800)+sin(*(pi/180))*(5115-10800))+10800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-15390-12"/>
          </draw:enhanced-geometry>
        </draw:custom-shape>
        <draw:custom-shape draw:name="TextBox 9" draw:style-name="gr103" draw:text-style-name="P8" draw:layer="layout" svg:width="6.015cm" svg:height="1.108cm" svg:x="9.313cm" svg:y="5.746cm">
          <text:list text:style-name="L2">
            <text:list-header>
              <text:p text:style-name="P7"><text:span text:style-name="T10">DataT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7" draw:style-name="gr104" draw:text-style-name="P8" draw:layer="layout" svg:width="6.014cm" svg:height="1.108cm" svg:x="21.489cm" svg:y="9.269cm">
          <text:list text:style-name="L2">
            <text:list-header>
              <text:p text:style-name="P7"><text:span text:style-name="T10">FuncRegist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0" draw:style-name="gr105" draw:text-style-name="P6" draw:layer="layout" svg:width="5.998cm" svg:height="1.314cm" svg:x="11.994cm" svg:y="7.62cm">
          <text:list text:style-name="L1">
            <text:list-header>
              <text:p text:style-name="P5"><text:span text:style-name="T6">Calc Proc Stream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3" draw:layer="layout" svg:width="17.203cm" svg:height="9.68cm" svg:x="1.132cm" svg:y="1.962cm" draw:page-number="4" presentation:class="page"/>
          <draw:frame presentation:style-name="pr1" draw:layer="layout" svg:width="15.575cm" svg:height="11.616cm" svg:x="1.948cm" svg:y="12.263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custom-shape draw:name="Oval 10" draw:style-name="gr106" draw:text-style-name="P1" draw:layer="layout" svg:width="9.424cm" svg:height="5.816cm" svg:x="19.68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07" draw:text-style-name="P1" draw:layer="layout" svg:width="12.766cm" svg:height="10.107cm" svg:x="6.584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Table 6">
          <draw:custom-shape draw:style-name="gr108" draw:text-style-name="P3" draw:layer="layout" svg:width="5.212cm" svg:height="1.985cm" svg:x="5.292cm" svg:y="15.663cm">
            <text:list text:style-name="L1">
              <text:list-header>
                <text:p text:style-name="P2"><text:span text:style-name="T1">Data Files </text:span></text:p>
                <text:p text:style-name="P2"><text:span text:style-name="T2">(*.snirf, *.nirs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5.292cm" svg:y1="15.663cm" svg:x2="5.292cm" svg:y2="17.648cm">
            <text:p/>
          </draw:line>
          <draw:line draw:style-name="gr4" draw:text-style-name="P4" draw:layer="layout" svg:x1="10.504cm" svg:y1="15.663cm" svg:x2="10.504cm" svg:y2="17.648cm">
            <text:p/>
          </draw:line>
          <draw:line draw:style-name="gr4" draw:text-style-name="P4" draw:layer="layout" svg:x1="5.292cm" svg:y1="15.663cm" svg:x2="10.504cm" svg:y2="15.663cm">
            <text:p/>
          </draw:line>
          <draw:line draw:style-name="gr4" draw:text-style-name="P4" draw:layer="layout" svg:x1="5.292cm" svg:y1="17.648cm" svg:x2="10.504cm" svg:y2="17.648cm">
            <text:p/>
          </draw:line>
        </draw:g>
        <draw:g draw:name="Table 8">
          <draw:custom-shape draw:style-name="gr109" draw:text-style-name="P3" draw:layer="layout" svg:width="5.084cm" svg:height="2.972cm" svg:x="22.909cm" svg:y="15.663cm">
            <text:list text:style-name="L1">
              <text:list-header>
                <text:p text:style-name="P2"><text:span text:style-name="T1">User supplied Algorithms: <text:s/>*.m Function Fil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22.909cm" svg:y1="15.663cm" svg:x2="22.909cm" svg:y2="18.635cm">
            <text:p/>
          </draw:line>
          <draw:line draw:style-name="gr4" draw:text-style-name="P4" draw:layer="layout" svg:x1="27.993cm" svg:y1="15.663cm" svg:x2="27.993cm" svg:y2="18.635cm">
            <text:p/>
          </draw:line>
          <draw:line draw:style-name="gr4" draw:text-style-name="P4" draw:layer="layout" svg:x1="22.909cm" svg:y1="15.663cm" svg:x2="27.993cm" svg:y2="15.663cm">
            <text:p/>
          </draw:line>
          <draw:line draw:style-name="gr4" draw:text-style-name="P4" draw:layer="layout" svg:x1="22.909cm" svg:y1="18.635cm" svg:x2="27.993cm" svg:y2="18.635cm">
            <text:p/>
          </draw:line>
        </draw:g>
        <draw:custom-shape draw:name="Oval 60" draw:style-name="gr110" draw:text-style-name="P6" draw:layer="layout" svg:width="8.268cm" svg:height="3.475cm" svg:x="25.4cm" svg:y="5.715cm">
          <text:list text:style-name="L1">
            <text:list-header>
              <text:p text:style-name="P5"><text:span text:style-name="T3">ProcStreamEditGUI</text:span></text:p>
              <text:p text:style-name="P5"><text:span text:style-name="T4">Display and edit Input Argument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111" draw:text-style-name="P6" draw:layer="layout" svg:width="6.319cm" svg:height="2.805cm" svg:x="2.571cm" svg:y="1.905cm">
          <text:list text:style-name="L1">
            <text:list-header>
              <text:p text:style-name="P5"><text:span text:style-name="T3">StimEditGUI</text:span></text:p>
              <text:p text:style-name="P5"><text:span text:style-name="T4">Display and edit stimulus condi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112" draw:text-style-name="P6" draw:layer="layout" svg:width="6.182cm" svg:height="3.475cm" svg:x="0.137cm" svg:y="9.441cm">
          <text:list text:style-name="L1">
            <text:list-header>
              <text:p text:style-name="P5"><text:span text:style-name="T5"/></text:p>
              <text:p text:style-name="P5"><text:span text:style-name="T3">PlotProbe</text:span></text:p>
              <text:p text:style-name="P5"><text:span text:style-name="T4">Display HRF for all channels <text:s/>in <text:s/>flat probe space</text:span></text:p>
              <text:p text:style-name="P5"><text:span text:style-name="T4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113" draw:text-style-name="P6" draw:layer="layout" svg:width="9.088cm" svg:height="3.201cm" svg:x="19.897cm" svg:y="2.302cm">
          <text:list text:style-name="L1">
            <text:list-header>
              <text:p text:style-name="P5"><text:span text:style-name="T3">ProcStreamOptionGUI</text:span></text:p>
              <text:p text:style-name="P5"><text:span text:style-name="T4">Display and edit Input Op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114" draw:text-style-name="P6" draw:layer="layout" svg:width="3.206cm" svg:height="1.552cm" svg:x="7.801cm" svg:y="11.783cm">
          <text:list text:style-name="L1">
            <text:list-header>
              <text:p text:style-name="P5"><text:span text:style-name="T6">Load Acquired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24" draw:style-name="gr42" draw:text-style-name="P11" draw:layer="layout" svg:width="2.182cm" svg:height="3.607cm" svg:x="7.25cm" svg:y="12.488cm">
          <text:p/>
          <draw:enhanced-geometry svg:viewBox="0 0 99660 1089498" draw:glue-points="2147483646 1085370 426748216 765573 2147483646 290726 2147483646 0" draw:type="non-primitive" draw:enhanced-path="M 99660 1089498 C 56696 995464 13732 901430 2383 768485 -8966 635540 23460 419911 31566 291830 39672 163749 45347 81874 51022 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Oval 60" draw:style-name="gr115" draw:text-style-name="P6" draw:layer="layout" svg:width="3.599cm" svg:height="1.301cm" svg:x="20.571cm" svg:y="10.967cm">
          <text:list text:style-name="L1">
            <text:list-header>
              <text:p text:style-name="P5"><text:span text:style-name="T6">Load File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26" draw:style-name="gr42" draw:text-style-name="P11" draw:layer="layout" svg:width="1.804cm" svg:height="4.44cm" svg:x="22.679cm" svg:y="11.655cm">
          <text:p/>
          <draw:enhanced-geometry svg:viewBox="0 0 99660 1089498" draw:glue-points="2147483646 21766207 295637362 15352944 2147483646 5830237 2147483646 0" draw:type="non-primitive" draw:enhanced-path="M 99660 1089498 C 56696 995464 13732 901430 2383 768485 -8966 635540 23460 419911 31566 291830 39672 163749 45347 81874 51022 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Oval 60" draw:style-name="gr116" draw:text-style-name="P6" draw:layer="layout" svg:width="7.377cm" svg:height="3.157cm" svg:x="10.826cm" svg:y="1.482cm">
          <text:list text:style-name="L1">
            <text:list-header>
              <text:p text:style-name="P5"><text:span text:style-name="T3">Homer3 (MainGUI)</text:span></text:p>
              <text:p text:style-name="P5"><text:span text:style-name="T7">Display data, compute processing stream, display results 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117" draw:text-style-name="P6" draw:layer="layout" svg:width="2.69cm" svg:height="1.605cm" svg:x="24.805cm" svg:y="10.751cm">
          <text:list text:style-name="L1">
            <text:list-header>
              <text:p text:style-name="P5"><text:span text:style-name="T6">Find</text:span></text:p>
              <text:p text:style-name="P5"><text:span text:style-name="T6">Rea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118" draw:text-style-name="P6" draw:layer="layout" svg:width="3.277cm" svg:height="1.146cm" svg:x="8.043cm" svg:y="7.197cm">
          <text:list text:style-name="L1">
            <text:list-header>
              <text:p text:style-name="P5"><text:span text:style-name="T6">Edit Stim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59" draw:style-name="gr95" draw:text-style-name="P11" draw:layer="layout" svg:width="2.981cm" svg:height="3.541cm" svg:x="5.825cm" svg:y="4.392cm">
          <text:p/>
          <draw:enhanced-geometry svg:viewBox="0 0 1468877 1663429" draw:glue-points="0 0 25353 340515 87006 515291" draw:type="non-primitive" draw:enhanced-path="M 0 0 C 91602 410993 183204 821987 428017 1099225 672830 1376463 1070853 1519946 1468877 1663429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16,)"/>
            <draw:equation draw:name="f6" draw:formula=""/>
          </draw:enhanced-geometry>
        </draw:custom-shape>
        <draw:custom-shape draw:name="Freeform 44" draw:style-name="gr71" draw:text-style-name="P11" draw:layer="layout" svg:width="4.268cm" svg:height="3.122cm" svg:x="26.882cm" svg:y="8.608cm">
          <text:p/>
          <draw:enhanced-geometry svg:viewBox="0 0 1634247 840524" draw:glue-points="0 2349653 58468 2349653 78514 1650354 81298 447555 93550 0" draw:type="non-primitive" draw:enhanced-path="M 0 817123 C 396402 837389 792804 857655 1021404 817123 1250004 776591 1305128 684179 1371600 573932 1438072 463685 1376464 251298 1420238 155643 1464012 59988 1549129 29994 1634247 0 N">
            <draw:equation draw:name="f0" draw:formula="30691-12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</draw:enhanced-geometry>
        </draw:custom-shape>
        <draw:custom-shape draw:name="TextBox 1" draw:style-name="gr15" draw:text-style-name="P8" draw:layer="layout" svg:width="22.86cm" svg:height="1.108cm" svg:x="6.985cm" svg:y="0.198cm">
          <text:list text:style-name="L1">
            <text:list-header>
              <text:p text:style-name="P7"><text:span text:style-name="T14">Design Overview – All data flow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0" draw:style-name="gr119" draw:text-style-name="P6" draw:layer="layout" svg:width="5.283cm" svg:height="1.244cm" svg:x="13.547cm" svg:y="11.218cm">
          <text:list text:style-name="L1">
            <text:list-header>
              <text:p text:style-name="P5"><text:span text:style-name="T6">Save Proc Stream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Table 34">
          <draw:custom-shape draw:style-name="gr120" draw:text-style-name="P3" draw:layer="layout" svg:width="7.903cm" svg:height="1.897cm" svg:x="11.853cm" svg:y="16.095cm">
            <text:list text:style-name="L1">
              <text:list-header>
                <text:p text:style-name="P2"><text:span text:style-name="T1">Derived/Processed Data </text:span></text:p>
                <text:p text:style-name="P2"><text:span text:style-name="T9">(groupResults.mat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1.853cm" svg:y1="16.095cm" svg:x2="11.853cm" svg:y2="17.992cm">
            <text:p/>
          </draw:line>
          <draw:line draw:style-name="gr4" draw:text-style-name="P4" draw:layer="layout" svg:x1="19.756cm" svg:y1="16.095cm" svg:x2="19.756cm" svg:y2="17.992cm">
            <text:p/>
          </draw:line>
          <draw:line draw:style-name="gr4" draw:text-style-name="P4" draw:layer="layout" svg:x1="11.853cm" svg:y1="16.095cm" svg:x2="19.756cm" svg:y2="16.095cm">
            <text:p/>
          </draw:line>
          <draw:line draw:style-name="gr4" draw:text-style-name="P4" draw:layer="layout" svg:x1="11.853cm" svg:y1="17.992cm" svg:x2="19.756cm" svg:y2="17.992cm">
            <text:p/>
          </draw:line>
        </draw:g>
        <draw:custom-shape draw:name="Freeform 23" draw:style-name="gr42" draw:text-style-name="P11" draw:layer="layout" svg:width="1.226cm" svg:height="4.22cm" svg:x="16.109cm" svg:y="12.316cm">
          <text:p/>
          <draw:enhanced-geometry svg:viewBox="0 0 259564 1114697" draw:glue-points="116814 0 19584 1702619 457153 2178344 724547 3204925 724547 3204925" draw:type="non-primitive" draw:enhanced-path="M 41850 0 C 14273 232954 -13304 465909 7016 592183 27336 718457 121679 670560 163770 757646 205861 844732 259564 1114697 259564 1114697 N">
            <draw:equation draw:name="f0" draw:formula=""/>
            <draw:equation draw:name="f1" draw:formula=""/>
            <draw:equation draw:name="f2" draw:formula="atan2(,-1)/(pi/180)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Oval 60" draw:style-name="gr121" draw:text-style-name="P6" draw:layer="layout" svg:width="3.232cm" svg:height="1.606cm" svg:x="24.17cm" svg:y="12.532cm">
          <text:list text:style-name="L1">
            <text:list-header>
              <text:p text:style-name="P5"><text:span text:style-name="T6">Add/Edit user functi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26" draw:style-name="gr47" draw:text-style-name="P11" draw:layer="layout" svg:width="0.577cm" svg:height="2.593cm" svg:x="26.376cm" svg:y="13.423cm">
          <text:p/>
          <draw:enhanced-geometry svg:viewBox="0 0 99660 1089498" draw:mirror-horizontal="true" draw:glue-points="457743553 3191070 10945650 2250844 144984202 854752 234347386 0" draw:type="non-primitive" draw:enhanced-path="M 99660 1089498 C 56696 995464 13732 901430 2383 768485 -8966 635540 23460 419911 31566 291830 39672 163749 45347 81874 51022 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Freeform 44" draw:style-name="gr99" draw:text-style-name="P11" draw:layer="layout" svg:width="4.948cm" svg:height="5.151cm" svg:x="26.802cm" svg:y="8.343cm">
          <text:p/>
          <draw:enhanced-geometry svg:viewBox="0 0 1634247 840524" draw:glue-points="0 17858686 118262 17858686 158809 12543619 164442 3401673 189221 0" draw:type="non-primitive" draw:enhanced-path="M 0 817123 C 396402 837389 792804 857655 1021404 817123 1250004 776591 1305128 684179 1371600 573932 1438072 463685 1376464 251298 1420238 155643 1464012 59988 1549129 29994 1634247 0 N">
            <draw:equation draw:name="f0" draw:formula="30691-12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</draw:enhanced-geometry>
        </draw:custom-shape>
        <draw:line draw:name="Straight Connector 2" draw:style-name="gr19" draw:text-style-name="P4" draw:layer="layout" svg:x1="0.212cm" svg:y1="15.452cm" svg:x2="33.708cm" svg:y2="15.452cm">
          <text:p/>
        </draw:line>
        <draw:custom-shape draw:name="Oval 60" draw:style-name="gr122" draw:text-style-name="P6" draw:layer="layout" svg:width="3.387cm" svg:height="1.57cm" svg:x="10.795cm" svg:y="12.188cm">
          <text:list text:style-name="L1">
            <text:list-header>
              <text:p text:style-name="P5"><text:span text:style-name="T6">Save Acquired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23" draw:style-name="gr42" draw:text-style-name="P11" draw:layer="layout" svg:width="1.825cm" svg:height="3.58cm" svg:x="9.725cm" svg:y="12.956cm">
          <text:p/>
          <draw:enhanced-geometry svg:viewBox="0 0 259564 1114697" draw:mirror-horizontal="true" draw:glue-points="1650968 0 276746 695564 6460916 889911 10239980 1309293 10239980 1309293" draw:type="non-primitive" draw:enhanced-path="M 41850 0 C 14273 232954 -13304 465909 7016 592183 27336 718457 121679 670560 163770 757646 205861 844732 259564 1114697 259564 1114697 N">
            <draw:equation draw:name="f0" draw:formula=""/>
            <draw:equation draw:name="f1" draw:formula=""/>
            <draw:equation draw:name="f2" draw:formula="atan2(,-1)/(pi/180)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Oval 60" draw:style-name="gr123" draw:text-style-name="P6" draw:layer="layout" svg:width="5.292cm" svg:height="1.416cm" svg:x="9.525cm" svg:y="10.314cm">
          <text:list text:style-name="L1">
            <text:list-header>
              <text:p text:style-name="P5"><text:span text:style-name="T6">Load Proc Stream 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124" draw:text-style-name="P6" draw:layer="layout" svg:width="5.274cm" svg:height="1.847cm" svg:x="7.611cm" svg:y="8.467cm">
          <text:list text:style-name="L1">
            <text:list-header>
              <text:p text:style-name="P5"><text:span text:style-name="T6">Edit Proc StreamFunc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64" draw:style-name="gr95" draw:text-style-name="P11" draw:layer="layout" svg:width="9.336cm" svg:height="5.252cm" svg:x="12.175cm" svg:y="4.392cm">
          <text:p/>
          <draw:enhanced-geometry svg:viewBox="0 0 3249038 1857983" draw:glue-points="2971572 0 1717107 858925 1058733 1840560 0 2130588" draw:type="non-primitive" draw:enhanced-path="M 3249038 0 C 2737525 240759 2226013 481518 1877438 749029 1528863 1016540 1470497 1420238 1157591 1605064 844685 1789890 422342 1823936 0 1857983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22975-28"/>
          </draw:enhanced-geometry>
        </draw:custom-shape>
        <draw:custom-shape draw:name="Freeform 66" draw:style-name="gr95" draw:text-style-name="P11" draw:layer="layout" svg:width="15.032cm" svg:height="2.439cm" svg:x="11.933cm" svg:y="7.58cm">
          <text:p/>
          <draw:enhanced-geometry svg:viewBox="0 0 4902740 836578" draw:glue-points="7919978 0 5877127 162818 3001420 790839 0 1000179" draw:type="non-primitive" draw:enhanced-path="M 4902740 0 C 4524172 12970 4145604 25940 3638145 136187 3130685 246434 2464340 544748 1857983 661480 1251626 778212 625813 807395 0 836578 N">
            <draw:equation draw:name="f0" draw:formula=""/>
            <draw:equation draw:name="f1" draw:formula=""/>
            <draw:equation draw:name="f2" draw:formula=""/>
            <draw:equation draw:name="f3" draw:formula="(cos(*(pi/180))*(55-10800)+sin(*(pi/180))*(5115-10800))+10800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-15390-12"/>
          </draw:enhanced-geometry>
        </draw:custom-shape>
        <draw:custom-shape draw:name="Freeform 70" draw:style-name="gr71" draw:text-style-name="P11" draw:layer="layout" svg:width="2.492cm" svg:height="7.077cm" svg:x="13.78cm" svg:y="4.022cm">
          <text:p/>
          <draw:enhanced-geometry svg:viewBox="0 0 905700 2091446" draw:glue-points="0 5946298 835000 3401835 731798 912685 713036 0" draw:type="non-primitive" draw:enhanced-path="M 0 2091446 C 369650 1791510 739301 1491574 865761 1196502 992221 901430 779833 520429 758757 321012 737681 121595 738491 60797 739302 0 N">
            <draw:equation draw:name="f0" draw:formula="-5706-31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Freeform 23" draw:style-name="gr47" draw:text-style-name="P11" draw:layer="layout" svg:width="1.804cm" svg:height="5.393cm" svg:x="12.378cm" svg:y="11.002cm">
          <text:p/>
          <draw:enhanced-geometry svg:viewBox="0 0 259564 1114697" draw:mirror-horizontal="true" draw:glue-points="547280 0 91738 4541252 2141774 5810111 3394516 8548218 3394516 8548218" draw:type="non-primitive" draw:enhanced-path="M 41850 0 C 14273 232954 -13304 465909 7016 592183 27336 718457 121679 670560 163770 757646 205861 844732 259564 1114697 259564 1114697 N">
            <draw:equation draw:name="f0" draw:formula=""/>
            <draw:equation draw:name="f1" draw:formula=""/>
            <draw:equation draw:name="f2" draw:formula="atan2(,-1)/(pi/180)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Freeform 57" draw:style-name="gr71" draw:text-style-name="P11" draw:layer="layout" svg:width="12.669cm" svg:height="3.161cm" svg:x="14.08cm" svg:y="8.057cm">
          <text:p/>
          <draw:enhanced-geometry svg:viewBox="0 0 4562272 1020377" draw:glue-points="0 1581759 1921986 616670 3533350 375396 4339031 43649 4552586 13486" draw:type="non-primitive" draw:enhanced-path="M 0 1020377 C 667965 773943 1335931 527509 1926076 397807 2516221 268105 3137170 303773 3540868 242165 3944566 180557 4178029 67067 4348263 28156 4518497 -10755 4540384 -1027 4562272 8701 N">
            <draw:equation draw:name="f0" draw:formula="-28199-15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</draw:enhanced-geometry>
        </draw:custom-shape>
        <draw:custom-shape draw:name="Freeform 47" draw:style-name="gr71" draw:text-style-name="P11" draw:layer="layout" svg:width="8.066cm" svg:height="6.301cm" svg:x="14.027cm" svg:y="4.71cm">
          <text:p/>
          <draw:enhanced-geometry svg:viewBox="0 0 2519464 2266544" draw:glue-points="0 2281965 4177260 1380932 6871293 587631 7839935 0" draw:type="non-primitive" draw:enhanced-path="M 0 2266544 C 487193 1959312 974387 1652081 1342417 1371600 1710447 1091119 2012005 812259 2208179 583659 2404353 355059 2461908 177529 2519464 0 N">
            <draw:equation draw:name="f0" draw:formula="-27216-34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*27379/"/>
            <draw:equation draw:name="f8" draw:formula=""/>
            <draw:equation draw:name="f9" draw:formula=""/>
          </draw:enhanced-geometry>
        </draw:custom-shape>
        <draw:custom-shape draw:name="TextBox 9" draw:style-name="gr125" draw:text-style-name="P12" draw:layer="layout" svg:width="6.015cm" svg:height="0.937cm" svg:x="10.313cm" svg:y="5.446cm">
          <text:list text:style-name="L2">
            <text:list-header>
              <text:p text:style-name="P7"><text:span text:style-name="T13">DataTreeCla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7" draw:style-name="gr126" draw:text-style-name="P12" draw:layer="layout" svg:width="7.437cm" svg:height="0.937cm" svg:x="20.866cm" svg:y="9.269cm">
          <text:list text:style-name="L2">
            <text:list-header>
              <text:p text:style-name="P7"><text:span text:style-name="T13">FuncRegistryCla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: Shape 13" draw:style-name="gr71" draw:text-style-name="P11" draw:layer="layout" svg:width="2.059cm" svg:height="8.833cm" svg:x="17.467cm" svg:y="3.007cm">
          <text:p/>
          <draw:enhanced-geometry svg:viewBox="0 0 740873 3179299" draw:glue-points="0 0 732969 858505 394676 2561442 98669 3180691" draw:type="non-primitive" draw:enhanced-path="M 0 0 C 332935 215705 665871 431410 731520 858130 797169 1284850 499404 2173459 393896 2560320 288388 2947181 193431 3063240 98474 3179299 N">
            <draw:equation draw:name="f0" draw:formula=""/>
            <draw:equation draw:name="f1" draw:formula=""/>
            <draw:equation draw:name="f2" draw:formula="6*sqrt(1-(/-27342)*(/-27342))"/>
            <draw:equation draw:name="f3" draw:formula="sqrt(13*13-*)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Freeform: Shape 14" draw:style-name="gr71" draw:text-style-name="P11" draw:layer="layout" svg:width="6.782cm" svg:height="10.469cm" svg:x="13.56cm" svg:y="2.813cm">
          <text:p/>
          <draw:enhanced-geometry svg:viewBox="0 0 2440930 3769099" draw:glue-points="1576831 0 2407484 942253 2055512 3403367 0 3754955 0 3754955 0 3754955" draw:type="non-primitive" draw:enhanced-path="M 1575582 0 C 1950720 187569 2325859 375138 2405576 942535 2485293 1509932 2454812 2935458 2053883 3404381 1652954 3873304 0 3756074 0 3756074 N">
            <draw:equation draw:name="f0" draw:formula=""/>
            <draw:equation draw:name="f1" draw:formula="29+?f0 -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20522-57"/>
            <draw:equation draw:name="f9" draw:formula="20522-57"/>
          </draw:enhanced-geometry>
        </draw:custom-shape>
        <draw:custom-shape draw:name="Oval 60" draw:style-name="gr127" draw:text-style-name="P6" draw:layer="layout" svg:width="5.998cm" svg:height="1.314cm" svg:x="11.994cm" svg:y="7.62cm">
          <text:list text:style-name="L1">
            <text:list-header>
              <text:p text:style-name="P5"><text:span text:style-name="T6">Calc Proc StreamDat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: Shape 15" draw:style-name="gr71" draw:text-style-name="P11" draw:layer="layout" svg:width="1.874cm" svg:height="3.912cm" svg:x="13.366cm" svg:y="4.374cm">
          <text:p/>
          <draw:enhanced-geometry svg:viewBox="0 0 675249 1406769" draw:glue-points="673564 0 280652 790050 0 1410805" draw:type="non-primitive" draw:enhanced-path="M 675249 0 C 536917 276664 393895 553329 281354 787790 168813 1022251 84406 1214510 0 1406769 N">
            <draw:equation draw:name="f0" draw:formula=""/>
            <draw:equation draw:name="f1" draw:formula=""/>
            <draw:equation draw:name="f2" draw:formula=""/>
            <draw:equation draw:name="f3" draw:formula="4*cos(?f0 *(pi/180))"/>
            <draw:equation draw:name="f4" draw:formula=""/>
            <draw:equation draw:name="f5" draw:formula=""/>
            <draw:equation draw:name="f6" draw:formula="30513-21"/>
          </draw:enhanced-geometry>
        </draw:custom-shape>
        <draw:custom-shape draw:name="Freeform 53" draw:style-name="gr71" draw:text-style-name="P11" draw:layer="layout" svg:width="4.679cm" svg:height="0.578cm" svg:x="5.825cm" svg:y="11.346cm">
          <text:p/>
          <draw:enhanced-geometry svg:viewBox="0 0 1079770 168112" draw:glue-points="71978005 0 27883358 174857 0 92572" draw:type="non-primitive" draw:enhanced-path="M 1079770 0 C 839010 75389 598251 150779 418289 165370 238327 179961 119163 133755 0 87549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22013-1"/>
          </draw:enhanced-geometry>
        </draw:custom-shape>
        <draw:custom-shape draw:name="Freeform 60" draw:style-name="gr81" draw:text-style-name="P11" draw:layer="layout" svg:width="6.015cm" svg:height="6.425cm" svg:x="4.423cm" svg:y="4.498cm">
          <text:p/>
          <draw:enhanced-geometry svg:viewBox="0 0 2453909 2110902" draw:glue-points="1527001 4875382 504000 4201367 68166 1190763 7634 0" draw:type="non-primitive" draw:enhanced-path="M 2453909 2110902 C 1827286 2097932 1200663 2084962 809935 1819073 419207 1553184 242488 818745 109543 515566 -23402 212387 -5568 106193 12267 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presentation:notes draw:style-name="dp2">
          <draw:page-thumbnail draw:style-name="gr33" draw:layer="layout" svg:width="17.203cm" svg:height="9.68cm" svg:x="1.132cm" svg:y="1.962cm" draw:page-number="5" presentation:class="page"/>
          <draw:frame presentation:style-name="pr1" draw:layer="layout" svg:width="15.575cm" svg:height="11.616cm" svg:x="1.948cm" svg:y="12.263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connector draw:name="Connector: Elbow 45" draw:style-name="gr128" draw:text-style-name="P4" draw:layer="layout" svg:x1="3.108cm" svg:y1="11.853cm" svg:x2="1.058cm" svg:y2="17.251cm" draw:end-shape="id1" draw:end-glue-point="6" svg:d="M3108 11853h-2694v5398h644">
          <text:p/>
        </draw:connector>
        <draw:custom-shape draw:name="Oval 11" draw:style-name="gr129" draw:text-style-name="P14" xml:id="id1" draw:id="id1" draw:layer="layout" svg:width="7.197cm" svg:height="1.905cm" svg:x="1.058cm" svg:y="16.298cm">
          <text:list text:style-name="L1">
            <text:list-header>
              <text:p text:style-name="P13"><text:span text:style-name="T15">ProcStreamClass.Calc()</text:span></text:p>
              <text:p text:style-name="P13"><text:span text:style-name="T15"/></text:p>
              <text:p text:style-name="P13"><text:span text:style-name="T16">eval( fcalls(ii) )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Table 8">
          <draw:custom-shape draw:style-name="gr130" draw:text-style-name="P3" draw:layer="layout" svg:width="5.715cm" svg:height="0.996cm" svg:x="2.54cm" svg:y="10.372cm">
            <text:list text:style-name="L3">
              <text:list-header>
                <text:p text:style-name="P2"><text:span text:style-name="T17">ProcStreamClas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1" draw:text-style-name="P10" draw:layer="layout" svg:width="5.715cm" svg:height="0.997cm" svg:x="2.54cm" svg:y="11.368cm">
            <text:list text:style-name="L1">
              <text:list-header>
                <text:p text:style-name="P9"><text:span text:style-name="T18">fcalls <text:s text:c="2"/></text:span><text:span text:style-name="T19">(user function call chain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2" draw:text-style-name="P10" draw:layer="layout" svg:width="5.715cm" svg:height="1.001cm" svg:x="2.54cm" svg:y="12.365cm">
            <text:list text:style-name="L1">
              <text:list-header>
                <text:p text:style-name="P9"><text:span text:style-name="T18">input <text:s text:c="2"/></text:span><text:span text:style-name="T19">(input vars at start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3" draw:text-style-name="P10" draw:layer="layout" svg:width="5.715cm" svg:height="0.996cm" svg:x="2.54cm" svg:y="13.366cm">
            <text:list text:style-name="L1">
              <text:list-header>
                <text:p text:style-name="P9"><text:span text:style-name="T18">outpu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4" draw:text-style-name="P10" draw:layer="layout" svg:width="5.715cm" svg:height="0.997cm" svg:x="2.54cm" svg:y="14.362cm">
            <text:list text:style-name="L1">
              <text:list-header>
                <text:p text:style-name="P9"><text:span text:style-name="T20">Calc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1" draw:text-style-name="P4" draw:layer="layout" svg:x1="2.54cm" svg:y1="11.368cm" svg:x2="8.255cm" svg:y2="11.368cm">
            <text:p/>
          </draw:line>
          <draw:line draw:style-name="gr32" draw:text-style-name="P4" draw:layer="layout" svg:x1="2.54cm" svg:y1="12.365cm" svg:x2="8.255cm" svg:y2="12.365cm">
            <text:p/>
          </draw:line>
          <draw:line draw:style-name="gr32" draw:text-style-name="P4" draw:layer="layout" svg:x1="2.54cm" svg:y1="13.366cm" svg:x2="8.255cm" svg:y2="13.366cm">
            <text:p/>
          </draw:line>
          <draw:line draw:style-name="gr32" draw:text-style-name="P4" draw:layer="layout" svg:x1="2.54cm" svg:y1="14.362cm" svg:x2="8.255cm" svg:y2="14.362cm">
            <text:p/>
          </draw:line>
          <draw:line draw:style-name="gr32" draw:text-style-name="P4" draw:layer="layout" svg:x1="2.54cm" svg:y1="10.372cm" svg:x2="2.54cm" svg:y2="15.359cm">
            <text:p/>
          </draw:line>
          <draw:line draw:style-name="gr32" draw:text-style-name="P4" draw:layer="layout" svg:x1="8.255cm" svg:y1="10.372cm" svg:x2="8.255cm" svg:y2="15.359cm">
            <text:p/>
          </draw:line>
          <draw:line draw:style-name="gr32" draw:text-style-name="P4" draw:layer="layout" svg:x1="2.54cm" svg:y1="10.372cm" svg:x2="8.255cm" svg:y2="10.372cm">
            <text:p/>
          </draw:line>
          <draw:line draw:style-name="gr32" draw:text-style-name="P4" draw:layer="layout" svg:x1="2.54cm" svg:y1="15.359cm" svg:x2="8.255cm" svg:y2="15.359cm">
            <text:p/>
          </draw:line>
        </draw:g>
        <draw:connector draw:name="Connector: Elbow 19" draw:style-name="gr128" draw:text-style-name="P4" draw:layer="layout" svg:x1="2.54cm" svg:y1="12.863cm" svg:x2="1.058cm" svg:y2="17.251cm" draw:end-shape="id1" draw:end-glue-point="6" svg:d="M2540 12863h-2126v4388h644">
          <text:p/>
        </draw:connector>
        <draw:connector draw:name="Connector: Elbow 22" draw:style-name="gr128" draw:text-style-name="P4" draw:layer="layout" svg:x1="7.201cm" svg:y1="16.577cm" svg:x2="5.828cm" svg:y2="13.509cm" draw:start-shape="id1" draw:start-glue-point="11" svg:d="M7201 16577v-1995h-1373v-1073">
          <text:p/>
        </draw:connector>
        <draw:g draw:name="Table 8">
          <draw:custom-shape draw:style-name="gr135" draw:text-style-name="P3" draw:layer="layout" svg:width="4.595cm" svg:height="0.997cm" svg:x="5.292cm" svg:y="0.423cm">
            <text:list text:style-name="L3">
              <text:list-header>
                <text:p text:style-name="P2"><text:span text:style-name="T21">GroupClas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6" draw:text-style-name="P3" draw:layer="layout" svg:width="4.595cm" svg:height="1.001cm" svg:x="5.292cm" svg:y="1.42cm">
            <text:list text:style-name="L1">
              <text:list-header>
                <text:p text:style-name="P2"><text:span text:style-name="T18">subj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7" draw:text-style-name="P3" draw:layer="layout" svg:width="4.595cm" svg:height="0.997cm" svg:x="5.292cm" svg:y="2.421cm">
            <text:list text:style-name="L4">
              <text:list-header>
                <text:p text:style-name="P2"><text:span text:style-name="T22">procStrea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8" draw:text-style-name="P3" draw:layer="layout" svg:width="4.595cm" svg:height="0.996cm" svg:x="5.292cm" svg:y="3.418cm">
            <text:list text:style-name="L1">
              <text:list-header>
                <text:p text:style-name="P2"><text:span text:style-name="T20">Calc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1" draw:text-style-name="P4" draw:layer="layout" svg:x1="5.292cm" svg:y1="1.42cm" svg:x2="9.887cm" svg:y2="1.42cm">
            <text:p/>
          </draw:line>
          <draw:line draw:style-name="gr32" draw:text-style-name="P4" draw:layer="layout" svg:x1="5.292cm" svg:y1="2.421cm" svg:x2="9.887cm" svg:y2="2.421cm">
            <text:p/>
          </draw:line>
          <draw:line draw:style-name="gr32" draw:text-style-name="P4" draw:layer="layout" svg:x1="5.292cm" svg:y1="3.418cm" svg:x2="9.887cm" svg:y2="3.418cm">
            <text:p/>
          </draw:line>
          <draw:line draw:style-name="gr32" draw:text-style-name="P4" draw:layer="layout" svg:x1="5.292cm" svg:y1="0.423cm" svg:x2="5.292cm" svg:y2="4.414cm">
            <text:p/>
          </draw:line>
          <draw:line draw:style-name="gr32" draw:text-style-name="P4" draw:layer="layout" svg:x1="9.887cm" svg:y1="0.423cm" svg:x2="9.887cm" svg:y2="4.414cm">
            <text:p/>
          </draw:line>
          <draw:line draw:style-name="gr32" draw:text-style-name="P4" draw:layer="layout" svg:x1="5.292cm" svg:y1="0.423cm" svg:x2="9.887cm" svg:y2="0.423cm">
            <text:p/>
          </draw:line>
          <draw:line draw:style-name="gr32" draw:text-style-name="P4" draw:layer="layout" svg:x1="5.292cm" svg:y1="4.414cm" svg:x2="9.887cm" svg:y2="4.414cm">
            <text:p/>
          </draw:line>
        </draw:g>
        <draw:g draw:name="Table 8">
          <draw:custom-shape draw:style-name="gr139" draw:text-style-name="P3" draw:layer="layout" svg:width="4.233cm" svg:height="0.882cm" svg:x="21.59cm" svg:y="0.423cm">
            <text:list text:style-name="L3">
              <text:list-header>
                <text:p text:style-name="P2"><text:span text:style-name="T21">SubjClas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0" draw:text-style-name="P3" draw:layer="layout" svg:width="4.233cm" svg:height="1.151cm" svg:x="21.59cm" svg:y="1.305cm">
            <text:list text:style-name="L1">
              <text:list-header>
                <text:p text:style-name="P2"><text:span text:style-name="T18">run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1" draw:text-style-name="P3" draw:layer="layout" svg:width="4.233cm" svg:height="1.151cm" svg:x="21.59cm" svg:y="2.456cm">
            <text:list text:style-name="L4">
              <text:list-header>
                <text:p text:style-name="P2"><text:span text:style-name="T22">procStrea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2" draw:text-style-name="P3" draw:layer="layout" svg:width="4.233cm" svg:height="1.151cm" svg:x="21.59cm" svg:y="3.607cm">
            <text:list text:style-name="L1">
              <text:list-header>
                <text:p text:style-name="P2"><text:span text:style-name="T20">Calc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1" draw:text-style-name="P4" draw:layer="layout" svg:x1="21.59cm" svg:y1="1.305cm" svg:x2="25.823cm" svg:y2="1.305cm">
            <text:p/>
          </draw:line>
          <draw:line draw:style-name="gr32" draw:text-style-name="P4" draw:layer="layout" svg:x1="21.59cm" svg:y1="2.456cm" svg:x2="25.823cm" svg:y2="2.456cm">
            <text:p/>
          </draw:line>
          <draw:line draw:style-name="gr32" draw:text-style-name="P4" draw:layer="layout" svg:x1="21.59cm" svg:y1="3.607cm" svg:x2="25.823cm" svg:y2="3.607cm">
            <text:p/>
          </draw:line>
          <draw:line draw:style-name="gr32" draw:text-style-name="P4" draw:layer="layout" svg:x1="21.59cm" svg:y1="0.423cm" svg:x2="21.59cm" svg:y2="4.758cm">
            <text:p/>
          </draw:line>
          <draw:line draw:style-name="gr32" draw:text-style-name="P4" draw:layer="layout" svg:x1="25.823cm" svg:y1="0.423cm" svg:x2="25.823cm" svg:y2="4.758cm">
            <text:p/>
          </draw:line>
          <draw:line draw:style-name="gr32" draw:text-style-name="P4" draw:layer="layout" svg:x1="21.59cm" svg:y1="0.423cm" svg:x2="25.823cm" svg:y2="0.423cm">
            <text:p/>
          </draw:line>
          <draw:line draw:style-name="gr32" draw:text-style-name="P4" draw:layer="layout" svg:x1="21.59cm" svg:y1="4.758cm" svg:x2="25.823cm" svg:y2="4.758cm">
            <text:p/>
          </draw:line>
        </draw:g>
        <draw:g draw:name="Table 8">
          <draw:custom-shape draw:style-name="gr143" draw:text-style-name="P3" draw:layer="layout" svg:width="4.233cm" svg:height="0.997cm" svg:x="12.065cm" svg:y="10.583cm">
            <text:list text:style-name="L3">
              <text:list-header>
                <text:p text:style-name="P2"><text:span text:style-name="T21">RunClas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4" draw:text-style-name="P3" draw:layer="layout" svg:width="4.233cm" svg:height="1.001cm" svg:x="12.065cm" svg:y="11.58cm">
            <text:list text:style-name="L1">
              <text:list-header>
                <text:p text:style-name="P2"><text:span text:style-name="T18">acquire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5" draw:text-style-name="P3" draw:layer="layout" svg:width="4.233cm" svg:height="0.997cm" svg:x="12.065cm" svg:y="12.581cm">
            <text:list text:style-name="L4">
              <text:list-header>
                <text:p text:style-name="P2"><text:span text:style-name="T22">procStrea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6" draw:text-style-name="P3" draw:layer="layout" svg:width="4.233cm" svg:height="0.996cm" svg:x="12.065cm" svg:y="13.578cm">
            <text:list text:style-name="L1">
              <text:list-header>
                <text:p text:style-name="P2"><text:span text:style-name="T20">Calc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1" draw:text-style-name="P4" draw:layer="layout" svg:x1="12.065cm" svg:y1="11.58cm" svg:x2="16.298cm" svg:y2="11.58cm">
            <text:p/>
          </draw:line>
          <draw:line draw:style-name="gr32" draw:text-style-name="P4" draw:layer="layout" svg:x1="12.065cm" svg:y1="12.581cm" svg:x2="16.298cm" svg:y2="12.581cm">
            <text:p/>
          </draw:line>
          <draw:line draw:style-name="gr32" draw:text-style-name="P4" draw:layer="layout" svg:x1="12.065cm" svg:y1="13.578cm" svg:x2="16.298cm" svg:y2="13.578cm">
            <text:p/>
          </draw:line>
          <draw:line draw:style-name="gr32" draw:text-style-name="P4" draw:layer="layout" svg:x1="12.065cm" svg:y1="10.583cm" svg:x2="12.065cm" svg:y2="14.574cm">
            <text:p/>
          </draw:line>
          <draw:line draw:style-name="gr32" draw:text-style-name="P4" draw:layer="layout" svg:x1="16.298cm" svg:y1="10.583cm" svg:x2="16.298cm" svg:y2="14.574cm">
            <text:p/>
          </draw:line>
          <draw:line draw:style-name="gr32" draw:text-style-name="P4" draw:layer="layout" svg:x1="12.065cm" svg:y1="10.583cm" svg:x2="16.298cm" svg:y2="10.583cm">
            <text:p/>
          </draw:line>
          <draw:line draw:style-name="gr32" draw:text-style-name="P4" draw:layer="layout" svg:x1="12.065cm" svg:y1="14.574cm" svg:x2="16.298cm" svg:y2="14.574cm">
            <text:p/>
          </draw:line>
        </draw:g>
        <draw:custom-shape draw:name="Oval 37" draw:style-name="gr147" draw:text-style-name="P17" xml:id="id2" draw:id="id2" draw:layer="layout" svg:width="15.028cm" svg:height="3.598cm" svg:x="17.992cm" svg:y="5.08cm">
          <text:list text:style-name="L1">
            <text:list-header>
              <text:p text:style-name="P15"><text:span text:style-name="T15"/></text:p>
              <text:p text:style-name="P15"><text:span text:style-name="T15">SubjClass.Calc()</text:span></text:p>
              <text:p text:style-name="P16"><text:span text:style-name="T16"/></text:p>
              <text:p text:style-name="P15"><text:span text:style-name="T16">self.runs(ii).Calc()</text:span></text:p>
              <text:p text:style-name="P15"><text:span text:style-name="T16">self.procStream</text:span><text:span text:style-name="T23">.input</text:span><text:span text:style-name="T16">.LoadVars( self.runs(ii).procStream.</text:span><text:span text:style-name="T23">output </text:span><text:span text:style-name="T16">)</text:span></text:p>
              <text:p text:style-name="P15"><text:span text:style-name="T16"/></text:p>
              <text:p text:style-name="P15"><text:span text:style-name="T16">self.procStream.Calc()</text:span></text:p>
              <text:p text:style-name="P16"><text:span text:style-name="T16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4" draw:style-name="gr147" draw:text-style-name="P17" xml:id="id4" draw:id="id4" draw:layer="layout" svg:width="15.029cm" svg:height="3.493cm" svg:x="1.058cm" svg:y="5.08cm">
          <text:list text:style-name="L1">
            <text:list-header>
              <text:p text:style-name="P15"><text:span text:style-name="T15"/></text:p>
              <text:p text:style-name="P15"><text:span text:style-name="T15">GroupClass.Calc()</text:span></text:p>
              <text:p text:style-name="P16"><text:span text:style-name="T16"/></text:p>
              <text:p text:style-name="P15"><text:span text:style-name="T16">self.subjs(ii).Calc()</text:span></text:p>
              <text:p text:style-name="P15"><text:span text:style-name="T16">self.procStream.</text:span><text:span text:style-name="T23">input</text:span><text:span text:style-name="T16">.LoadVars( self.subjs(ii).procStream.</text:span><text:span text:style-name="T23">output </text:span><text:span text:style-name="T16">)</text:span></text:p>
              <text:p text:style-name="P15"><text:span text:style-name="T16"/></text:p>
              <text:p text:style-name="P15"><text:span text:style-name="T16">self.procStream.Calc()</text:span></text:p>
              <text:p text:style-name="P16"><text:span text:style-name="T16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7" draw:style-name="gr147" draw:text-style-name="P17" xml:id="id3" draw:id="id3" draw:layer="layout" svg:width="15.452cm" svg:height="3.492cm" svg:x="17.78cm" svg:y="13.869cm">
          <text:list text:style-name="L1">
            <text:list-header>
              <text:p text:style-name="P15"><text:span text:style-name="T15">RunClass.Calc()</text:span></text:p>
              <text:p text:style-name="P16"><text:span text:style-name="T16"/></text:p>
              <text:p text:style-name="P15"><text:span text:style-name="T16">self.procStream.</text:span><text:span text:style-name="T23">input</text:span><text:span text:style-name="T16">.LoadVars( &lt; </text:span><text:span text:style-name="T23">acquired and derived data </text:span><text:span text:style-name="T16">&gt; )</text:span></text:p>
              <text:p text:style-name="P15"><text:span text:style-name="T16">self.procStream.Calc()</text:span></text:p>
              <text:p text:style-name="P16"><text:span text:style-name="T16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Connector: Elbow 83" draw:style-name="gr148" draw:text-style-name="P4" draw:layer="layout" svg:x1="6.562cm" svg:y1="6.672cm" svg:x2="25.506cm" svg:y2="8.678cm" draw:end-shape="id2" draw:end-glue-point="8" svg:d="M6562 6672v2649h18944v-643">
          <text:p/>
        </draw:connector>
        <draw:connector draw:name="Connector: Elbow 99" draw:style-name="gr148" draw:text-style-name="P4" draw:layer="layout" svg:x1="23.072cm" svg:y1="6.671cm" svg:x2="33.232cm" svg:y2="15.615cm" draw:end-shape="id3" draw:end-glue-point="10" svg:d="M23072 6671h10804v8944h-644">
          <text:p/>
        </draw:connector>
        <draw:connector draw:name="Connector: Elbow 105" draw:style-name="gr148" draw:text-style-name="P4" draw:layer="layout" svg:x1="8.36cm" svg:y1="3.844cm" svg:x2="13.887cm" svg:y2="5.591cm" draw:end-shape="id4" draw:end-glue-point="11" svg:d="M8360 3844v296h5527v1451">
          <text:p/>
        </draw:connector>
        <draw:connector draw:name="Connector: Elbow 108" draw:style-name="gr148" draw:text-style-name="P4" draw:layer="layout" svg:x1="24.342cm" svg:y1="4.017cm" svg:x2="30.82cm" svg:y2="5.607cm" draw:end-shape="id2" draw:end-glue-point="11" svg:d="M24342 4017v210h6478v1380">
          <text:p/>
        </draw:connector>
        <draw:connector draw:name="Connector: Elbow 110" draw:style-name="gr148" draw:text-style-name="P4" draw:layer="layout" svg:x1="14.816cm" svg:y1="13.969cm" svg:x2="25.506cm" svg:y2="13.869cm" draw:end-shape="id3" draw:end-glue-point="4" svg:d="M14816 13969v-743h10690v643">
          <text:p/>
        </draw:connector>
        <draw:connector draw:name="Connector: Elbow 113" draw:style-name="gr149" draw:text-style-name="P4" draw:layer="layout" svg:x1="7.091cm" svg:y1="7.831cm" svg:x2="8.255cm" svg:y2="17.251cm" draw:end-shape="id1" draw:end-glue-point="10" svg:d="M7091 7831h1806v9420h-642">
          <text:p/>
        </draw:connector>
        <draw:connector draw:name="Connector: Elbow 119" draw:style-name="gr149" draw:text-style-name="P4" draw:layer="layout" svg:x1="20.262cm" svg:y1="16.119cm" svg:x2="7.75cm" svg:y2="17.857cm" svg:d="M20262 16119h-6256v1738h-6256">
          <text:p/>
        </draw:connector>
        <draw:connector draw:name="Connector: Elbow 125" draw:style-name="gr149" draw:text-style-name="P4" draw:layer="layout" svg:x1="20.637cm" svg:y1="8.04cm" svg:x2="7.201cm" svg:y2="17.924cm" draw:end-shape="id1" draw:end-glue-point="9" svg:d="M20637 8040v10805h-13436v-921">
          <text:p/>
        </draw:connector>
        <draw:custom-shape draw:name="TextBox 1" draw:style-name="gr15" draw:text-style-name="P8" draw:layer="layout" svg:width="8.89cm" svg:height="1.613cm" svg:x="11.007cm" svg:y="0cm">
          <text:list text:style-name="L1">
            <text:list-header>
              <text:p text:style-name="P7"><text:span text:style-name="T24">Processing Stream Workflow Overview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3" draw:layer="layout" svg:width="17.203cm" svg:height="9.68cm" svg:x="1.132cm" svg:y="1.962cm" draw:page-number="6" presentation:class="page"/>
          <draw:frame presentation:style-name="pr1" draw:layer="layout" svg:width="15.575cm" svg:height="11.616cm" svg:x="1.948cm" svg:y="12.263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rect draw:style-name="gr150" draw:layer="layout" svg:width="12.446cm" svg:height="18.034cm" svg:x="0.508cm" svg:y="0.308cm">
          <text:p/>
          <text:p/>
        </draw:rect>
        <draw:line draw:style-name="gr151" draw:layer="layout" svg:x1="7.261cm" svg:y1="4.631cm" svg:x2="8.154cm" svg:y2="4.631cm">
          <text:p/>
        </draw:line>
        <draw:rect draw:style-name="gr152" draw:layer="layout" svg:width="17.78cm" svg:height="18.034cm" svg:x="15.84cm" svg:y="0.254cm">
          <text:p/>
        </draw:rect>
        <draw:rect draw:style-name="gr153" draw:text-style-name="P19" draw:layer="layout" svg:width="3.546cm" svg:height="0.824cm" svg:x="8.9cm" svg:y="11.325cm">
          <text:p text:style-name="P18"><text:span text:style-name="T25">G</text:span><text:span text:style-name="T26">k+1</text:span><text:span text:style-name="T25">/S</text:span><text:span text:style-name="T26">j</text:span><text:span text:style-name="T25">/R</text:span><text:span text:style-name="T26">i.</text:span><text:span text:style-name="T27">ext</text:span></text:p>
        </draw:rect>
        <draw:rect draw:style-name="gr153" draw:text-style-name="P19" draw:layer="layout" svg:width="1.503cm" svg:height="0.824cm" svg:x="1.416cm" svg:y="3.77cm">
          <text:p text:style-name="P18"><text:span text:style-name="T25">G</text:span><text:span text:style-name="T26">k</text:span></text:p>
        </draw:rect>
        <draw:line draw:style-name="gr151" draw:layer="layout" svg:x1="2.919cm" svg:y1="4.145cm" svg:x2="3.936cm" svg:y2="4.145cm">
          <text:p/>
        </draw:line>
        <draw:line draw:style-name="gr151" draw:layer="layout" svg:x1="3.951cm" svg:y1="4.145cm" svg:x2="3.951cm" svg:y2="9.412cm">
          <text:p/>
        </draw:line>
        <draw:rect draw:style-name="gr153" draw:text-style-name="P19" draw:layer="layout" svg:width="2.563cm" svg:height="0.824cm" svg:x="4.698cm" svg:y="8.266cm">
          <text:p text:style-name="P18"><text:span text:style-name="T25">G</text:span><text:span text:style-name="T26">k</text:span><text:span text:style-name="T25">/S</text:span><text:span text:style-name="T26">j+2</text:span></text:p>
        </draw:rect>
        <draw:rect draw:style-name="gr153" draw:text-style-name="P19" draw:layer="layout" svg:width="2.563cm" svg:height="0.824cm" svg:x="4.698cm" svg:y="6.135cm">
          <text:p text:style-name="P18"><text:span text:style-name="T25">G</text:span><text:span text:style-name="T26">k</text:span><text:span text:style-name="T25">/S</text:span><text:span text:style-name="T26">j+1</text:span></text:p>
        </draw:rect>
        <draw:line draw:style-name="gr151" draw:layer="layout" svg:x1="3.935cm" svg:y1="4.6cm" svg:x2="4.697cm" svg:y2="4.6cm">
          <text:p/>
        </draw:line>
        <draw:line draw:style-name="gr151" draw:layer="layout" svg:x1="3.935cm" svg:y1="6.547cm" svg:x2="4.697cm" svg:y2="6.547cm">
          <text:p/>
        </draw:line>
        <draw:line draw:style-name="gr151" draw:layer="layout" svg:x1="3.935cm" svg:y1="8.655cm" svg:x2="4.697cm" svg:y2="8.655cm">
          <text:p/>
        </draw:line>
        <draw:line draw:style-name="gr151" draw:layer="layout" svg:x1="8.138cm" svg:y1="5.168cm" svg:x2="8.9cm" svg:y2="5.168cm">
          <text:p/>
        </draw:line>
        <draw:line draw:style-name="gr151" draw:layer="layout" svg:x1="7.121cm" svg:y1="4.631cm" svg:x2="8.138cm" svg:y2="4.631cm">
          <text:p/>
        </draw:line>
        <draw:line draw:style-name="gr151" draw:layer="layout" svg:x1="8.138cm" svg:y1="5.168cm" svg:x2="8.9cm" svg:y2="5.168cm">
          <text:p/>
        </draw:line>
        <draw:line draw:style-name="gr151" draw:layer="layout" svg:x1="8.138cm" svg:y1="5.168cm" svg:x2="8.9cm" svg:y2="5.168cm">
          <text:p/>
        </draw:line>
        <draw:line draw:style-name="gr151" draw:layer="layout" svg:x1="8.154cm" svg:y1="8.701cm" svg:x2="8.9cm" svg:y2="8.701cm">
          <text:p/>
        </draw:line>
        <draw:line draw:style-name="gr151" draw:layer="layout" svg:x1="8.138cm" svg:y1="5.168cm" svg:x2="8.9cm" svg:y2="5.168cm">
          <text:p/>
        </draw:line>
        <draw:line draw:style-name="gr151" draw:layer="layout" svg:x1="8.138cm" svg:y1="5.168cm" svg:x2="8.9cm" svg:y2="5.168cm">
          <text:p/>
        </draw:line>
        <draw:rect draw:style-name="gr153" draw:text-style-name="P19" draw:layer="layout" svg:width="3.292cm" svg:height="0.824cm" svg:x="8.9cm" svg:y="4.756cm">
          <text:p text:style-name="P18"><text:span text:style-name="T25">G</text:span><text:span text:style-name="T26">k</text:span><text:span text:style-name="T25">/S</text:span><text:span text:style-name="T26">j</text:span><text:span text:style-name="T25">/R</text:span><text:span text:style-name="T26">i.</text:span><text:span text:style-name="T27">ext</text:span></text:p>
        </draw:rect>
        <draw:line draw:style-name="gr151" draw:layer="layout" svg:x1="8.138cm" svg:y1="5.168cm" svg:x2="8.9cm" svg:y2="5.168cm">
          <text:p/>
        </draw:line>
        <draw:line draw:style-name="gr151" draw:layer="layout" svg:x1="8.138cm" svg:y1="6.385cm" svg:x2="8.9cm" svg:y2="6.385cm">
          <text:p/>
        </draw:line>
        <draw:line draw:style-name="gr151" draw:layer="layout" svg:x1="8.138cm" svg:y1="6.385cm" svg:x2="8.9cm" svg:y2="6.385cm">
          <text:p/>
        </draw:line>
        <draw:rect draw:style-name="gr154" draw:text-style-name="P19" xml:id="id15" draw:id="id15" draw:layer="layout" svg:width="3.292cm" svg:height="0.824cm" svg:x="8.9cm" svg:y="5.973cm">
          <text:p text:style-name="P18"><text:span text:style-name="T25">G</text:span><text:span text:style-name="T26">k</text:span><text:span text:style-name="T25">/S</text:span><text:span text:style-name="T26">j</text:span><text:span text:style-name="T25">/R</text:span><text:span text:style-name="T26">i+1.</text:span><text:span text:style-name="T27">ext</text:span></text:p>
        </draw:rect>
        <draw:rect draw:style-name="gr153" draw:text-style-name="P19" draw:layer="layout" svg:width="3.292cm" svg:height="0.824cm" svg:x="8.9cm" svg:y="8.289cm">
          <text:p text:style-name="P18"><text:span text:style-name="T25">G</text:span><text:span text:style-name="T26">k</text:span><text:span text:style-name="T25">/S</text:span><text:span text:style-name="T26">j</text:span><text:span text:style-name="T25">/R</text:span><text:span text:style-name="T26">i+1.</text:span><text:span text:style-name="T27">ext</text:span></text:p>
        </draw:rect>
        <draw:line draw:style-name="gr151" draw:layer="layout" svg:x1="0.95cm" svg:y1="3.57cm" svg:x2="0.95cm" svg:y2="14.238cm">
          <text:p/>
        </draw:line>
        <draw:line draw:style-name="gr151" draw:layer="layout" svg:x1="0.934cm" svg:y1="4.294cm" svg:x2="1.416cm" svg:y2="4.294cm">
          <text:p/>
        </draw:line>
        <draw:rect draw:style-name="gr153" draw:text-style-name="P19" draw:layer="layout" svg:width="1.503cm" svg:height="0.824cm" svg:x="1.416cm" svg:y="10.339cm">
          <text:p text:style-name="P18"><text:span text:style-name="T25">G</text:span><text:span text:style-name="T26">k+1</text:span></text:p>
        </draw:rect>
        <draw:line draw:style-name="gr151" draw:layer="layout" svg:x1="2.919cm" svg:y1="10.714cm" svg:x2="3.936cm" svg:y2="10.714cm">
          <text:p/>
        </draw:line>
        <draw:line draw:style-name="gr151" draw:layer="layout" svg:x1="3.951cm" svg:y1="10.714cm" svg:x2="3.951cm" svg:y2="15.762cm">
          <text:p/>
        </draw:line>
        <draw:rect draw:style-name="gr153" draw:text-style-name="P19" draw:layer="layout" svg:width="2.563cm" svg:height="0.824cm" svg:x="4.698cm" svg:y="10.757cm">
          <text:p text:style-name="P18"><text:span text:style-name="T25">G</text:span><text:span text:style-name="T26">k+1</text:span><text:span text:style-name="T25">/S</text:span><text:span text:style-name="T26">j</text:span></text:p>
        </draw:rect>
        <draw:rect draw:style-name="gr153" draw:text-style-name="P19" draw:layer="layout" svg:width="2.563cm" svg:height="0.824cm" svg:x="4.698cm" svg:y="14.731cm">
          <text:p text:style-name="P18"><text:span text:style-name="T25">G</text:span><text:span text:style-name="T26">k+1</text:span><text:span text:style-name="T25">/S</text:span><text:span text:style-name="T26">j+2</text:span></text:p>
        </draw:rect>
        <draw:rect draw:style-name="gr153" draw:text-style-name="P19" draw:layer="layout" svg:width="2.563cm" svg:height="0.824cm" svg:x="4.698cm" svg:y="12.704cm">
          <text:p text:style-name="P18"><text:span text:style-name="T25">G</text:span><text:span text:style-name="T26">k+1</text:span><text:span text:style-name="T25">/S</text:span><text:span text:style-name="T26">j+1</text:span></text:p>
        </draw:rect>
        <draw:line draw:style-name="gr151" draw:layer="layout" svg:x1="3.935cm" svg:y1="11.169cm" svg:x2="4.697cm" svg:y2="11.169cm">
          <text:p/>
        </draw:line>
        <draw:line draw:style-name="gr151" draw:layer="layout" svg:x1="3.935cm" svg:y1="13.116cm" svg:x2="4.697cm" svg:y2="13.116cm">
          <text:p/>
        </draw:line>
        <draw:line draw:style-name="gr151" draw:layer="layout" svg:x1="3.935cm" svg:y1="15.224cm" svg:x2="4.697cm" svg:y2="15.224cm">
          <text:p/>
        </draw:line>
        <draw:line draw:style-name="gr151" draw:layer="layout" svg:x1="8.138cm" svg:y1="11.737cm" svg:x2="8.9cm" svg:y2="11.737cm">
          <text:p/>
        </draw:line>
        <draw:line draw:style-name="gr151" draw:layer="layout" svg:x1="7.121cm" svg:y1="11.2cm" svg:x2="8.138cm" svg:y2="11.2cm">
          <text:p/>
        </draw:line>
        <draw:line draw:style-name="gr151" draw:layer="layout" svg:x1="8.154cm" svg:y1="11.2cm" svg:x2="8.154cm" svg:y2="14.622cm">
          <text:p/>
        </draw:line>
        <draw:line draw:style-name="gr151" draw:layer="layout" svg:x1="8.138cm" svg:y1="11.737cm" svg:x2="8.9cm" svg:y2="11.737cm">
          <text:p/>
        </draw:line>
        <draw:line draw:style-name="gr151" draw:layer="layout" svg:x1="8.138cm" svg:y1="11.737cm" svg:x2="8.9cm" svg:y2="11.737cm">
          <text:p/>
        </draw:line>
        <draw:line draw:style-name="gr151" draw:layer="layout" svg:x1="8.138cm" svg:y1="14.17cm" svg:x2="8.9cm" svg:y2="14.17cm">
          <text:p/>
        </draw:line>
        <draw:line draw:style-name="gr151" draw:layer="layout" svg:x1="8.138cm" svg:y1="11.737cm" svg:x2="8.9cm" svg:y2="11.737cm">
          <text:p/>
        </draw:line>
        <draw:line draw:style-name="gr151" draw:layer="layout" svg:x1="7.121cm" svg:y1="11.2cm" svg:x2="8.138cm" svg:y2="11.2cm">
          <text:p/>
        </draw:line>
        <draw:line draw:style-name="gr151" draw:layer="layout" svg:x1="8.138cm" svg:y1="11.737cm" svg:x2="8.9cm" svg:y2="11.737cm">
          <text:p/>
        </draw:line>
        <draw:line draw:style-name="gr151" draw:layer="layout" svg:x1="8.138cm" svg:y1="11.737cm" svg:x2="8.9cm" svg:y2="11.737cm">
          <text:p/>
        </draw:line>
        <draw:line draw:style-name="gr151" draw:layer="layout" svg:x1="8.138cm" svg:y1="12.954cm" svg:x2="8.9cm" svg:y2="12.954cm">
          <text:p/>
        </draw:line>
        <draw:line draw:style-name="gr151" draw:layer="layout" svg:x1="8.138cm" svg:y1="12.954cm" svg:x2="8.9cm" svg:y2="12.954cm">
          <text:p/>
        </draw:line>
        <draw:rect draw:style-name="gr153" draw:text-style-name="P19" draw:layer="layout" svg:width="3.546cm" svg:height="0.824cm" svg:x="8.9cm" svg:y="12.542cm">
          <text:p text:style-name="P18"><text:span text:style-name="T25">G</text:span><text:span text:style-name="T26">k+1</text:span><text:span text:style-name="T25">/S</text:span><text:span text:style-name="T26">j</text:span><text:span text:style-name="T25">/R</text:span><text:span text:style-name="T26">i+1.</text:span><text:span text:style-name="T27">ext</text:span></text:p>
        </draw:rect>
        <draw:rect draw:style-name="gr153" draw:text-style-name="P19" draw:layer="layout" svg:width="3.546cm" svg:height="0.824cm" svg:x="8.9cm" svg:y="13.808cm">
          <text:p text:style-name="P18"><text:span text:style-name="T25">G</text:span><text:span text:style-name="T26">k+1</text:span><text:span text:style-name="T25">/S</text:span><text:span text:style-name="T26">j</text:span><text:span text:style-name="T25">/R</text:span><text:span text:style-name="T26">i+2.</text:span><text:span text:style-name="T27">ext</text:span></text:p>
        </draw:rect>
        <draw:line draw:style-name="gr151" draw:layer="layout" svg:x1="0.934cm" svg:y1="10.794cm" svg:x2="1.416cm" svg:y2="10.794cm">
          <text:p/>
        </draw:line>
        <draw:rect draw:style-name="gr153" draw:text-style-name="P20" xml:id="id5" draw:id="id5" draw:layer="layout" svg:width="1.502cm" svg:height="1.016cm" svg:x="22.758cm" svg:y="4.062cm">
          <text:p text:style-name="P18"><text:span text:style-name="T25">G</text:span><text:span text:style-name="T26">k</text:span></text:p>
        </draw:rect>
        <draw:rect draw:style-name="gr153" draw:text-style-name="P19" xml:id="id6" draw:id="id6" draw:layer="layout" svg:width="2.159cm" svg:height="0.824cm" svg:x="17.299cm" svg:y="6.388cm">
          <text:p text:style-name="P18"><text:span text:style-name="T25">G</text:span><text:span text:style-name="T26">k</text:span><text:span text:style-name="T27">.</text:span><text:span text:style-name="T25">S</text:span><text:span text:style-name="T26">j</text:span></text:p>
        </draw:rect>
        <draw:rect draw:style-name="gr153" draw:text-style-name="P19" draw:layer="layout" svg:width="2.098cm" svg:height="0.824cm" svg:x="19.5cm" svg:y="6.388cm">
          <text:p text:style-name="P18"><text:span text:style-name="T25">G</text:span><text:span text:style-name="T26">k</text:span><text:span text:style-name="T27">.</text:span><text:span text:style-name="T25">S</text:span><text:span text:style-name="T26">j+1</text:span></text:p>
        </draw:rect>
        <draw:rect draw:style-name="gr153" draw:text-style-name="P19" draw:layer="layout" svg:width="2.037cm" svg:height="0.824cm" svg:x="21.601cm" svg:y="6.388cm">
          <text:p text:style-name="P18"><text:span text:style-name="T25">G</text:span><text:span text:style-name="T26">k</text:span><text:span text:style-name="T27">.</text:span><text:span text:style-name="T25">S</text:span><text:span text:style-name="T26">j+2</text:span></text:p>
        </draw:rect>
        <draw:connector draw:style-name="gr155" draw:layer="layout" svg:x1="23.509cm" svg:y1="5.078cm" svg:x2="18.378cm" svg:y2="6.388cm" draw:start-shape="id5" draw:start-glue-point="2" draw:end-shape="id6" draw:end-glue-point="0" svg:d="M23509 5078v655h-5131v655">
          <text:p/>
        </draw:connector>
        <draw:rect draw:style-name="gr153" draw:text-style-name="P19" xml:id="id7" draw:id="id7" draw:layer="layout" svg:width="2.434cm" svg:height="0.824cm" svg:x="16.516cm" svg:y="8.372cm">
          <text:p text:style-name="P18"><text:span text:style-name="T25">G</text:span><text:span text:style-name="T26">k</text:span><text:span text:style-name="T27">.</text:span><text:span text:style-name="T25">S</text:span><text:span text:style-name="T26">j</text:span><text:span text:style-name="T27">.</text:span><text:span text:style-name="T25">R</text:span><text:span text:style-name="T26">i</text:span></text:p>
        </draw:rect>
        <draw:rect draw:style-name="gr154" draw:text-style-name="P19" xml:id="id11" draw:id="id11" draw:layer="layout" svg:width="2.4cm" svg:height="0.824cm" svg:x="18.998cm" svg:y="8.372cm">
          <text:p text:style-name="P18"><text:span text:style-name="T25">G</text:span><text:span text:style-name="T26">k</text:span><text:span text:style-name="T27">.</text:span><text:span text:style-name="T25">S</text:span><text:span text:style-name="T26">j</text:span><text:span text:style-name="T27">.</text:span><text:span text:style-name="T25">R</text:span><text:span text:style-name="T26">i+1</text:span></text:p>
        </draw:rect>
        <draw:rect draw:style-name="gr153" draw:text-style-name="P19" draw:layer="layout" svg:width="2.348cm" svg:height="0.824cm" svg:x="21.398cm" svg:y="8.372cm">
          <text:p text:style-name="P18"><text:span text:style-name="T25">G</text:span><text:span text:style-name="T26">k</text:span><text:span text:style-name="T27">.</text:span><text:span text:style-name="T25">S</text:span><text:span text:style-name="T26">j</text:span><text:span text:style-name="T27">.</text:span><text:span text:style-name="T25">R</text:span><text:span text:style-name="T26">i+2</text:span></text:p>
        </draw:rect>
        <draw:connector draw:style-name="gr155" draw:layer="layout" svg:x1="18.378cm" svg:y1="7.212cm" svg:x2="16.516cm" svg:y2="8.784cm" draw:start-shape="id6" draw:start-glue-point="2" draw:end-shape="id7" draw:end-glue-point="3" svg:d="M18378 7212v580h-2363v992h501">
          <text:p/>
        </draw:connector>
        <draw:rect draw:style-name="gr153" draw:text-style-name="P20" xml:id="id8" draw:id="id8" draw:layer="layout" svg:width="1.502cm" svg:height="1.016cm" svg:x="24.258cm" svg:y="4.062cm">
          <text:p text:style-name="P18"><text:span text:style-name="T25">G</text:span><text:span text:style-name="T26">k+1</text:span></text:p>
        </draw:rect>
        <draw:rect draw:style-name="gr153" draw:text-style-name="P19" xml:id="id9" draw:id="id9" draw:layer="layout" svg:width="2.159cm" svg:height="0.824cm" svg:x="26.499cm" svg:y="6.388cm">
          <text:p text:style-name="P18"><text:span text:style-name="T25">G</text:span><text:span text:style-name="T26">k</text:span><text:span text:style-name="T27">.</text:span><text:span text:style-name="T25">S</text:span><text:span text:style-name="T26">j</text:span></text:p>
        </draw:rect>
        <draw:rect draw:style-name="gr153" draw:text-style-name="P19" draw:layer="layout" svg:width="2.098cm" svg:height="0.824cm" svg:x="28.7cm" svg:y="6.388cm">
          <text:p text:style-name="P18"><text:span text:style-name="T25">G</text:span><text:span text:style-name="T26">k</text:span><text:span text:style-name="T27">.</text:span><text:span text:style-name="T25">S</text:span><text:span text:style-name="T26">j+1</text:span></text:p>
        </draw:rect>
        <draw:rect draw:style-name="gr153" draw:text-style-name="P19" draw:layer="layout" svg:width="2.037cm" svg:height="0.824cm" svg:x="30.801cm" svg:y="6.388cm">
          <text:p text:style-name="P18"><text:span text:style-name="T25">G</text:span><text:span text:style-name="T26">k</text:span><text:span text:style-name="T27">.</text:span><text:span text:style-name="T25">S</text:span><text:span text:style-name="T26">j+2</text:span></text:p>
        </draw:rect>
        <draw:rect draw:style-name="gr153" draw:text-style-name="P19" xml:id="id10" draw:id="id10" draw:layer="layout" svg:width="2.434cm" svg:height="0.824cm" svg:x="25.516cm" svg:y="8.372cm">
          <text:p text:style-name="P18"><text:span text:style-name="T25">G</text:span><text:span text:style-name="T26">k+1</text:span><text:span text:style-name="T27">.</text:span><text:span text:style-name="T25">S</text:span><text:span text:style-name="T26">j</text:span><text:span text:style-name="T27">.</text:span><text:span text:style-name="T25">R</text:span><text:span text:style-name="T26">i</text:span></text:p>
        </draw:rect>
        <draw:rect draw:style-name="gr153" draw:text-style-name="P19" draw:layer="layout" svg:width="2.644cm" svg:height="0.824cm" svg:x="27.998cm" svg:y="8.372cm">
          <text:p text:style-name="P18"><text:span text:style-name="T25">G</text:span><text:span text:style-name="T26">k+1</text:span><text:span text:style-name="T27">.</text:span><text:span text:style-name="T25">S</text:span><text:span text:style-name="T26">j</text:span><text:span text:style-name="T27">.</text:span><text:span text:style-name="T25">R</text:span><text:span text:style-name="T26">i+1</text:span></text:p>
        </draw:rect>
        <draw:rect draw:style-name="gr153" draw:text-style-name="P19" draw:layer="layout" svg:width="2.684cm" svg:height="0.824cm" svg:x="30.598cm" svg:y="8.372cm">
          <text:p text:style-name="P18"><text:span text:style-name="T25">G</text:span><text:span text:style-name="T26">k+1</text:span><text:span text:style-name="T27">.</text:span><text:span text:style-name="T25">S</text:span><text:span text:style-name="T26">j</text:span><text:span text:style-name="T27">.</text:span><text:span text:style-name="T25">R</text:span><text:span text:style-name="T26">i+2</text:span></text:p>
        </draw:rect>
        <draw:connector draw:style-name="gr155" draw:layer="layout" svg:x1="25.009cm" svg:y1="5.078cm" svg:x2="27.578cm" svg:y2="6.388cm" draw:start-shape="id8" draw:start-glue-point="2" draw:end-shape="id9" draw:end-glue-point="0" svg:d="M25009 5078v655h2569v655">
          <text:p/>
        </draw:connector>
        <draw:connector draw:style-name="gr155" draw:layer="layout" svg:x1="27.578cm" svg:y1="7.212cm" svg:x2="25.516cm" svg:y2="8.784cm" draw:start-shape="id9" draw:start-glue-point="2" draw:end-shape="id10" draw:end-glue-point="3" svg:d="M27578 7212v580h-2563v992h501">
          <text:p/>
        </draw:connector>
        <draw:custom-shape draw:name="TextBox 1" draw:style-name="gr15" draw:text-style-name="P21" draw:layer="layout" svg:width="4.191cm" svg:height="1.108cm" svg:x="22.471cm" svg:y="1.016cm">
          <text:list text:style-name="L1">
            <text:list-header>
              <text:p text:style-name="P7"><text:span text:style-name="T28">Data T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" draw:style-name="gr15" draw:text-style-name="P12" draw:layer="layout" svg:width="7.928cm" svg:height="1.784cm" svg:x="2.472cm" svg:y="1.017cm">
          <text:list text:style-name="L1">
            <text:list-header>
              <text:p text:style-name="P7"><text:span text:style-name="T28">File Tree</text:span></text:p>
              <text:p text:style-name="P7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rect draw:style-name="gr153" draw:text-style-name="P19" draw:layer="layout" svg:width="2.563cm" svg:height="0.824cm" svg:x="4.698cm" svg:y="4.188cm">
          <text:p text:style-name="P18"><text:span text:style-name="T25">G</text:span><text:span text:style-name="T26">k</text:span><text:span text:style-name="T25">/S</text:span><text:span text:style-name="T26">j</text:span></text:p>
        </draw:rect>
        <draw:frame draw:style-name="standard" xml:id="id12" draw:id="id12" draw:layer="layout" svg:width="3.056cm" svg:height="2.661cm" svg:x="16.51cm" svg:y="12.13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8"><text:span text:style-name="T29">ProcStream (derived data)</text:span></text:p>
              </table:table-cell>
            </table:table-row>
            <table:table-row table:style-name="ro2">
              <table:table-cell table:style-name="ce2">
                <text:p text:style-name="P18"><text:span text:style-name="T30">fcalls</text:span></text:p>
              </table:table-cell>
            </table:table-row>
            <table:table-row table:style-name="ro2">
              <table:table-cell table:style-name="ce3">
                <text:p text:style-name="P18"><text:span text:style-name="T30">input</text:span></text:p>
              </table:table-cell>
            </table:table-row>
            <table:table-row table:style-name="ro2">
              <table:table-cell table:style-name="ce3">
                <text:p text:style-name="P18"><text:span text:style-name="T30">output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152" draw:layer="layout" svg:x1="20.198cm" svg:y1="9.196cm" svg:x2="18.038cm" svg:y2="12.138cm" draw:start-shape="id11" draw:start-glue-point="2" draw:end-shape="id12" svg:d="M20198 9196v1471h-2160v1471">
          <text:p/>
        </draw:connector>
        <draw:frame draw:style-name="standard" xml:id="id13" draw:id="id13" draw:layer="layout" svg:width="2.199cm" svg:height="2.247cm" svg:x="20.304cm" svg:y="12.21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8"><text:span text:style-name="T29">Acquired</text:span></text:p>
              </table:table-cell>
            </table:table-row>
            <table:table-row table:style-name="ro3">
              <table:table-cell table:style-name="ce2">
                <text:p text:style-name="P18"><text:span text:style-name="T30">data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152" draw:layer="layout" svg:x1="20.198cm" svg:y1="9.196cm" svg:x2="21.403cm" svg:y2="12.21cm" draw:start-shape="id11" draw:start-glue-point="2" draw:end-shape="id13" draw:end-glue-point="0" svg:d="M20198 9196v1507h1205v1507">
          <text:p/>
        </draw:connector>
        <draw:line draw:style-name="gr156" draw:layer="layout" svg:x1="8.154cm" svg:y1="14.444cm" svg:x2="8.154cm" svg:y2="15.46cm">
          <text:p/>
          <text:p/>
          <text:p/>
          <text:p/>
          <text:p/>
          <text:p/>
          <text:p/>
          <text:p/>
          <text:p/>
          <text:p/>
          <text:p/>
          <text:p/>
        </draw:line>
        <draw:line draw:style-name="gr156" draw:layer="layout" svg:x1="3.954cm" svg:y1="15.444cm" svg:x2="3.954cm" svg:y2="16.46cm">
          <text:p/>
          <text:p/>
          <text:p/>
          <text:p/>
          <text:p/>
          <text:p/>
          <text:p/>
          <text:p/>
          <text:p/>
          <text:p/>
          <text:p/>
          <text:p/>
        </draw:line>
        <draw:line draw:style-name="gr156" draw:layer="layout" svg:x1="3.954cm" svg:y1="9.144cm" svg:x2="3.954cm" svg:y2="10.16cm">
          <text:p/>
          <text:p/>
          <text:p/>
          <text:p/>
          <text:p/>
          <text:p/>
          <text:p/>
          <text:p/>
          <text:p/>
          <text:p/>
          <text:p/>
          <text:p/>
        </draw:line>
        <draw:line draw:style-name="gr156" draw:layer="layout" svg:x1="0.954cm" svg:y1="13.944cm" svg:x2="0.954cm" svg:y2="14.96cm">
          <text:p/>
          <text:p/>
          <text:p/>
          <text:p/>
          <text:p/>
          <text:p/>
          <text:p/>
          <text:p/>
          <text:p/>
          <text:p/>
          <text:p/>
          <text:p/>
        </draw:line>
        <draw:rect draw:style-name="gr154" draw:text-style-name="P22" xml:id="id14" draw:id="id14" draw:layer="layout" svg:width="3.292cm" svg:height="0.824cm" svg:x="8.9cm" svg:y="6.773cm">
          <text:p text:style-name="P18"><text:span text:style-name="T25">G</text:span><text:span text:style-name="T26">k</text:span><text:span text:style-name="T25">/S</text:span><text:span text:style-name="T26">j</text:span><text:span text:style-name="T25">/R</text:span><text:span text:style-name="T26">i+1.</text:span><text:span text:style-name="T27">mat</text:span></text:p>
        </draw:rect>
        <draw:connector draw:style-name="gr157" draw:layer="layout" draw:line-skew="-0.381cm" svg:x1="12.192cm" svg:y1="7.185cm" svg:x2="18.038cm" svg:y2="14.799cm" draw:start-shape="id14" draw:start-glue-point="1" draw:end-shape="id12" draw:end-glue-point="2" svg:d="M12192 7185h1778v8116h4068v-502">
          <text:p/>
        </draw:connector>
        <draw:connector draw:style-name="gr158" draw:layer="layout" draw:line-skew="-1.008cm 1.805cm" svg:x1="12.192cm" svg:y1="6.385cm" svg:x2="21.403cm" svg:y2="14.457cm" draw:start-shape="id15" draw:start-glue-point="1" draw:end-shape="id13" draw:end-glue-point="2" svg:d="M12192 6385h3048v10379h6163v-2307">
          <text:p/>
        </draw:connector>
        <draw:line draw:style-name="gr151" draw:layer="layout" svg:x1="8.154cm" svg:y1="4.613cm" svg:x2="8.154cm" svg:y2="9.398cm">
          <text:p/>
        </draw:line>
        <draw:line draw:style-name="gr156" draw:layer="layout" svg:x1="8.154cm" svg:y1="9.057cm" svg:x2="8.154cm" svg:y2="10.073cm">
          <text:p/>
          <text:p/>
          <text:p/>
          <text:p/>
          <text:p/>
          <text:p/>
          <text:p/>
          <text:p/>
          <text:p/>
          <text:p/>
          <text:p/>
          <text:p/>
        </draw:line>
        <draw:rect draw:style-name="gr153" draw:text-style-name="P24" draw:layer="layout" svg:width="2.54cm" svg:height="1.524cm" svg:x="28.702cm" svg:y="13.97cm">
          <text:p text:style-name="P23"><text:span text:style-name="T27">CurrElem</text:span></text:p>
        </draw:rect>
        <draw:path draw:style-name="gr159" draw:layer="layout" svg:width="9.234cm" svg:height="4.746cm" svg:x="20.751cm" svg:y="9.209cm" svg:viewBox="0 0 9235 4747" svg:d="M9235 4747c-279-210-370-554-597-804-234-257-430-559-726-752-254-165-560-242-804-416-277-197-587-150-882-181-269-29-537-34-804-26-288 9-571-29-856-52-278-22-559-35-830-104-268-69-554-77-804-207-256-132-533-201-805-286-300-93-582-229-881-311-361-99-416-444-701-648-237-169-332-490-389-778l-156-182">
          <text:p/>
        </draw:path>
        <draw:rect draw:style-name="gr153" draw:text-style-name="P20" draw:layer="layout" svg:width="1.502cm" svg:height="1.016cm" svg:x="25.758cm" svg:y="4.062cm">
          <text:p text:style-name="P25"><text:span text:style-name="T25">. . .</text:span></text:p>
        </draw:rect>
        <presentation:notes draw:style-name="dp2">
          <draw:page-thumbnail draw:style-name="gr33" draw:layer="layout" svg:width="17.203cm" svg:height="9.68cm" svg:x="1.132cm" svg:y="1.962cm" draw:page-number="7" presentation:class="page"/>
          <draw:frame presentation:style-name="pr1" draw:layer="layout" svg:width="15.575cm" svg:height="11.616cm" svg:x="1.948cm" svg:y="12.263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ellipse draw:style-name="gr160" draw:text-style-name="P18" draw:layer="layout" svg:width="20.066cm" svg:height="11.938cm" svg:x="4.318cm" svg:y="0.254cm">
          <text:p text:style-name="P18">DataTreeClass</text:p>
        </draw:ellipse>
        <draw:rect draw:style-name="gr152" draw:layer="layout" svg:width="8.75cm" svg:height="7.004cm" svg:x="0.14cm" svg:y="11.738cm">
          <text:p/>
        </draw:rect>
        <draw:ellipse draw:style-name="gr160" draw:text-style-name="P18" draw:layer="layout" svg:width="6.858cm" svg:height="5.588cm" svg:x="13.97cm" svg:y="12.954cm">
          <text:p text:style-name="P18">MainGUI</text:p>
        </draw:ellipse>
        <draw:ellipse draw:style-name="gr153" draw:text-style-name="P26" draw:layer="layout" svg:width="2.032cm" svg:height="1.27cm" svg:x="15.186cm" svg:y="16.502cm">
          <text:p text:style-name="P18"><text:span text:style-name="T31">Display</text:span></text:p>
        </draw:ellipse>
        <draw:line draw:style-name="gr151" draw:layer="layout" svg:x1="4.976cm" svg:y1="12.728cm" svg:x2="5.632cm" svg:y2="12.728cm">
          <text:p/>
        </draw:line>
        <draw:rect draw:style-name="gr153" draw:text-style-name="P27" draw:layer="layout" svg:width="2.604cm" svg:height="0.426cm" svg:x="6.18cm" svg:y="16.187cm">
          <text:p text:style-name="P18"><text:span text:style-name="T32">G</text:span><text:span text:style-name="T33">k+1</text:span><text:span text:style-name="T32">/S</text:span><text:span text:style-name="T33">j</text:span><text:span text:style-name="T32">/R</text:span><text:span text:style-name="T33">i.</text:span><text:span text:style-name="T34">ext</text:span></text:p>
        </draw:rect>
        <draw:rect draw:style-name="gr153" draw:text-style-name="P27" draw:layer="layout" svg:width="1.104cm" svg:height="0.426cm" svg:x="0.685cm" svg:y="12.283cm">
          <text:p text:style-name="P18"><text:span text:style-name="T32">G</text:span><text:span text:style-name="T33">k</text:span></text:p>
        </draw:rect>
        <draw:line draw:style-name="gr151" draw:layer="layout" svg:x1="1.788cm" svg:y1="12.477cm" svg:x2="2.535cm" svg:y2="12.477cm">
          <text:p/>
        </draw:line>
        <draw:line draw:style-name="gr151" draw:layer="layout" svg:x1="2.546cm" svg:y1="12.477cm" svg:x2="2.546cm" svg:y2="15.199cm">
          <text:p/>
        </draw:line>
        <draw:rect draw:style-name="gr153" draw:text-style-name="P27" draw:layer="layout" svg:width="1.88cm" svg:height="0.425cm" svg:x="3.096cm" svg:y="14.607cm">
          <text:p text:style-name="P18"><text:span text:style-name="T32">G</text:span><text:span text:style-name="T33">k</text:span><text:span text:style-name="T32">/S</text:span><text:span text:style-name="T33">j+2</text:span></text:p>
        </draw:rect>
        <draw:rect draw:style-name="gr153" draw:text-style-name="P27" draw:layer="layout" svg:width="1.88cm" svg:height="0.426cm" svg:x="3.096cm" svg:y="13.505cm">
          <text:p text:style-name="P18"><text:span text:style-name="T32">G</text:span><text:span text:style-name="T33">k</text:span><text:span text:style-name="T32">/S</text:span><text:span text:style-name="T33">j+1</text:span></text:p>
        </draw:rect>
        <draw:line draw:style-name="gr151" draw:layer="layout" svg:x1="2.534cm" svg:y1="12.712cm" svg:x2="3.094cm" svg:y2="12.712cm">
          <text:p/>
        </draw:line>
        <draw:line draw:style-name="gr151" draw:text-style-name="P28" draw:layer="layout" svg:x1="2.534cm" svg:y1="13.718cm" svg:x2="3.094cm" svg:y2="13.718cm">
          <text:p/>
        </draw:line>
        <draw:line draw:style-name="gr151" draw:text-style-name="P28" draw:layer="layout" svg:x1="2.534cm" svg:y1="14.807cm" svg:x2="3.094cm" svg:y2="14.807cm">
          <text:p/>
        </draw:line>
        <draw:line draw:style-name="gr151" draw:layer="layout" svg:x1="5.62cm" svg:y1="13.005cm" svg:x2="6.18cm" svg:y2="13.005cm">
          <text:p/>
        </draw:line>
        <draw:line draw:style-name="gr151" draw:layer="layout" svg:x1="4.874cm" svg:y1="12.728cm" svg:x2="5.621cm" svg:y2="12.728cm">
          <text:p/>
        </draw:line>
        <draw:line draw:style-name="gr151" draw:layer="layout" svg:x1="5.62cm" svg:y1="13.005cm" svg:x2="6.18cm" svg:y2="13.005cm">
          <text:p/>
        </draw:line>
        <draw:line draw:style-name="gr151" draw:layer="layout" svg:x1="5.62cm" svg:y1="13.005cm" svg:x2="6.18cm" svg:y2="13.005cm">
          <text:p/>
        </draw:line>
        <draw:line draw:style-name="gr151" draw:layer="layout" svg:x1="5.632cm" svg:y1="14.831cm" svg:x2="6.18cm" svg:y2="14.831cm">
          <text:p/>
        </draw:line>
        <draw:line draw:style-name="gr151" draw:layer="layout" svg:x1="5.62cm" svg:y1="13.005cm" svg:x2="6.18cm" svg:y2="13.005cm">
          <text:p/>
        </draw:line>
        <draw:line draw:style-name="gr151" draw:layer="layout" svg:x1="5.62cm" svg:y1="13.005cm" svg:x2="6.18cm" svg:y2="13.005cm">
          <text:p/>
        </draw:line>
        <draw:rect draw:style-name="gr153" draw:text-style-name="P27" draw:layer="layout" svg:width="2.418cm" svg:height="0.425cm" svg:x="6.18cm" svg:y="12.793cm">
          <text:p text:style-name="P18"><text:span text:style-name="T32">G</text:span><text:span text:style-name="T33">k</text:span><text:span text:style-name="T32">/S</text:span><text:span text:style-name="T33">j</text:span><text:span text:style-name="T32">/R</text:span><text:span text:style-name="T33">i.</text:span><text:span text:style-name="T34">ext</text:span></text:p>
        </draw:rect>
        <draw:line draw:style-name="gr151" draw:layer="layout" svg:x1="5.62cm" svg:y1="13.005cm" svg:x2="6.18cm" svg:y2="13.005cm">
          <text:p/>
        </draw:line>
        <draw:line draw:style-name="gr151" draw:layer="layout" svg:x1="5.62cm" svg:y1="13.634cm" svg:x2="6.18cm" svg:y2="13.634cm">
          <text:p/>
        </draw:line>
        <draw:line draw:style-name="gr151" draw:layer="layout" svg:x1="5.62cm" svg:y1="13.634cm" svg:x2="6.18cm" svg:y2="13.634cm">
          <text:p/>
        </draw:line>
        <draw:rect draw:style-name="gr154" draw:text-style-name="P27" draw:layer="layout" svg:width="2.418cm" svg:height="0.425cm" svg:x="6.18cm" svg:y="13.422cm">
          <text:p text:style-name="P18"><text:span text:style-name="T32">G</text:span><text:span text:style-name="T33">k</text:span><text:span text:style-name="T32">/S</text:span><text:span text:style-name="T33">j</text:span><text:span text:style-name="T32">/R</text:span><text:span text:style-name="T33">i+1.</text:span><text:span text:style-name="T34">ext</text:span></text:p>
        </draw:rect>
        <draw:rect draw:style-name="gr153" draw:text-style-name="P27" draw:layer="layout" svg:width="2.418cm" svg:height="0.424cm" svg:x="6.18cm" svg:y="14.619cm">
          <text:p text:style-name="P18"><text:span text:style-name="T32">G</text:span><text:span text:style-name="T33">k</text:span><text:span text:style-name="T32">/S</text:span><text:span text:style-name="T33">j</text:span><text:span text:style-name="T32">/R</text:span><text:span text:style-name="T33">i+1.</text:span><text:span text:style-name="T34">ext</text:span></text:p>
        </draw:rect>
        <draw:line draw:style-name="gr151" draw:layer="layout" svg:x1="0.343cm" svg:y1="12.179cm" svg:x2="0.343cm" svg:y2="17.692cm">
          <text:p/>
        </draw:line>
        <draw:line draw:style-name="gr151" draw:layer="layout" svg:x1="0.331cm" svg:y1="12.454cm" svg:x2="0.685cm" svg:y2="12.454cm">
          <text:p/>
        </draw:line>
        <draw:rect draw:style-name="gr153" draw:text-style-name="P27" draw:layer="layout" svg:width="1.104cm" svg:height="0.427cm" svg:x="0.685cm" svg:y="15.677cm">
          <text:p text:style-name="P18"><text:span text:style-name="T32">G</text:span><text:span text:style-name="T33">k+1</text:span></text:p>
        </draw:rect>
        <draw:line draw:style-name="gr151" draw:text-style-name="P28" draw:layer="layout" svg:x1="1.788cm" svg:y1="15.872cm" svg:x2="2.535cm" svg:y2="15.872cm">
          <text:p/>
        </draw:line>
        <draw:line draw:style-name="gr151" draw:layer="layout" svg:x1="2.546cm" svg:y1="15.872cm" svg:x2="2.546cm" svg:y2="18.481cm">
          <text:p/>
        </draw:line>
        <draw:rect draw:style-name="gr153" draw:text-style-name="P27" draw:layer="layout" svg:width="1.88cm" svg:height="0.426cm" svg:x="3.096cm" svg:y="15.893cm">
          <text:p text:style-name="P18"><text:span text:style-name="T32">G</text:span><text:span text:style-name="T33">k+1</text:span><text:span text:style-name="T32">/S</text:span><text:span text:style-name="T33">j</text:span></text:p>
        </draw:rect>
        <draw:rect draw:style-name="gr153" draw:text-style-name="P27" draw:layer="layout" svg:width="1.88cm" svg:height="0.426cm" svg:x="3.096cm" svg:y="17.947cm">
          <text:p text:style-name="P18"><text:span text:style-name="T32">G</text:span><text:span text:style-name="T33">k+1</text:span><text:span text:style-name="T32">/S</text:span><text:span text:style-name="T33">j+2</text:span></text:p>
        </draw:rect>
        <draw:rect draw:style-name="gr153" draw:text-style-name="P27" draw:layer="layout" svg:width="1.88cm" svg:height="0.425cm" svg:x="3.096cm" svg:y="16.9cm">
          <text:p text:style-name="P18"><text:span text:style-name="T32">G</text:span><text:span text:style-name="T33">k+1</text:span><text:span text:style-name="T32">/S</text:span><text:span text:style-name="T33">j+1</text:span></text:p>
        </draw:rect>
        <draw:line draw:style-name="gr151" draw:text-style-name="P28" draw:layer="layout" svg:x1="2.534cm" svg:y1="16.107cm" svg:x2="3.094cm" svg:y2="16.107cm">
          <text:p/>
        </draw:line>
        <draw:line draw:style-name="gr151" draw:text-style-name="P28" draw:layer="layout" svg:x1="2.534cm" svg:y1="17.113cm" svg:x2="3.094cm" svg:y2="17.113cm">
          <text:p/>
        </draw:line>
        <draw:line draw:style-name="gr151" draw:layer="layout" svg:x1="2.534cm" svg:y1="18.202cm" svg:x2="3.094cm" svg:y2="18.202cm">
          <text:p/>
        </draw:line>
        <draw:line draw:style-name="gr151" draw:layer="layout" svg:x1="5.62cm" svg:y1="16.4cm" svg:x2="6.18cm" svg:y2="16.4cm">
          <text:p/>
        </draw:line>
        <draw:line draw:style-name="gr151" draw:text-style-name="P28" draw:layer="layout" svg:x1="4.874cm" svg:y1="16.123cm" svg:x2="5.621cm" svg:y2="16.123cm">
          <text:p/>
        </draw:line>
        <draw:line draw:style-name="gr151" draw:layer="layout" svg:x1="5.632cm" svg:y1="16.123cm" svg:x2="5.632cm" svg:y2="17.892cm">
          <text:p/>
        </draw:line>
        <draw:line draw:style-name="gr151" draw:layer="layout" svg:x1="5.62cm" svg:y1="16.4cm" svg:x2="6.18cm" svg:y2="16.4cm">
          <text:p/>
        </draw:line>
        <draw:line draw:style-name="gr151" draw:layer="layout" svg:x1="5.62cm" svg:y1="16.4cm" svg:x2="6.18cm" svg:y2="16.4cm">
          <text:p/>
        </draw:line>
        <draw:line draw:style-name="gr151" draw:layer="layout" svg:x1="5.62cm" svg:y1="17.658cm" svg:x2="6.18cm" svg:y2="17.658cm">
          <text:p/>
        </draw:line>
        <draw:line draw:style-name="gr151" draw:layer="layout" svg:x1="5.62cm" svg:y1="16.4cm" svg:x2="6.18cm" svg:y2="16.4cm">
          <text:p/>
        </draw:line>
        <draw:line draw:style-name="gr151" draw:text-style-name="P28" draw:layer="layout" svg:x1="4.874cm" svg:y1="16.123cm" svg:x2="5.621cm" svg:y2="16.123cm">
          <text:p/>
        </draw:line>
        <draw:line draw:style-name="gr151" draw:layer="layout" svg:x1="5.62cm" svg:y1="16.4cm" svg:x2="6.18cm" svg:y2="16.4cm">
          <text:p/>
        </draw:line>
        <draw:line draw:style-name="gr151" draw:layer="layout" svg:x1="5.62cm" svg:y1="16.4cm" svg:x2="6.18cm" svg:y2="16.4cm">
          <text:p/>
        </draw:line>
        <draw:line draw:style-name="gr151" draw:layer="layout" svg:x1="5.62cm" svg:y1="17.029cm" svg:x2="6.18cm" svg:y2="17.029cm">
          <text:p/>
        </draw:line>
        <draw:line draw:style-name="gr151" draw:layer="layout" svg:x1="5.62cm" svg:y1="17.029cm" svg:x2="6.18cm" svg:y2="17.029cm">
          <text:p/>
        </draw:line>
        <draw:rect draw:style-name="gr153" draw:text-style-name="P27" draw:layer="layout" svg:width="2.604cm" svg:height="0.425cm" svg:x="6.18cm" svg:y="16.817cm">
          <text:p text:style-name="P18"><text:span text:style-name="T32">G</text:span><text:span text:style-name="T33">k+1</text:span><text:span text:style-name="T32">/S</text:span><text:span text:style-name="T33">j</text:span><text:span text:style-name="T32">/R</text:span><text:span text:style-name="T33">i+1.</text:span><text:span text:style-name="T34">ext</text:span></text:p>
        </draw:rect>
        <draw:rect draw:style-name="gr153" draw:text-style-name="P27" draw:layer="layout" svg:width="2.604cm" svg:height="0.426cm" svg:x="6.18cm" svg:y="17.471cm">
          <text:p text:style-name="P18"><text:span text:style-name="T32">G</text:span><text:span text:style-name="T33">k+1</text:span><text:span text:style-name="T32">/S</text:span><text:span text:style-name="T33">j</text:span><text:span text:style-name="T32">/R</text:span><text:span text:style-name="T33">i+2.</text:span><text:span text:style-name="T34">ext</text:span></text:p>
        </draw:rect>
        <draw:line draw:style-name="gr151" draw:layer="layout" svg:x1="0.331cm" svg:y1="15.913cm" svg:x2="0.685cm" svg:y2="15.913cm">
          <text:p/>
        </draw:line>
        <draw:custom-shape draw:name="TextBox 1" draw:style-name="gr15" draw:text-style-name="P12" draw:layer="layout" svg:width="3.392cm" svg:height="1.487cm" svg:x="3.164cm" svg:y="11.662cm">
          <text:list text:style-name="L1">
            <text:list-header>
              <text:p text:style-name="P7"><text:span text:style-name="T35">File Tree</text:span></text:p>
              <text:p text:style-name="P7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rect draw:style-name="gr153" draw:text-style-name="P27" draw:layer="layout" svg:width="1.88cm" svg:height="0.426cm" svg:x="3.096cm" svg:y="12.499cm">
          <text:p text:style-name="P18"><text:span text:style-name="T32">G</text:span><text:span text:style-name="T33">k</text:span><text:span text:style-name="T32">/S</text:span><text:span text:style-name="T33">j</text:span></text:p>
        </draw:rect>
        <draw:line draw:style-name="gr156" draw:layer="layout" svg:x1="5.632cm" svg:y1="17.799cm" svg:x2="5.632cm" svg:y2="18.324cm">
          <text:p/>
          <text:p/>
          <text:p/>
          <text:p/>
          <text:p/>
          <text:p/>
          <text:p/>
          <text:p/>
          <text:p/>
          <text:p/>
          <text:p/>
          <text:p/>
        </draw:line>
        <draw:line draw:style-name="gr156" draw:text-style-name="P28" draw:layer="layout" svg:x1="2.548cm" svg:y1="15.06cm" svg:x2="2.548cm" svg:y2="15.585cm">
          <text:p><text:span text:style-name="T36"/></text:p>
          <text:p><text:span text:style-name="T36"/></text:p>
          <text:p><text:span text:style-name="T36"/></text:p>
          <text:p><text:span text:style-name="T36"/></text:p>
          <text:p><text:span text:style-name="T36"/></text:p>
          <text:p><text:span text:style-name="T36"/></text:p>
          <text:p><text:span text:style-name="T36"/></text:p>
          <text:p><text:span text:style-name="T36"/></text:p>
          <text:p><text:span text:style-name="T36"/></text:p>
          <text:p><text:span text:style-name="T36"/></text:p>
          <text:p><text:span text:style-name="T36"/></text:p>
          <text:p><text:span text:style-name="T36"/></text:p>
        </draw:line>
        <draw:line draw:style-name="gr156" draw:layer="layout" svg:x1="0.345cm" svg:y1="17.541cm" svg:x2="0.345cm" svg:y2="18.066cm">
          <text:p/>
          <text:p/>
          <text:p/>
          <text:p/>
          <text:p/>
          <text:p/>
          <text:p/>
          <text:p/>
          <text:p/>
          <text:p/>
          <text:p/>
          <text:p/>
        </draw:line>
        <draw:rect draw:style-name="gr154" draw:text-style-name="P29" draw:layer="layout" svg:width="2.418cm" svg:height="0.424cm" svg:x="6.18cm" svg:y="13.836cm">
          <text:p text:style-name="P18"><text:span text:style-name="T32">G</text:span><text:span text:style-name="T33">k</text:span><text:span text:style-name="T32">/S</text:span><text:span text:style-name="T33">j</text:span><text:span text:style-name="T32">/R</text:span><text:span text:style-name="T33">i+1.</text:span><text:span text:style-name="T34">mat</text:span></text:p>
        </draw:rect>
        <draw:line draw:style-name="gr151" draw:layer="layout" svg:x1="5.632cm" svg:y1="12.718cm" svg:x2="5.632cm" svg:y2="15.191cm">
          <text:p/>
        </draw:line>
        <draw:line draw:style-name="gr156" draw:layer="layout" svg:x1="5.632cm" svg:y1="15.015cm" svg:x2="5.632cm" svg:y2="15.54cm">
          <text:p/>
          <text:p/>
          <text:p/>
          <text:p/>
          <text:p/>
          <text:p/>
          <text:p/>
          <text:p/>
          <text:p/>
          <text:p/>
          <text:p/>
          <text:p/>
        </draw:line>
        <draw:ellipse draw:style-name="gr153" draw:text-style-name="P30" draw:layer="layout" svg:width="3.556cm" svg:height="1.2cm" svg:x="8.382cm" svg:y="9.722cm">
          <text:p><text:span text:style-name="T26">LoadCurrElem</text:span></text:p>
        </draw:ellipse>
        <draw:rect draw:style-name="gr153" draw:text-style-name="P31" draw:layer="layout" svg:width="1.916cm" svg:height="1.016cm" svg:x="16.61cm" svg:y="10.16cm">
          <text:p><text:span text:style-name="T29">CurrElem</text:span></text:p>
        </draw:rect>
        <draw:path draw:style-name="gr161" draw:layer="layout" svg:width="1.442cm" svg:height="2.952cm" svg:x="8.504cm" svg:y="10.843cm" svg:viewBox="0 0 1443 2953" svg:d="M0 2953c225-150 481-32 709-260 224-224 441-434 614-685 144-209 118-471 118-709 0-237 0-473 0-708v-237-236-118">
          <text:p/>
        </draw:path>
        <draw:ellipse draw:style-name="gr153" draw:text-style-name="P30" draw:layer="layout" svg:width="2.986cm" svg:height="1.2cm" svg:x="12.7cm" svg:y="8.752cm">
          <text:p><text:span text:style-name="T26">SetCurrElem</text:span></text:p>
        </draw:ellipse>
        <draw:path draw:style-name="gr162" draw:layer="layout" svg:width="1.777cm" svg:height="1.269cm" svg:x="14.986cm" svg:y="9.398cm" svg:viewBox="0 0 1778 1270" svg:d="M1778 1270c-308-232-398-480-887-697l-267-225-357-205-267-143">
          <text:p/>
        </draw:path>
        <draw:path draw:style-name="gr161" draw:layer="layout" svg:width="6.212cm" svg:height="0.693cm" svg:x="10.89cm" svg:y="10.607cm" svg:viewBox="0 0 6213 694" svg:d="M6213 472c-266 93-533 200-826 189-299-12-599 2-898 24-275 21-552 0-827 0-252 0-506-14-756 0-259 14-520-25-756-118-242-95-477-135-732-237-237-95-472-137-709-212-236-74-473-82-709-118">
          <text:p/>
        </draw:path>
        <draw:path draw:style-name="gr163" draw:layer="layout" svg:width="4.937cm" svg:height="6.567cm" svg:x="10.512cm" svg:y="10.701cm" svg:viewBox="0 0 4938 6568" svg:d="M4938 6568c-299-188-465-518-733-733-277-222-524-467-779-709-247-235-451-510-662-779-222-283-347-617-567-898-215-273-373-587-567-874-177-261-309-551-496-803-173-234-311-481-496-709-173-214-284-472-425-708l-142-237-71-118">
          <text:p/>
        </draw:path>
        <draw:ellipse draw:style-name="gr153" draw:text-style-name="P26" draw:layer="layout" svg:width="5.944cm" svg:height="1.9cm" svg:x="14.478cm" svg:y="14.102cm">
          <text:p text:style-name="P18"><text:span text:style-name="T31">listboxGroupTree_Callback</text:span></text:p>
        </draw:ellipse>
        <draw:path draw:style-name="gr164" draw:layer="layout" svg:width="6.288cm" svg:height="5.529cm" svg:x="15.355cm" svg:y="9.093cm" svg:viewBox="0 0 6289 5530" svg:d="M3875 5530c299-283 681-433 992-709 256-227 594-359 827-614 199-217 323-498 401-780 80-286 224-560 189-874-30-266-23-538 0-803 22-255-46-513-189-709-197-270-456-503-756-661-277-146-567-284-874-331-265-40-535-54-803-47-243 7-489 0-732 0-260 0-521 0-780 0-245 0-489 0-732 0-245 0-489 0-733 0h-259-237-189">
          <text:p/>
        </draw:path>
        <draw:frame draw:style-name="gr165" draw:text-style-name="P32" draw:layer="layout" svg:width="6.35cm" svg:height="1.097cm" svg:x="18.444cm" svg:y="11.476cm">
          <draw:text-box>
            <text:p><text:span text:style-name="T37">1. Select current <text:s text:c="2"/>processing element </text:span></text:p>
          </draw:text-box>
        </draw:frame>
        <draw:frame draw:style-name="gr166" draw:text-style-name="P33" draw:layer="layout" svg:width="4.318cm" svg:height="1.524cm" svg:x="10.152cm" svg:y="13.97cm">
          <draw:text-box>
            <text:p><text:span text:style-name="T38">2. Load and <text:s text:c="2"/>display current processing element data </text:span></text:p>
          </draw:text-box>
        </draw:frame>
        <draw:frame draw:style-name="gr167" draw:text-style-name="P35" draw:layer="layout" svg:width="5.842cm" svg:height="16.764cm" svg:x="27.432cm" svg:y="0.254cm">
          <draw:text-box>
            <text:p text:style-name="P18"><text:span text:style-name="T39">Displaying Current Processing Element</text:span></text:p>
            <text:p text:style-name="P18"><text:span text:style-name="T39"/></text:p>
            <text:list text:style-name="L6">
              <text:list-header>
                <text:p text:style-name="P34"><text:span text:style-name="T40">Steps involved:</text:span></text:p>
                <text:p text:style-name="P18"><text:span text:style-name="T40"/></text:p>
                <text:p text:style-name="P34"><text:span text:style-name="T40">1. Select current processing element</text:span></text:p>
                <text:p text:style-name="P34"><text:span text:style-name="T40">Load </text:span></text:p>
                <text:p text:style-name="P34"><text:span text:style-name="T40"/></text:p>
                <text:p text:style-name="P34"><text:span text:style-name="T40">2. Load data associated with current processing element</text:span></text:p>
                <text:p text:style-name="P34"><text:span text:style-name="T40"/></text:p>
                <text:p text:style-name="P34"><text:span text:style-name="T40">3. Display data</text:span></text:p>
                <text:p text:style-name="P18"><text:span text:style-name="T40"/></text:p>
              </text:list-header>
            </text:list>
          </draw:text-box>
        </draw:frame>
        <draw:g>
          <draw:rect draw:style-name="gr153" draw:text-style-name="P27" xml:id="id17" draw:id="id17" draw:layer="layout" svg:width="1.883cm" svg:height="0.432cm" svg:x="9.176cm" svg:y="4.707cm">
            <text:p text:style-name="P18"><text:span text:style-name="T32">Gk.Sj.Ri</text:span></text:p>
          </draw:rect>
          <draw:rect draw:style-name="gr154" draw:text-style-name="P27" xml:id="id22" draw:id="id22" draw:layer="layout" svg:width="1.608cm" svg:height="0.432cm" svg:x="11.031cm" svg:y="4.707cm">
            <text:p text:style-name="P18"><text:span text:style-name="T32">Gk.Sj.Ri+1</text:span></text:p>
          </draw:rect>
          <draw:rect draw:style-name="gr153" draw:text-style-name="P27" draw:layer="layout" svg:width="1.607cm" svg:height="0.432cm" svg:x="12.666cm" svg:y="4.707cm">
            <text:p text:style-name="P18"><text:span text:style-name="T32">Gk.Sj.Ri+2</text:span></text:p>
          </draw:rect>
          <draw:connector draw:style-name="gr155" draw:text-style-name="P28" draw:layer="layout" svg:x1="10.195cm" svg:y1="4.02cm" svg:x2="9.176cm" svg:y2="4.923cm" draw:start-shape="id16" draw:start-glue-point="3" draw:end-shape="id17" draw:end-glue-point="3" svg:d="M10195 4020h-1520v903h501">
            <text:p/>
          </draw:connector>
          <draw:rect draw:style-name="gr153" draw:text-style-name="P27" xml:id="id21" draw:id="id21" draw:layer="layout" svg:width="1.88cm" svg:height="0.43cm" svg:x="15.573cm" svg:y="4.707cm">
            <text:p text:style-name="P18"><text:span text:style-name="T32">Gk+1.Sj.Ri</text:span></text:p>
          </draw:rect>
          <draw:rect draw:style-name="gr153" draw:text-style-name="P27" draw:layer="layout" svg:width="1.933cm" svg:height="0.43cm" svg:x="17.453cm" svg:y="4.707cm">
            <text:p text:style-name="P18"><text:span text:style-name="T32">Gk+1.Sj.Ri+1</text:span></text:p>
          </draw:rect>
          <draw:rect draw:style-name="gr153" draw:text-style-name="P27" draw:layer="layout" svg:width="2.043cm" svg:height="0.43cm" svg:x="19.467cm" svg:y="4.707cm">
            <text:p text:style-name="P18"><text:span text:style-name="T32">Gk+1.Sj.Ri+2</text:span></text:p>
          </draw:rect>
          <draw:rect draw:style-name="gr153" draw:text-style-name="P27" xml:id="id18" draw:id="id18" draw:layer="layout" svg:width="1.296cm" svg:height="0.36cm" svg:x="12.884cm" svg:y="2.98cm">
            <text:p text:style-name="P18"><text:span text:style-name="T32">Gk</text:span></text:p>
          </draw:rect>
          <draw:rect draw:style-name="gr153" draw:text-style-name="P27" xml:id="id19" draw:id="id19" draw:layer="layout" svg:width="1.607cm" svg:height="0.36cm" svg:x="14.202cm" svg:y="2.98cm">
            <text:p text:style-name="P18"><text:span text:style-name="T32">Gk+1</text:span></text:p>
          </draw:rect>
          <draw:rect draw:style-name="gr153" draw:text-style-name="P27" xml:id="id16" draw:id="id16" draw:layer="layout" svg:width="1.607cm" svg:height="0.432cm" svg:x="10.195cm" svg:y="3.804cm">
            <text:p text:style-name="P18"><text:span text:style-name="T32">Gk.Sj</text:span></text:p>
          </draw:rect>
          <draw:rect draw:style-name="gr153" draw:text-style-name="P27" draw:layer="layout" svg:width="1.607cm" svg:height="0.432cm" svg:x="11.82cm" svg:y="3.804cm">
            <text:p text:style-name="P18"><text:span text:style-name="T32">Gk.Sj+1</text:span></text:p>
          </draw:rect>
          <draw:rect draw:style-name="gr153" draw:text-style-name="P27" draw:layer="layout" svg:width="1.607cm" svg:height="0.432cm" svg:x="13.394cm" svg:y="3.804cm">
            <text:p text:style-name="P18"><text:span text:style-name="T32">Gk.Sj+2</text:span></text:p>
          </draw:rect>
          <draw:connector draw:style-name="gr155" draw:text-style-name="P28" draw:layer="layout" svg:x1="12.884cm" svg:y1="3.16cm" svg:x2="10.998cm" svg:y2="3.804cm" draw:start-shape="id18" draw:start-glue-point="3" draw:end-shape="id16" draw:end-glue-point="0" svg:d="M12884 3160h-1886v644">
            <text:p/>
          </draw:connector>
          <draw:rect draw:style-name="gr153" draw:text-style-name="P27" xml:id="id20" draw:id="id20" draw:layer="layout" svg:width="1.608cm" svg:height="0.432cm" svg:x="15.992cm" svg:y="3.804cm">
            <text:p text:style-name="P18"><text:span text:style-name="T32">Gk.Sj</text:span></text:p>
          </draw:rect>
          <draw:rect draw:style-name="gr153" draw:text-style-name="P27" draw:layer="layout" svg:width="1.608cm" svg:height="0.432cm" svg:x="17.62cm" svg:y="3.804cm">
            <text:p text:style-name="P18"><text:span text:style-name="T32">Gk.Sj+1</text:span></text:p>
          </draw:rect>
          <draw:rect draw:style-name="gr153" draw:text-style-name="P27" draw:layer="layout" svg:width="1.608cm" svg:height="0.432cm" svg:x="19.198cm" svg:y="3.804cm">
            <text:p text:style-name="P18"><text:span text:style-name="T32">Gk.Sj+2</text:span></text:p>
          </draw:rect>
          <draw:connector draw:style-name="gr155" draw:text-style-name="P28" draw:layer="layout" svg:x1="15.809cm" svg:y1="3.16cm" svg:x2="16.796cm" svg:y2="3.804cm" draw:start-shape="id19" draw:start-glue-point="1" draw:end-shape="id20" draw:end-glue-point="0" svg:d="M15809 3160h987v644">
            <text:p/>
          </draw:connector>
          <draw:connector draw:style-name="gr155" draw:text-style-name="P28" draw:layer="layout" svg:x1="15.992cm" svg:y1="4.02cm" svg:x2="15.573cm" svg:y2="4.922cm" draw:start-shape="id20" draw:start-glue-point="3" draw:end-shape="id21" draw:end-glue-point="3" svg:d="M15992 4020h-920v902h501">
            <text:p/>
          </draw:connector>
          <draw:frame draw:style-name="standard" xml:id="id23" draw:id="id23" draw:layer="layout" svg:width="2.458cm" svg:height="2.236cm" svg:x="8.761cm" svg:y="6.141cm">
            <table:table table:template-name="default" table:use-first-row-styles="true" table:use-banding-rows-styles="true">
              <table:table-column table:style-name="co3"/>
              <table:table-row table:style-name="ro4">
                <table:table-cell table:style-name="ce1">
                  <text:p text:style-name="P18"><text:span text:style-name="T41">ProcStream </text:span></text:p>
                  <text:p text:style-name="P18"><text:span text:style-name="T41">(derived data)</text:span></text:p>
                </table:table-cell>
              </table:table-row>
              <table:table-row table:style-name="ro5">
                <table:table-cell table:style-name="ce2">
                  <text:p text:style-name="P18"><text:span text:style-name="T42">fcalls</text:span></text:p>
                </table:table-cell>
              </table:table-row>
              <table:table-row table:style-name="ro5">
                <table:table-cell table:style-name="ce3">
                  <text:p text:style-name="P18"><text:span text:style-name="T42">input</text:span></text:p>
                </table:table-cell>
              </table:table-row>
              <table:table-row table:style-name="ro5">
                <table:table-cell table:style-name="ce3">
                  <text:p text:style-name="P18"><text:span text:style-name="T42">output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connector draw:style-name="gr152" draw:layer="layout" svg:x1="11.835cm" svg:y1="5.139cm" svg:x2="9.99cm" svg:y2="6.141cm" draw:start-shape="id22" draw:start-glue-point="2" draw:end-shape="id23" draw:end-glue-point="0" svg:d="M11835 5139v501h-1845v501">
            <text:p/>
          </draw:connector>
          <draw:frame draw:style-name="standard" xml:id="id24" draw:id="id24" draw:layer="layout" svg:width="1.94cm" svg:height="0.946cm" svg:x="11.905cm" svg:y="6.276cm">
            <table:table table:template-name="default" table:use-first-row-styles="true" table:use-banding-rows-styles="true">
              <table:table-column table:style-name="co4"/>
              <table:table-row table:style-name="ro6">
                <table:table-cell table:style-name="ce1">
                  <text:p text:style-name="P18"><text:span text:style-name="T41">Acquired</text:span></text:p>
                </table:table-cell>
              </table:table-row>
              <table:table-row table:style-name="ro5">
                <table:table-cell table:style-name="ce2">
                  <text:p text:style-name="P18"><text:span text:style-name="T42">data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rect draw:style-name="gr152" draw:layer="layout" svg:width="13.208cm" svg:height="6.096cm" svg:x="8.382cm" svg:y="2.54cm">
            <text:p/>
          </draw:rect>
          <draw:connector draw:style-name="gr152" draw:layer="layout" svg:x1="11.835cm" svg:y1="5.139cm" svg:x2="12.875cm" svg:y2="6.276cm" draw:start-shape="id22" draw:start-glue-point="2" draw:end-shape="id24" draw:end-glue-point="0" svg:d="M11835 5139v569h1040v568">
            <text:p/>
          </draw:connector>
          <draw:path draw:style-name="gr162" draw:layer="layout" svg:width="2.594cm" svg:height="3.993cm" svg:x="11.883cm" svg:y="5.15cm" svg:viewBox="0 0 2595 3994" svg:d="M2595 3994c-138-231-164-515-225-779-59-258-143-506-143-779 0-252 19-505-41-754-71-295-252-512-389-753-139-246-341-427-571-553-217-118-433-153-654-151h-204l-205-100-163-125">
            <text:p/>
          </draw:path>
          <draw:custom-shape draw:name="TextBox 1" draw:style-name="gr15" draw:text-style-name="P12" draw:layer="layout" svg:width="3.392cm" svg:height="1.487cm" svg:x="18.034cm" svg:y="2.493cm">
            <text:list text:style-name="L1">
              <text:list-header>
                <text:p text:style-name="P36"><text:span text:style-name="T35">Data Tree</text:span></text:p>
                <text:p text:style-name="P36"><text:span text:style-name="T24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path draw:style-name="gr161" draw:layer="layout" svg:width="0.153cm" svg:height="1.747cm" svg:x="9.871cm" svg:y="8.197cm" svg:viewBox="0 0 154 1748" svg:d="M4 1748c-31-267 151-495 141-756-11-245 60-504-71-732l-47-236 24-24">
          <text:p/>
        </draw:path>
        <draw:path draw:style-name="gr161" draw:layer="layout" svg:width="2.433cm" svg:height="3.023cm" svg:x="10.394cm" svg:y="7.016cm" svg:viewBox="0 0 2434 3024" svg:d="M0 3024c267-209 596-226 898-378 275-139 390-392 543-614 162-234 230-508 378-756 138-232 279-458 378-709l95-260 118-260 24-47">
          <text:p/>
        </draw:path>
        <presentation:notes draw:style-name="dp2">
          <draw:page-thumbnail draw:style-name="gr33" draw:layer="layout" svg:width="17.203cm" svg:height="9.68cm" svg:x="1.132cm" svg:y="1.962cm" draw:page-number="8" presentation:class="page"/>
          <draw:frame presentation:style-name="pr1" draw:layer="layout" svg:width="15.575cm" svg:height="11.616cm" svg:x="1.948cm" svg:y="12.2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_35_" draw:display-name="5" svg:viewBox="0 0 0 0" svg:d="M0 0"/>
    <draw:marker draw:name="_39_" draw:display-name="9" svg:viewBox="0 0 0 0" svg:d="M0 0"/>
    <draw:marker draw:name="Arrow" svg:viewBox="0 0 20 30" svg:d="M10 0l-10 30h20z"/>
    <draw:marker draw:name="msArrowEnd_20_5" draw:display-name="msArrowEnd 5" svg:viewBox="0 0 210 210" svg:d="M105 0l105 210h-210z"/>
    <draw:marker draw:name="msArrowEnd_20_9" draw:display-name="msArrowEnd 9" svg:viewBox="0 0 350 350" svg:d="M175 0l175 350h-350z"/>
    <draw:stroke-dash draw:name="Dash_20_2" draw:display-name="Dash 2" draw:style="rect" draw:dots2="1" draw:dots2-length="0.105cm" draw:distance="0.079cm"/>
    <draw:stroke-dash draw:name="Dash_20_3" draw:display-name="Dash 3" draw:style="rect" draw:dots2="1" draw:dots2-length="0.211cm" draw:distance="0.158cm"/>
    <draw:stroke-dash draw:name="Dash_20_4" draw:display-name="Dash 4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111111" draw:marker-start-width="0.2cm" draw:marker-start-center="false" draw:marker-end-width="0.2cm" draw:marker-end-center="false" draw:fill="solid" draw:fill-color="#cfe7f5" draw:opacity="20%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wiss" style:font-pitch-asian="variable" style:font-size-asian="18pt" style:font-style-asian="normal" style:font-weight-asian="normal" style:font-family-complex="'Microsoft YaHe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wiss" style:font-pitch-asian="variable" style:font-size-asian="18pt" style:font-style-asian="normal" style:font-weight-asian="normal" style:font-family-complex="'Microsoft YaHei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2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family-generic-asian="swiss" style:font-pitch-asian="variable" style:font-size-asian="28pt" style:font-style-asian="normal" style:font-weight-asian="normal" style:font-family-complex="'Microsoft YaHe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family-generic-asian="swiss" style:font-pitch-asian="variable" style:font-size-asian="20pt" style:font-style-asian="normal" style:font-weight-asian="normal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Microsoft YaHei'" style:font-family-generic-asian="swiss" style:font-pitch-asian="variable" style:font-size-asian="18pt" style:font-style-asian="normal" style:font-weight-asian="normal" style:font-family-complex="'Microsoft YaHei'" style:font-family-generic-complex="swiss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Microsoft YaHei'" style:font-family-generic-asian="swiss" style:font-pitch-asian="variable" style:font-size-asian="18pt" style:font-style-asian="normal" style:font-weight-asian="normal" style:font-family-complex="'Microsoft YaHei'" style:font-family-generic-complex="swiss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family-generic-asian="swiss" style:font-pitch-asian="variable" style:font-size-asian="20pt" style:font-style-asian="normal" style:font-weight-asian="normal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family-generic-asian="swiss" style:font-pitch-asian="variable" style:font-size-asian="20pt" style:font-style-asian="normal" style:font-weight-asian="normal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family-generic-asian="swiss" style:font-pitch-asian="variable" style:font-size-asian="20pt" style:font-style-asian="normal" style:font-weight-asian="normal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family-generic-asian="swiss" style:font-pitch-asian="variable" style:font-size-asian="20pt" style:font-style-asian="normal" style:font-weight-asian="normal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family-generic-asian="swiss" style:font-pitch-asian="variable" style:font-size-asian="20pt" style:font-style-asian="normal" style:font-weight-asian="normal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2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family-generic-asian="swiss" style:font-pitch-asian="variable" style:font-size-asian="28pt" style:font-style-asian="normal" style:font-weight-asian="normal" style:font-family-complex="'Microsoft YaHe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25cm" fo:padding-bottom="0.125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icrosoft YaHei'" style:font-family-generic-asian="swiss" style:font-pitch-asian="variable" style:font-size-asian="44pt" style:font-style-asian="normal" style:font-weight-asian="normal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 style:list-style-name="ML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8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8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8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8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fo:font-family="'Times New Roman'" style:font-family-generic="roman" style:font-pitch="variable" fo:font-size="13pt" fo:language="en" fo:country="US" style:font-family-asian="'Lucida Sans Unicode'" style:font-family-generic-asian="swiss" style:font-pitch-asian="variable" style:font-size-asian="13pt" style:language-asian="en" style:country-asian="US" style:font-family-complex="'Lucida Sans Unicode'" style:font-family-generic-complex="swiss" style:font-pitch-complex="variable" style:font-size-complex="13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34cm" svg:height="4.63cm" svg:x="1cm" svg:y="3.181cm"/>
      <draw:page-thumbnail draw:layer="backgroundobjects" svg:width="8.234cm" svg:height="4.63cm" svg:x="1cm" svg:y="10.593cm"/>
      <draw:page-thumbnail draw:layer="backgroundobjects" svg:width="8.234cm" svg:height="4.63cm" svg:x="1cm" svg:y="18.005cm"/>
      <draw:page-thumbnail draw:layer="backgroundobjects" svg:width="8.234cm" svg:height="4.63cm" svg:x="10.235cm" svg:y="3.181cm"/>
      <draw:page-thumbnail draw:layer="backgroundobjects" svg:width="8.234cm" svg:height="4.63cm" svg:x="10.235cm" svg:y="10.593cm"/>
      <draw:page-thumbnail draw:layer="backgroundobjects" svg:width="8.234cm" svg:height="4.63cm" svg:x="10.235cm" svg:y="18.005cm"/>
      <draw:frame draw:style-name="Mgr1" draw:text-style-name="MP1" draw:layer="backgroundobjects" svg:width="8.448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48cm" svg:height="1.29cm" svg:x="11.02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48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48cm" svg:height="1.29cm" svg:x="11.021cm" svg:y="24.52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396cm" svg:height="6.627cm" svg:x="4.233cm" svg:y="3.117cm" presentation:class="title" presentation:placeholder="true">
        <draw:text-box/>
      </draw:frame>
      <draw:frame presentation:style-name="Mpr1" draw:layer="backgroundobjects" svg:width="7.616cm" svg:height="1.009cm" svg:x="2.328cm" svg:y="17.656cm" presentation:class="date-time">
        <draw:text-box>
          <text:list text:style-name="ML1">
            <text:list-header>
              <text:p><text:span text:style-name="MT2">1/18/19</text:span></text:p>
            </text:list-header>
          </text:list>
        </draw:text-box>
      </draw:frame>
      <draw:custom-shape draw:name="Text Box 3" draw:style-name="Mgr3" draw:text-style-name="MP3" draw:layer="backgroundobjects" svg:width="11.43cm" svg:height="1.014cm" svg:x="11.21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7.616cm" svg:height="1.009cm" svg:x="23.918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Default-outline1" draw:layer="backgroundobjects" svg:width="30.476cm" svg:height="12.568cm" svg:x="1.693cm" svg:y="4.458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47cm" svg:height="25.82cm" svg:x="0cm" svg:y="0cm">
          <text:p/>
        </draw:rect>
        <draw:page-thumbnail presentation:style-name="Default-title" draw:layer="backgroundobjects" svg:width="17.203cm" svg:height="9.68cm" svg:x="1.132cm" svg:y="1.962cm" presentation:class="page"/>
        <draw:frame presentation:style-name="Default-notes" draw:layer="backgroundobjects" svg:width="15.575cm" svg:height="11.616cm" svg:x="1.948cm" svg:y="12.263cm" presentation:class="notes" presentation:placeholder="true">
          <draw:text-box/>
        </draw:frame>
        <draw:frame draw:style-name="Mgr5" draw:text-style-name="MP5" draw:layer="backgroundobjects" svg:width="8.449cm" svg:height="1.288cm" svg:x="-0.001cm" svg:y="0cm" presentation:class="header">
          <draw:text-box>
            <text:p/>
          </draw:text-box>
        </draw:frame>
        <draw:frame draw:style-name="Mgr6" draw:text-style-name="MP6" draw:layer="backgroundobjects" svg:width="8.449cm" svg:height="1.288cm" svg:x="11.019cm" svg:y="0cm" presentation:class="date-time">
          <draw:text-box>
            <text:p/>
          </draw:text-box>
        </draw:frame>
        <draw:frame draw:style-name="Mgr7" draw:text-style-name="MP5" draw:layer="backgroundobjects" svg:width="8.449cm" svg:height="1.288cm" svg:x="-0.001cm" svg:y="24.531cm" presentation:class="footer">
          <draw:text-box>
            <text:p/>
          </draw:text-box>
        </draw:frame>
        <draw:frame draw:style-name="Mgr8" draw:text-style-name="MP6" draw:layer="backgroundobjects" svg:width="8.449cm" svg:height="1.288cm" svg:x="11.019cm" svg:y="24.53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Dubb, Jay</meta:initial-creator>
    <dc:creator>Jay D</dc:creator>
    <dc:date>2020-06-16T19:20:55.39</dc:date>
    <meta:print-date>2019-01-22T23:50:29</meta:print-date>
    <meta:editing-cycles>236</meta:editing-cycles>
    <meta:editing-duration>P2DT22H4M47S</meta:editing-duration>
    <meta:generator>OpenOffice/4.1.7$Win32 OpenOffice.org_project/417m1$Build-9800</meta:generator>
    <meta:document-statistic meta:object-count="537"/>
  </office:meta>
</office:document-meta>
</file>